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cm" fo:break-before="auto" style:use-optimal-row-height="true"/>
    </style:style>
    <style:style style:name="ta1" style:family="table" style:master-page-name="PageStyle_5f_planilha1">
      <style:table-properties table:display="true" style:writing-mode="lr-tb"/>
    </style:style>
    <style:style style:name="ce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planilha1" table:style-name="ta1">
        <office:forms form:automatic-focus="false" form:apply-design-mode="false"/>
        <table:table-column table:style-name="co1" table:number-columns-repeated="38" table:default-cell-style-name="Default"/>
        <table:table-row table:style-name="ro1">
          <table:table-cell table:style-name="ce1" office:value-type="string" calcext:value-type="string">
            <text:p>ID</text:p>
          </table:table-cell>
          <table:table-cell table:style-name="ce1" office:value-type="string" calcext:value-type="string">
            <text:p>Concurso</text:p>
          </table:table-cell>
          <table:table-cell table:style-name="ce1" office:value-type="string" calcext:value-type="string">
            <text:p>Prova</text:p>
          </table:table-cell>
          <table:table-cell table:style-name="ce1" office:value-type="string" calcext:value-type="string">
            <text:p>Vaga</text:p>
          </table:table-cell>
          <table:table-cell table:style-name="ce1" office:value-type="string" calcext:value-type="string">
            <text:p>Inscrição</text:p>
          </table:table-cell>
          <table:table-cell table:style-name="ce1" office:value-type="string" calcext:value-type="string">
            <text:p>Candidato</text:p>
          </table:table-cell>
          <table:table-cell table:style-name="ce1" office:value-type="string" calcext:value-type="string">
            <text:p>Nota 1 pré-recursos</text:p>
          </table:table-cell>
          <table:table-cell table:style-name="ce1" office:value-type="string" calcext:value-type="string">
            <text:p>Nota 1 pós-recursos</text:p>
          </table:table-cell>
          <table:table-cell table:style-name="ce1" office:value-type="string" calcext:value-type="string">
            <text:p>Nota 1 Plano de aula pré recursos</text:p>
          </table:table-cell>
          <table:table-cell table:style-name="ce1" office:value-type="string" calcext:value-type="string">
            <text:p>Nota 1 Plano de aula pós recursos</text:p>
          </table:table-cell>
          <table:table-cell table:style-name="ce1" office:value-type="string" calcext:value-type="string">
            <text:p>Nota 1 Conteúdos utilizados pré recursos</text:p>
          </table:table-cell>
          <table:table-cell table:style-name="ce1" office:value-type="string" calcext:value-type="string">
            <text:p>Nota 1 Conteúdos utilizados pós recursos</text:p>
          </table:table-cell>
          <table:table-cell table:style-name="ce1" office:value-type="string" calcext:value-type="string">
            <text:p>Nota 1 Procedimentos didáticos pré recursos</text:p>
          </table:table-cell>
          <table:table-cell table:style-name="ce1" office:value-type="string" calcext:value-type="string">
            <text:p>Nota 1 Procedimentos didáticos pós recursos</text:p>
          </table:table-cell>
          <table:table-cell table:style-name="ce1" office:value-type="string" calcext:value-type="string">
            <text:p>Nota 1 Requisitos pessoais pré recursos</text:p>
          </table:table-cell>
          <table:table-cell table:style-name="ce1" office:value-type="string" calcext:value-type="string">
            <text:p>Nota 1 Requisitos pessoais pós recursos</text:p>
          </table:table-cell>
          <table:table-cell table:style-name="ce1" office:value-type="string" calcext:value-type="string">
            <text:p>Nota 2 pré-recursos</text:p>
          </table:table-cell>
          <table:table-cell table:style-name="ce1" office:value-type="string" calcext:value-type="string">
            <text:p>Nota 2 pós-recursos</text:p>
          </table:table-cell>
          <table:table-cell table:style-name="ce1" office:value-type="string" calcext:value-type="string">
            <text:p>Nota 2 Plano de aula pré recursos</text:p>
          </table:table-cell>
          <table:table-cell table:style-name="ce1" office:value-type="string" calcext:value-type="string">
            <text:p>Nota 2 Plano de aula pós recursos</text:p>
          </table:table-cell>
          <table:table-cell table:style-name="ce1" office:value-type="string" calcext:value-type="string">
            <text:p>Nota 2 Conteúdos utilizados pré recursos</text:p>
          </table:table-cell>
          <table:table-cell table:style-name="ce1" office:value-type="string" calcext:value-type="string">
            <text:p>Nota 2 Conteúdos utilizados pós recursos</text:p>
          </table:table-cell>
          <table:table-cell table:style-name="ce1" office:value-type="string" calcext:value-type="string">
            <text:p>Nota 2 Procedimentos didáticos pré recursos</text:p>
          </table:table-cell>
          <table:table-cell table:style-name="ce1" office:value-type="string" calcext:value-type="string">
            <text:p>Nota 2 Procedimentos didáticos pós recursos</text:p>
          </table:table-cell>
          <table:table-cell table:style-name="ce1" office:value-type="string" calcext:value-type="string">
            <text:p>Nota 2 Requisitos pessoais pré recursos</text:p>
          </table:table-cell>
          <table:table-cell table:style-name="ce1" office:value-type="string" calcext:value-type="string">
            <text:p>Nota 2 Requisitos pessoais pós recursos</text:p>
          </table:table-cell>
          <table:table-cell table:style-name="ce1" office:value-type="string" calcext:value-type="string">
            <text:p>Nota 3 pré-recursos</text:p>
          </table:table-cell>
          <table:table-cell table:style-name="ce1" office:value-type="string" calcext:value-type="string">
            <text:p>Nota 3 pós-recursos</text:p>
          </table:table-cell>
          <table:table-cell table:style-name="ce1" office:value-type="string" calcext:value-type="string">
            <text:p>Nota 3 Plano de aula pré recursos</text:p>
          </table:table-cell>
          <table:table-cell table:style-name="ce1" office:value-type="string" calcext:value-type="string">
            <text:p>Nota 3 Plano de aula pós recursos</text:p>
          </table:table-cell>
          <table:table-cell table:style-name="ce1" office:value-type="string" calcext:value-type="string">
            <text:p>Nota 3 Conteúdos utilizados pré recursos</text:p>
          </table:table-cell>
          <table:table-cell table:style-name="ce1" office:value-type="string" calcext:value-type="string">
            <text:p>Nota 3 Conteúdos utilizados pós recursos</text:p>
          </table:table-cell>
          <table:table-cell table:style-name="ce1" office:value-type="string" calcext:value-type="string">
            <text:p>Nota 3 Procedimentos didáticos pré recursos</text:p>
          </table:table-cell>
          <table:table-cell table:style-name="ce1" office:value-type="string" calcext:value-type="string">
            <text:p>Nota 3 Procedimentos didáticos pós recursos</text:p>
          </table:table-cell>
          <table:table-cell table:style-name="ce1" office:value-type="string" calcext:value-type="string">
            <text:p>Nota 3 Requisitos pessoais pré recursos</text:p>
          </table:table-cell>
          <table:table-cell table:style-name="ce1" office:value-type="string" calcext:value-type="string">
            <text:p>Nota 3 Requisitos pessoais pós recursos</text:p>
          </table:table-cell>
          <table:table-cell table:style-name="ce1" office:value-type="string" calcext:value-type="string">
            <text:p>Recurso do candidato</text:p>
          </table:table-cell>
          <table:table-cell table:style-name="ce1" office:value-type="string" calcext:value-type="string">
            <text:p>Resposta da banca ao recurso</text:p>
          </table:table-cell>
        </table:table-row>
        <table:table-row table:style-name="ro1" table:visibility="filter">
          <table:table-cell table:style-name="ce1" office:value-type="string" calcext:value-type="string">
            <text:p>429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21571-8</text:p>
          </table:table-cell>
          <table:table-cell table:style-name="ce1" office:value-type="string" calcext:value-type="string">
            <text:p>Rachel Gomes de Oliveira Lúcio de Sousa</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29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19668-2</text:p>
          </table:table-cell>
          <table:table-cell table:style-name="ce1" office:value-type="string" calcext:value-type="string">
            <text:p>Cláudia Íngrid Campos Paiva Moreira Sampaio</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0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19840-4</text:p>
          </table:table-cell>
          <table:table-cell table:style-name="ce1" office:value-type="string" calcext:value-type="string">
            <text:p>Cláudio Antonio Soares Damasceno</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0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19676-7</text:p>
          </table:table-cell>
          <table:table-cell table:style-name="ce1" office:value-type="string" calcext:value-type="string">
            <text:p>Márcia Le Sénéchal</text:p>
          </table:table-cell>
          <table:table-cell table:number-columns-repeated="30" table:style-name="ce1" office:value-type="string" calcext:value-type="string">
            <text:p>-</text:p>
          </table:table-cell>
          <table:table-cell table:style-name="ce1" office:value-type="string" calcext:value-type="string">
            <text:p>Prezados Senhores,</text:p>
            <text:p>Compareci ao local para a Prova de Desempenho, mas não autorizaram-me fazer a apresentação da mesma, para a qual preparei-me com muito empenho.</text:p>
            <text:p>Estou muito abatida desde então e, à medida que vou recuperando minhas forças e discernimento sobre os fatos, percebo que não posso dar-me por vencida.</text:p>
            <text:p> 1) Na sexta-feira passada, após acessar o tema sorteado, estava preparando minha apresentação quando fui surpreendida com um verdadeiro bombardeio em minha casa, onde moro sozinha - na Vila de Ponta Negra-, pois sou viúva e minha única filha mora em Tel-Aviv. O que aconteceu não foi uma simples bombinha junina ou dos jogos futebolescos que estourou no portão de casa ou no quintal fazendo os cães latirem. Foi um bombardeio. Tive muitas telhas quebradas e estilhaços esparramados por toda parte. Chamei a polícia que NÃO compareceu ao local. Felizmente, não sofri ferimentos corporais, mas fiquei muito abalada e, a partir de então, tive dificuldades para me concentrar, não pude dormir. No entanto, fiz um esforço sobrenatural e dei continuidade ao meu trabalho. No sábado, saí de casa com antecedência e me dirigi ao local que eu havia entendido como o da apresentação - o centro da cidade, na unidade do IFRN que fica perto da Ribeira, que no meu entendimento é o Centro de Natal. Ao chegar lá, antes das 15:30, tive a péssima notícia de que eu estava errada e que o local correto era em frente ao Midway Mall. </text:p>
            <text:p> </text:p>
            <text:p>2) Foi uma loucura! Saí em disparada em direção ao outro local e, prevendo que não seria possível fazer os contornos legais de tráfego com tempo suficiente para estacionar no campus, deixei meu carro duas quadras antes, corri e cruzei o portão do IFRN às 15:31, aos prantos, pedi ajuda ao homem na guarita que prontamente chamou outro funcionário para me encaminhar até a sala C1, a última sala, no último andar, do prédio, no terreno recuadíssimo. Quando chegávamos próximo do prédio, o homem que estava comigo acenou para outro funcionário que lá do terceiro andar veio nos encontrar no meio da rampa e, correndo ainda, encontramos um outro senhor, que ouviu minha síntese, aos prantos, sem ar praticamente. Todos eles foram humanos e gentis. Este último senhor, me encaminhou até a porta da sala C1. Eram 15:37. Lá, ele fez sinal para que eu esperasse e entrou na sala. Vi, de fora, as três professoras conversando, sentadas, de costas para a porta. O homem entrou, conversou com elas rapidamente e voltou em minha direção. Elas, nem se mexeram, uma apenas, voltou a cabeça para trás e olhou-me, por cima do ombro, com um olhar arrogante. E a resposta foi não. A gravação de minha ausência já havia sido, com muita urgência, registrada. Saí de lá arrasada!</text:p>
            <text:p> </text:p>
            <text:p>3) Depois de refletir, compartilhar com amigos, que me acolheram, e orações pedindo sabedoria para lidar com esta fatalidade, justifico-a profundamente e peço que os senhores reconsiderem, pois:</text:p>
            <text:p>a) A violência que sofri, como qualquer pessoa poderia ter sofrido, nesta nossa sociedade, que nós todos, como professores, sabemos como está caótica, já seria um argumento suficiente para justificar a compreensão do atraso, tão mínimo, mesmo depois de todos os percalços...</text:p>
            <text:p>b) Um pouco mais calma pude verificar que no documento de convocação para a Prova de Desempenho, retificado em 04/06/2014, não consta a especificação do endereço do Campus Natal Central, assim, como não sou daqui, apesar de aqui residir a 12 anos, concluí que tratava-se do campus próximo à Ribeira, que é a região central de Natal.</text:p>
            <text:p>c) Quero fazer referência às concepções e princípios do currículo integrado da Educação Profissional e Tecnológica na Educação Básica, que se baseiam em autores como Ciavatta, Ramos, Kosik (e, não posso deixar de citar Paulo Freire), quando eles falam sobre a formação humana integral, falam sobre a compreensão das partes no diverso, na superação do ser humano dividido, na redução e simplificação dos contextos sociais, para se integrar dignamente à sociedade, supondo compreender relações sociais subjacentes A TODOS OS FENÔMENOS. Com base nestes pensamentos, não posso deixar de fazer uma crítica às colegas professoras que estavam responsáveis pela avaliação, que não se dignaram a se levantar das cadeiras onde estavam, permanecendo de costas para mim e, transmitiram a informação, através do cortês funcionário, de terem registrado na gravação do vídeo minha ausência, bem como não me orientaram para assinar e registrar minha presença que, de fato, aconteceu. Lamentavelmente, o comportamento delas foi contra às referidas concepções e princípios de quem se propõe a educar dentro desta qualidade de diretrizes que pretendem atuar numa formação humana integral.</text:p>
            <text:p>d) Para completar o quadro, informo que tenho registradas em meu celular todas as ligações que fiz para a polícia, as quais não foram atendidas na noite anterior, bem como, já estou com o boletim de ocorrência em mãos e tenho fotos do local; se for necessário poderemos requerer o testemunho do funcionário do outro Campus -Cidade Alta, (agora sei), para, a bem da verdade, confirmar que lá estive. E, ainda quero informar que, pelo bem da justiça, não me oporia a ter um novo tema sorteado para uma outra oportunidade de realizar minha prova de desempenho, 24 horas após tal sorteio e, consciente de que os senhores todos, como todos os brasileiros, querem estar livres de trabalho para se envolver com a abertura da Copa 2014, às 17:00 horas, no próximo 12/06. Assim, me coloco totalmente à disposição para, por exemplo realizar uma nova Prova de Desempenho, por exemplo, no dia 12 às 14:00 horas, desde que os senhores me avisem, até o dia 11 às 14:00 horas sobre o novo tema.</text:p>
            <text:p/>
            <text:p>Penso que estas considerações e justificativas são justas e bastante transparentes. Se houver um pouco de boa vontade, fé e justiça nós poderemos superar todo esse drama e fazer com que um pouco mais de amor e paz se concretize neste Mundo.</text:p>
            <text:p>Atenciosamente,</text:p>
            <text:p>Márcia Le Sénéchal</text:p>
            <text:p>marciasenechal@hotmail.com</text:p>
            <text:p>84 9849.6418 e 8838.8066</text:p>
            <text:p/>
            <text:p/>
          </table:table-cell>
          <table:table-cell table:style-name="ce1"/>
        </table:table-row>
        <table:table-row table:style-name="ro1" table:visibility="filter">
          <table:table-cell table:style-name="ce1" office:value-type="string" calcext:value-type="string">
            <text:p>430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21283-2</text:p>
          </table:table-cell>
          <table:table-cell table:style-name="ce1" office:value-type="string" calcext:value-type="string">
            <text:p>Lucifrance Figueiredo da Cunha</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0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20997-1</text:p>
          </table:table-cell>
          <table:table-cell table:style-name="ce1" office:value-type="string" calcext:value-type="string">
            <text:p>Mariselma Torres da Silva</text:p>
          </table:table-cell>
          <table:table-cell table:style-name="ce1" office:value-type="string" calcext:value-type="string">
            <text:p>5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Prezados (as) </text:p>
            <text:p/>
            <text:p>Solicito a revisão da Prova Didática no que se refere aos seguintes critérios de avaliação:</text:p>
            <text:p/>
            <text:p>1.Plano de Aula: Questiono principalmente a nota atribuída pelo avaliador 2, visto que o plano foi entregue no inicio da aula, como pede o edital, devidamente identificado e composto de objetivos, conteúdos, procedimentos metodológicos, recursos didáticos, procedimentos de avaliação e referencias bibliográficas condizentes com o que foi ministrado durante a aula. Impresso em tinta colorida, sem rasuras ou amassado, com layout adequado e ortografia correta;</text:p>
            <text:p/>
            <text:p>2.Conteúdos Utilizados: Estou consciente de que organizei os conteúdos estruturando a introdução, o desenvolvimento e a conclusão conforme expliquei inicialmente no roteiro da aula, no inicio da apresentação. No que se refere à atualidade e adequação das informações não me afastei do propósito da temática que selecionei, já que falei de história da arte, delimitei a aula em um período da história e apresentei fatos relativos aquele momento. Questiono principalmente o item avaliação, pois creio que a avaliação proposta e aplicada aos alunos reflete o que foi posto durante a aula e solicita que os alunos coloquem em prática, o que aprenderam, no âmbito de sua vivência. Aceito a ideia de que talvez eu não mereça a nota máxima nesse item, mas contesto uma nota tão baixa como 15.0 e 16.0, dadas respectivamente pelos avaliadores 2 e 3;</text:p>
            <text:p/>
            <text:p>Por fim solicito esclarecimento quanto ao item 9.14.2 do edital e pergunto de que forma ocorre essa avaliação isolada pelos membros da banca, pois cheguei ao local para realização da prova, 30 minutos antes, como orienta o edital no item 9.10, mas a minha entrada na sala C1 só foi permitida após às 11h, sob justificativa da fiscal, de que as professoras que compõem a banca ainda discutiam a apresentação do candidato anterior. Percebi realmente que isso ocorria quando todos os outros candidatos já haviam entrado em suas salas e quando a pessoa que fazia as filmagens, da prova didática, tentou entrar na sala e também não foi permitido. Minha apresentação iniciou às 11:05, de forma que me causou confusão ao controlar o meu relógio próximo ao final da apresentação, me fazendo acelerar o término da aula, pensando que deveria concluir a aula às 11:45 e não às 11:50, visto que na emoção do momento, tomei como referência 11h, horário que estava marcado o inicio da prova didática. </text:p>
            <text:p/>
            <text:p>Agradeço e peço que entendam o quanto é relevante ao candidato a professor (a) de uma instituição como o IFRN, ter acesso a estas informações de esclarecimento, pois será de grande colaboração para o meu crescimento profissional. </text:p>
            <text:p/>
          </table:table-cell>
          <table:table-cell table:style-name="ce1"/>
        </table:table-row>
        <table:table-row table:style-name="ro1" table:visibility="filter">
          <table:table-cell table:style-name="ce1" office:value-type="string" calcext:value-type="string">
            <text:p>430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21552-5</text:p>
          </table:table-cell>
          <table:table-cell table:style-name="ce1" office:value-type="string" calcext:value-type="string">
            <text:p>ANA CAROLINA DE ALMEIDA</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0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19527-0</text:p>
          </table:table-cell>
          <table:table-cell table:style-name="ce1" office:value-type="string" calcext:value-type="string">
            <text:p>Denise Medeiros Dantas</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0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20628-2</text:p>
          </table:table-cell>
          <table:table-cell table:style-name="ce1" office:value-type="string" calcext:value-type="string">
            <text:p>ROSINEIDE SOARES SILVA FERREIRA</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0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20199-9</text:p>
          </table:table-cell>
          <table:table-cell table:style-name="ce1" office:value-type="string" calcext:value-type="string">
            <text:p>Eudes Garcia Virgolino</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0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21422-1</text:p>
          </table:table-cell>
          <table:table-cell table:style-name="ce1" office:value-type="string" calcext:value-type="string">
            <text:p>ISIS DINARA FRANCELINO DE MOURA</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0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Artes Visuais - Dedicação Exclusiva</text:p>
          </table:table-cell>
          <table:table-cell table:style-name="ce1" office:value-type="string" calcext:value-type="string">
            <text:p>21676-3</text:p>
          </table:table-cell>
          <table:table-cell table:style-name="ce1" office:value-type="string" calcext:value-type="string">
            <text:p>Marcos Alexandre de Souza Queiroz</text:p>
          </table:table-cell>
          <table:table-cell table:style-name="ce1" office:value-type="string" calcext:value-type="string">
            <text:p>9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1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22003-0</text:p>
          </table:table-cell>
          <table:table-cell table:style-name="ce1" office:value-type="string" calcext:value-type="string">
            <text:p>André Luiz Rodrigues Bezerra</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1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21450-3</text:p>
          </table:table-cell>
          <table:table-cell table:style-name="ce1" office:value-type="string" calcext:value-type="string">
            <text:p>Felipe Cabral de Araújo Fagundes</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1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21699-4</text:p>
          </table:table-cell>
          <table:table-cell table:style-name="ce1" office:value-type="string" calcext:value-type="string">
            <text:p>JEFFERSON MELO DE ARAÚJO</text:p>
          </table:table-cell>
          <table:table-cell table:style-name="ce1" office:value-type="string" calcext:value-type="string">
            <text:p>48.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9.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8.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1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20290-0</text:p>
          </table:table-cell>
          <table:table-cell table:style-name="ce1" office:value-type="string" calcext:value-type="string">
            <text:p>YURI DE ANDRADE MAGALHÃES</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4.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Venho, por este meio, solicitar revisão da nota obtida na minha avaliação de desempenho realizada no dia 06 de Junho às 17h. Em minha avaliação de desempenho eu cumpri com o que foi solicitado e utilizei devidamente todos os itens constantes no ponto 9.14 do Edital 05/2014. Em meu plano de aula existe coerência e clareza dos objetivos, coerência e clareza entre objetivo e conteúdo, procedimentos metodológicos, avaliação e execução do plano, referências bibliográficas. Não há clareza do edital no que se refere a "qualidade do material impresso" permitindo que qualidades como "layout" sejam avaliados a partir de critérios puramente subjetivos. Vale salientar que meu plano possui introdução, desenvolvimento e conclusão, abordagem subjacente à prática, atualidade e adequação das informações, sequência e estrutura dos pontos principais, coerência entre plano e aula, domínio e segurança na minha arguição, e proposta de avaliação. Também no que concerne aos procedimentos didáticos, eu utilizo adequadamente os recursos, tive clareza na comunicação, utilizei devidamente o tempo de 40 minutos de aula. Uma vez que não existe maiores esclarecimentos no edital acerca de um "padrão" a ser seguido pelo candidato, podemos entender que a nota abaixo de 60 pontos, e consequente desclassificação no certame, é arbitrária, uma vez que <text:s/>fui aprovado em dois outros concursos (professor substituto da URCA em 2013 e professor substituto da UFRN em 2014) utilizando sempre o padrão que costumo utilizar para provas didáticas. Peço revisão da minha nota levando em consideração os aspectos apontados neste recurso e meu cumprimento às normas estabelecidas pelo Edital 05/2014. </text:p>
          </table:table-cell>
          <table:table-cell table:style-name="ce1"/>
        </table:table-row>
        <table:table-row table:style-name="ro1" table:visibility="filter">
          <table:table-cell table:style-name="ce1" office:value-type="string" calcext:value-type="string">
            <text:p>431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21162-8</text:p>
          </table:table-cell>
          <table:table-cell table:style-name="ce1" office:value-type="string" calcext:value-type="string">
            <text:p>MARIA LUIZA SOARES LOPES</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1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19298-2</text:p>
          </table:table-cell>
          <table:table-cell table:style-name="ce1" office:value-type="string" calcext:value-type="string">
            <text:p>Maria Cristina da Silva Pereira</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1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21752-0</text:p>
          </table:table-cell>
          <table:table-cell table:style-name="ce1" office:value-type="string" calcext:value-type="string">
            <text:p>Emanuel Alves Leite </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1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21593-4</text:p>
          </table:table-cell>
          <table:table-cell table:style-name="ce1" office:value-type="string" calcext:value-type="string">
            <text:p>Ricardo Augusto Pereira</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1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19944-5</text:p>
          </table:table-cell>
          <table:table-cell table:style-name="ce1" office:value-type="string" calcext:value-type="string">
            <text:p>Erickaline Bezerra de Lima</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A aula expositiva foi elaborada levando em consideração a temática 2  Arte e Educação: a formação nas licenciaturas em Arte/Teatro diferenciações e especificidades da atuação profissional. Apesar da compreensão inicialmente adotada pelos avaliadores, solicito a ponderação dos aspectos a serem elucidados neste formulário.  </text:p>
            <text:p/>
            <text:p>PLANO DE AULA</text:p>
            <text:p>No que cerne ao plano de aula segundo parâmetros instituídos pelo edital 05/2014 do presente concurso, foi apresentado à banca contendo os objetivos claramente formulados entre gerais e específicos, pode-se observar que para o aluno entender a formação a nível universitário e a atuação profissional em teatro (Objetivo geral) que o plano indica, optou-se por: compreender os elementos que fazem parte desta atividade; entender o percurso de formação do estudante da área; saber acerca das possibilidades de exercício da profissão; e por fim, refletir sobre uma das ferramentas que são utilizadas para aperfeiçoamento da prática e do profissionalismo (Objetivos específicos). Nota-se que há uma coerência que irá refletir nos conteúdos atitudinais e conceituais do plano de aula, aspectos claramente estabelecidos nos Parâmetros Curriculares Nacionais  PCN (1998) como imprescindíveis para o ensino-aprendizagem de qualquer área ou disciplina. </text:p>
            <text:p>Os procedimentos metodológicos e os recursos didáticos priorizam ações que facilitem o aprendizado do aluno, portanto coube para esta aula a utilização de imagens, vídeos e atividade, sendo diretamente relacionados aos conteúdos, tanto na composição do plano como na explicação da aula. Sem a utilização destes recursos não seria possível expor os conteúdos propostos de modo dinâmico e eficaz, uma das intenções era justamente os alunos conhecerem as especificidades da formação acadêmica em Teatro, a partir das práticas que compõem o fazer teatral, entendendo a construção da obra como principal artifício para ensino e aprendizagem (formação) do aluno e do profissional dessa área. Quanto a avaliação utilizada para verificar o rendimento dos alunos, sempre em função dos objetivos a serem atingidos, foi idealizada uma atividade para casa, onde os alunos poderiam refletir sobre as práticas teatrais apresentadas e relacioná-las com algumas vivências deles acerca do teatro (espetáculo que assistiu, peças teatrais lidas, dentre outros). Dessa forma, como foi explicada a importância do registro visual na aula a partir das imagens e vídeo de espetáculos, essa parte da avaliação contemplaria a experimentação inicial de registro escrito  tendo em vista que seria utilizado nos processos criativos da turma mais a frente.  Ou seja, esse tipo de atividade avaliativa contempla os objetivos e os conteúdos explicitados, pois a formação do discente e a atuação profissional no teatro são sobretudo vivências em relação à obra cênica. Com isso, os alunos teriam a oportunidade de resgatar as experiências com o teatro, e compartilha-las na aula seguinte.</text:p>
            <text:p/>
            <text:p>CONTEÚDOS UTILIZADOS</text:p>
            <text:p>Os conteúdos apresentados em aula foram selecionados seguindo a ideia da temática sorteada e o plano de aula. Foi exposta uma aula onde os alunos pudessem conhecer a formação e atuação profissional em teatro sem perder de vista as especificidades do fazer teatral. Então, a medida que conheciam acerca da formação em Teatro, eles compreendiam os elementos que compõem essa arte, a partir das imagens e o vídeo de produções artísticas mostradas. Além disso, estas produções foram detalhadas na explicação da aula em seus aspectos estéticos e técnicos, enquanto arte coletiva e interdisciplinar por envolver diversas práticas que atuam para um mesmo fim, que é a construção da obra cênica (ARAÚJO, 2005). Nota-se, portanto, que na exposição da aula isso esteve presente a todo o momento, sendo sempre retomados por meio dos exemplos mostrados. Em consequência, os alunos vislumbrariam (algo contextualizado na exposição da aula) que nos encontros futuros seria experimentado o teatro a partir de suas diferentes práticas, não priorizando somente o trabalho do ator, mas sim a diversidade de elementos que possuem igual importância para a obra teatral (cenografia, figurino, maquiagem, dentre outros). Dessa forma, dentre o conteúdo exposto foi incluído um trabalho cênico da candidata, o que exemplifica ainda mais a temática da aula sobre a formação e atuação profissional, a partir de uma experiência verídica e idônea, compartilhada com alunos em suas peculiaridades artísticas. Aspecto este que se relaciona diretamente com a avaliação proposta para o final da aula: assim como compartilhada uma experiência da professora os alunos teriam a oportunidade de demonstrar também as suas.  </text:p>
            <text:p>Partindo de imagens e vídeo de produções artísticas para ilustrar o assunto abordado, fez-se necessário contextualizar a utilização desse material, entendendo como parte dessa formação e ferramenta de aprimoramento artístico-profissional, por permitir ao artista uma base reflexiva e de compartilhamento do trabalho produzido (exposto na aula). Assim, a possibilidade de explicar a importância do registro visual da cena para o artista e ainda, acrescentar a ideia de registro escrito que é de grande importância nesse processo, serviu de estímulo inicial para os alunos produzirem a atividade proposta. </text:p>
            <text:p>Portanto, a introdução (práticas teatrais) desenvolvimento (formação acadêmica, atuação profissional e produção artística) e conclusão (resumo da aula e importância do registro visual e escrito da cena), foram elaboradas de modo que os alunos pudessem entender a temática central, contudo houve uma preocupação para que a aula não fosse somente uma apresentação de profissão, mas sim algo significativo que proporcionasse aos alunos uma maior clareza da arte que seria por eles experimentada, seus componentes e possibilidades estéticas. Sobretudo, que os alunos desenvolvessem habilidades e conhecimentos necessários para as aulas seguintes.</text:p>
            <text:p/>
            <text:p>PROCEDIMENTOS DIDÁTICOS</text:p>
            <text:p>A temática da aula em si apresenta-se como uma oportunidade dos alunos conhecerem mais a respeito da arte teatral, enquanto formação universitária e possibilidades profissionais. Nesse caso, os recursos didáticos selecionados para essa aula foram as imagens e vídeo de produções artísticas, entendendo a construção da obra como principal meio de ensino e aprendizagem para a área (SANTANA, 2000). Assim, eles entenderiam os elementos constitutivos do fazer teatral, peculiaridades da obra demonstrada e a relevância disso na formação acadêmica e profissional.  Tratava-se de imagens e vídeo de obras recentes tanto de docentes e discentes de um curso de teatro, as quais eram frequentemente relacionadas no decorrer da aula aos conceitos trazidos.  Após toda explanação do assunto, uma síntese do conteúdo foi apresentada em slide e explicada oralmente, para que houvesse uma melhor assimilação dos pontos centrais. A atividade escrita solicitada foi um meio escolhido para que o aluno refletisse sobre as práticas teatrais abordadas e trouxesse suas experiências em relação a elas. Essa atividade contemplaria o conteúdo e a própria metodologia da aula de compartilhar experiências, além de ser um material rico para o professor se apropriar das informações e elaborar as próximas aulas, partindo do repertório artístico dos alunos. </text:p>
            <text:p>Por fim, sabendo que atualmente há por parte dos alunos uma utilização crescente da internet por meio das tecnologias avançadas, houve um momento de sugestão de sites a serem visitados por eles a fim de expandir o conhecimento adquirido.  Entre os sites, o do Projeto Vertentes da Crítica explicado na aula como um lugar onde se publica produções textuais sobre obras artísticas apreciadas. Lá eles poderiam entender um pouco mais a ideia de registro escrito, como também serviria de base para responderem a atividade proposta.  </text:p>
            <text:p/>
            <text:p/>
            <text:p>Apesar da avaliação inicial da banca, solicito a consideração dos pontos aqui justificados e outros que se fizerem necessários, pois as notas não condizem totalmente com o desempenho apresentado e o teor didático-pedagógico da aula elaborada, no que concerne a temática  que foi proposta em relação a exposição e o plano de aula. </text:p>
            <text:p/>
            <text:p/>
            <text:p/>
            <text:p>REFERÊNCIAS</text:p>
            <text:p/>
            <text:p>ARAÚJO, José Sávio Oliveira de. A Cena Ensina: Uma Proposta Pedagógica para Formação de Professores de Teatro. Tese de Doutorado UFRN, Natal/RN, 2005.</text:p>
            <text:p/>
            <text:p>BRASIL, Secretaria de Educação Fundamental. Parâmetros curriculares nacionais: introdução aos parâmetros curriculares nacionais / Secretaria de Educação Fundamental. Brasília: MEC/SEE, 1998, v. 1.</text:p>
            <text:p/>
            <text:p>SANTANA, Arão Paranaguá de. Teatro e formação de professores. São Luís: EDUFMA, 2000.</text:p>
            <text:p/>
          </table:table-cell>
          <table:table-cell table:style-name="ce1"/>
        </table:table-row>
        <table:table-row table:style-name="ro1" table:visibility="filter">
          <table:table-cell table:style-name="ce1" office:value-type="string" calcext:value-type="string">
            <text:p>431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Arte <text:s/>Teatro - Dedicação Exclusiva</text:p>
          </table:table-cell>
          <table:table-cell table:style-name="ce1" office:value-type="string" calcext:value-type="string">
            <text:p>19352-3</text:p>
          </table:table-cell>
          <table:table-cell table:style-name="ce1" office:value-type="string" calcext:value-type="string">
            <text:p>Clara Talha Melo de Sousa</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2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20337-3</text:p>
          </table:table-cell>
          <table:table-cell table:style-name="ce1" office:value-type="string" calcext:value-type="string">
            <text:p>Rodrigo Toledo Teixeira Câmara</text:p>
          </table:table-cell>
          <table:table-cell table:style-name="ce1" office:value-type="string" calcext:value-type="string">
            <text:p>4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text:p>
          </table:table-cell>
          <table:table-cell table:style-name="ce1" office:value-type="string" calcext:value-type="string">
            <text:p>-</text:p>
          </table:table-cell>
          <table:table-cell table:style-name="ce1" office:value-type="string" calcext:value-type="string">
            <text:p>44.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2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19638-1</text:p>
          </table:table-cell>
          <table:table-cell table:style-name="ce1" office:value-type="string" calcext:value-type="string">
            <text:p>Bruno Salgado Cole</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59.0</text:p>
          </table:table-cell>
          <table:table-cell table:number-columns-repeated="2" table:style-name="ce1" office:value-type="string" calcext:value-type="string">
            <text:p>1.0</text:p>
          </table:table-cell>
          <table:table-cell table:style-name="ce1" office:value-type="string" calcext:value-type="string">
            <text:p>17.0</text:p>
          </table:table-cell>
          <table:table-cell table:style-name="ce1" office:value-type="string" calcext:value-type="string">
            <text:p>25.0</text:p>
          </table:table-cell>
          <table:table-cell table:number-columns-repeated="2" table:style-name="ce1" office:value-type="string" calcext:value-type="string">
            <text:p>32.0</text:p>
          </table:table-cell>
          <table:table-cell table:number-columns-repeated="2" table:style-name="ce1" office:value-type="string" calcext:value-type="string">
            <text:p>1.0</text:p>
          </table:table-cell>
          <table:table-cell table:number-columns-repeated="2" table:style-name="ce1" office:value-type="string" calcext:value-type="string">
            <text:p>52.0</text:p>
          </table:table-cell>
          <table:table-cell table:number-columns-repeated="2" table:style-name="ce1" office:value-type="string" calcext:value-type="string">
            <text:p>6.0</text:p>
          </table:table-cell>
          <table:table-cell table:number-columns-repeated="2" table:style-name="ce1" office:value-type="string" calcext:value-type="string">
            <text:p>14.0</text:p>
          </table:table-cell>
          <table:table-cell table:number-columns-repeated="2" table:style-name="ce1" office:value-type="string" calcext:value-type="string">
            <text:p>22.0</text:p>
          </table:table-cell>
          <table:table-cell table:number-columns-repeated="2" table:style-name="ce1" office:value-type="string" calcext:value-type="string">
            <text:p>10.0</text:p>
          </table:table-cell>
          <table:table-cell table:style-name="ce1" office:value-type="string" calcext:value-type="string">
            <text:p>Gostaria de solicitar à comissão a revisão da minha nota, especialmente no que tange os seguintes critérios:</text:p>
            <text:p>a.plano de aula: notas que possuem um intervalo de 5 a 6 pontos de diferença entre os avaliadores;</text:p>
            <text:p>b.conteúdos utilizados: notas equivalente a 40% da nota total;</text:p>
            <text:p>c.requisitos pessoais: notas que possuem uma diferença de 6 a 9 pontos entre os avaliadores.</text:p>
            <text:p>a. Com relação ao Plano de aula, gostaria de solicitar a reflexão da comissão para os seguintes aspectos:</text:p>
            <text:p>1.apresentação do plano e composição:</text:p>
            <text:p>partindo do pressuposto que o plano de aula é um documento organizacional do trabalho docente no cotidiano da sala de aula e que nele constam os procedimentos metodológicos intencionais do processo de ensino aprendizagem de um conteúdo, o plano de aula entregue por mim à comissão do concurso da Funcern 05/2014 para  o cargo de Cálculo cumpre com todos os procedimentos composicionais capazes de revelarem os métodos utilizados para o desenvolvimento do conteúdo, constando: disciplina, tema, público-alvo, duração da aula, pré-requesitos necessários ao desenvolvimento, objetivo geral, objetivos específicos, conteúdo programáticos, metodologia (de acordo com Asubel, 1960) , recursos didáticos e critérios avaliativos (de acordo com Luckesi, 2013).</text:p>
            <text:p/>
            <text:p>2.qualidade do material impresso (ortografia, layout e impressão):</text:p>
            <text:p>material impresso com qualidade, em cores e com layout acessível e organizado para a exposição do tema, não possuindo desvio da norma padrão da Língua Portuguesa.</text:p>
            <text:p/>
            <text:p>3.coerência e clareza dos objetivos:</text:p>
            <text:p>o objetivo geral proposto indicia a abordagem procedimental dada ao conteúdo da aula, sendo desmembrada em ações que corroboram o tratamento do fazer para aprender, ações materializadas pela sequência lógica do compreender o fenômeno para encontrar possíveis caminhos que auxiliem na resolução da questão problema para que se possa aplicar a situações propostas e finalizar com o interpretar da aplicabilidade do conteúdo.</text:p>
            <text:p/>
            <text:p>4. coerência entre os objetivos e conteúdos:</text:p>
            <text:p>como a proposta foi o desenvolvimento aplicativo da temática, os objetivos propostos se entrelaçam coerentemente com os conteúdos apresentados (transformações lineares, transformações lineares a partir do produto de matrizes por vetores e determinação da matriz de rotação no plano) que também são indiciados com o viés de aplicabilidade.</text:p>
            <text:p/>
            <text:p>5.procedimentos metodológicos:</text:p>
            <text:p>Como já foi exposto, o referido plano segue a abordagem procedimental: Os conteúdos procedimentais envolvem ações ordenadas com um fim, ou seja, ações direcionadas para a realização de um objetivo. Referem-se a um aprender a fazer, envolvem regras, técnicas, métodos, estratégias e habilidades [...] Ao realizar a ação pretendida, a reflexão sobre a própria atividade nos permite tomar consciência sobre o que fazemos e melhorar nossa habilidade (Zabala, 1998)</text:p>
            <text:p/>
            <text:p>6.recursos didáticos e audiovisuais:</text:p>
            <text:p>estavam disponíveis os recursos didáticos e audiovisuais: quadro, piloto e Projetor  todos utilizados ao longo da aula. Ainda foi produzida, como recurso didático, uma ficha de produção autoral contendo questões teóricas e práticas do tema abordado, também utilizada como recurso ao longo da aula.</text:p>
            <text:p/>
            <text:p>7.avaliação e execução do plano:</text:p>
            <text:p>todos os requisitos propostos no plano foram contemplados na aula. E a avaliação estava contida na ficha de aula.</text:p>
            <text:p/>
            <text:p>8.referências bibliográficas: </text:p>
            <text:p>as referências propostas abordam a temática da aula e são consideradas o estado da arte do conteúdo.</text:p>
            <text:p>--------------------------------------------------------------------------------------------- </text:p>
            <text:p>ASUBEL, D. The use of advance organizers in learning and retention of meaningful verbal material. Journal od Educational Psychology, 1960, p. 267  272.</text:p>
            <text:p>LUCKESI, C. C. Avaliação da aprendizagem escolar: estudo e proposições, São Paulo: Cortez, 2013.</text:p>
            <text:p>ZABALA, Antoni. A prática educativa: como ensinar. Porto Alegre: ArtMed, 1998.</text:p>
            <text:p>----------------------------------------------------------------------------------------------</text:p>
            <text:p>Levando em consideração os critérios apresentados para a avaliação do plano de aula e tendo em vista que consigo cumprir com tudo o que foi proposto, assim como foi explicitado acima, peço a revisão neste critério da minha nota.</text:p>
            <text:p>b. Com relação aos conteúdos utilizados: </text:p>
            <text:p/>
            <text:p>1.organização dos conteúdos (introdução, desenvolvimento e conclusão);</text:p>
            <text:p>a aula teve uma introdução onde foi apresentado o que seria utilizado de aulas anteriores e foi levantado o problema motivador para que a aula se desenrolasse, e partir deste problema, como mostra a ficha de aula, o desenvolvimento da aula está todo conectado a esta solução e a conclusão é justamente a solução do problema proposto no início.  </text:p>
            <text:p>2.abordagem subjacente à prática;</text:p>
            <text:p>Este tópico é abordado a partir do momento que saiu de um problema estritamente algébrico e o transformo em um problema, também, geométrico contextualizando para o aluno o problema de transformações lineares, a partir de um problema de geometria analítica, fazendo assim não só a uma abordagem subjacente a prática, mas também conexões e inferências fundamentais entre duas disciplinas tão importantes no curso de licenciatura em matemática.</text:p>
            <text:p>3. atualidade e adequação das informações;</text:p>
            <text:p>Esta junção de álgebra e geometria é bastante atual dentro da matemática, sendo uma ideia formalizada por Descartes somente em 1637, recente dentro de uma história milenar, e foi justamente a abordagem da minha aula, como fiz a abordagem do tema sorteado a partir de um problema que contextualiza para o aluno tal tema, acredito que a adequação das informações também estão a contento.</text:p>
            <text:p>4. sequência e estrutura dos pontos principais;</text:p>
            <text:p>Como dito anteriormente, a aula aborda uma importante aplicação de transformações lineares a partir da resolução de um problema dado, sendo assim, a sequência da aula fica muito natural e muito bem definida, a estrutura dos pontos principais ficam claros na resolução do problema que é feita a partir do tema sorteado, assim abordando o tema não só de forma conteúdista, mas contextualizada a partir de um problema já familiar ao aluno. </text:p>
            <text:p>5. motivação e criatividade;</text:p>
            <text:p>É importante mostrar ao aluno a aplicabilidade do conteúdo, sendo assim, trouxe um problema já familiar ao aluno como motivador para um assunto novo. Minha intensão foi justamente sair do óbvio e mostrar uma proposta diferente do que normalmente se faz nas cadeiras de álgebra linear, fazendo assim de forma criativa, uma aula toda sobre uma aplicação importante de uma transformação linear, para responder uma pergunta extremamente útil dentro da matemática que curva é esta?, portanto uma tentativa de chamar a atenção da banca, que representavam os alunos, saindo do óbvio fazendo conexões entre disciplinas diferentes.</text:p>
            <text:p>6.coerência entre plano e aula;</text:p>
            <text:p>Este quesito acredito que é o que mais cumpri, o que está no plano de aula é exatamente o que foi feito na aula desde os pré-requisitos necessários até a avaliação, tudo coerente com o que foi feito. </text:p>
            <text:p/>
            <text:p/>
            <text:p>7. domínio e segurança;</text:p>
            <text:p>Na aula demostrei muita segurança e domínio do que estava sendo dito, com cálculos precisos até o final da resolução do problema proposto como motivador, tendo ainda, ideias claras do que se estava buscando na aula e com figuras digitalizadas para uma maior compreensão dos alunos. </text:p>
            <text:p/>
            <text:p>8. avaliação.</text:p>
            <text:p>Sendo coerente com o plano de aula, propus uma avaliação no final da aula onde os exercícios tinham como objetivo a retomada dos conteúdos vivenciados na aula, avaliando assim com critérios objetivos, e a partir da postura do aluno perante a proposta poder avaliar os critérios subjetivos propostos no plano de aula.</text:p>
            <text:p/>
            <text:p>Por último dentro deste item, venho dizer que minha aula foi proposta, não só em cima dos requisitos exigidos no edital, mas também  em cima da ementa do IFRN da disciplina de introdução à álgebra linear que encontrei no site da instituição. Lá diz que dentro dos objetivos da disciplina estão:</text:p>
            <text:p>1. Fazer uso de uma modelagem matemática através de sistemas lineares para solucionar situações problemas.</text:p>
            <text:p>2. Desenvolver capacidade de investigação usando processos geométricos associados ao desenvolvimento analítico na busca de resultados concretos.</text:p>
            <text:p>3. Fazer a interação com outras áreas do conhecimento humano revelando a Álgebra Linear como uma importante ferramenta na compreensão e resolução em aplicações concretas.</text:p>
            <text:p>4. Fazer conceituação geométrica para o entendimento de conceitos abstratos dos lemas e teoremas que compõem a Álgebra Linear.</text:p>
            <text:p/>
            <text:p>Onde os objetivos que propostos na minha aula se enquadram perfeitamente  no item 2 em diante,  a partir de um processo geométrico associado a um problema analítico busquei resultados concretos, falando sobre a minha aula, mais diretamente, busquei através das cônicas resolver com transformação linear o reconhecimento das mesmas.  Saindo do item 2 e seguindo para o item 3 fiz a conexão entre duas disciplinas importantíssimas dentro do curso de matemática e finalmente chegando no item 4 mostrei geometricamente o que tinha sido feito na aula para que o aluno pudesse entender os conceitos abstratos propostos.</text:p>
            <text:p/>
            <text:p>Seguindo ainda a ementa na parte de conteúdos, temos  no item 2:</text:p>
            <text:p/>
            <text:p>2. Transformação Linear: Conceituação e definição. Conceitos e teoremas. Aplicação.</text:p>
            <text:p/>
            <text:p>Percebam que a aplicação está dentro do que é pedido dentro da disciplina para este conteúdo.</text:p>
            <text:p/>
            <text:p>c. Com relação aos requisitos pessoais a comissão descreve, conforme o edital (no tópico 9.14), dois aspectos as serem avaliados:</text:p>
            <text:p>1. Pontualidade: entendendo por pontualidade tanto o horário do início da aula, quanto à utilização do tempo de 45 minutos, sendo assim, este item foi cumprido com êxito.</text:p>
            <text:p>2. postura profissional adequada: julga-se um profissional com postura adequada para o exercício de sua profissão aquele que não fere com princípios éticos e morais definidos em comum acordo social. Questões como emprego da linguagem, vestuário, conduta ético-moral, respeito a valores e pontos de vista diversos, polidez com relação ao outro são alguns dos requisitos fundamentais para a adequação em ambiente de trabalho. Sendo assim, com relação aos principais aspectos de uma postura profissional, acredito que não houve transgressão em nenhum dos itens que balizam a adequação profissional, fato que é corroborado em duas das notas dos avaliadores, sendo uma nota máxima e a outra nota 7,0.</text:p>
            <text:p/>
          </table:table-cell>
          <table:table-cell table:style-name="ce1" office:value-type="string" calcext:value-type="string">
            <text:p>No tocante aos pontos levantados pelo candidato, temos as seguintes respostas:</text:p>
            <text:p/>
            <text:p>A)</text:p>
            <text:p>    Quanto ao plano de aula, o tema indicado era Transformações Lineares, de caráter amplo, que foi resumido a uma única aplicação, considerada insuficiente. Nos pré-requisitos não são citadas as transformações trigonométricas, utilizadas durante a aula. As referências bibliográficas são extensas e muito mais amplas que o ponto abordado na aula.</text:p>
            <text:p>    Na avaliação e execução do plano, o início foi feito de forma muito rápida e direta, diante do uso de apenas um caso particular.</text:p>
            <text:p/>
            <text:p>B)</text:p>
            <text:p>    Não fica claro no início da aula que se quer retirar o termo em xy.</text:p>
            <text:p>    A abordagem não traz demonstrações que solidifiquem alguns pontos utilizados. Calcula uma inversa com a utilização de um macete. Poucos exercícios são demonstrados.</text:p>
            <text:p>    No exemplo 1, o produto entre matrizes pode confundir já que o resultado não está em matriz, o que foi repetido outras vezes.</text:p>
            <text:p>    O início direto prejudica a motivação da aula.</text:p>
            <text:p>    Há uma pequena confusão entre (x linha) e (x barra)</text:p>
            <text:p>    A ausência de demonstrações de tópicos utilizados, aliado ao excessivo algebrismo e à redução a um ponto específico de um tema mais amplo, denota necessidade de mais segurança.</text:p>
            <text:p>    Houve uma pequena confusão ao falar de uma matriz com N linhas (ao invés de M  dito MxN) e M linhas (ao invés de N)</text:p>
            <text:p>    A utilização de um ponto específico dentro de um tema tão amplo, denota a necessidade de melhorar a postura profissional, na atenção com as aulas preparadas.</text:p>
            <text:p>    Uso de alguns vícios de linguagem que atrapalham mais do que ajudam.</text:p>
            <text:p/>
            <text:p/>
            <text:p/>
            <text:p/>
          </table:table-cell>
        </table:table-row>
        <table:table-row table:style-name="ro1" table:visibility="filter">
          <table:table-cell table:style-name="ce1" office:value-type="string" calcext:value-type="string">
            <text:p>432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24832-1</text:p>
          </table:table-cell>
          <table:table-cell table:style-name="ce1" office:value-type="string" calcext:value-type="string">
            <text:p>Natália Medeiros do Nascimento</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2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23083-0</text:p>
          </table:table-cell>
          <table:table-cell table:style-name="ce1" office:value-type="string" calcext:value-type="string">
            <text:p>Cleiton de Lima Ricardo</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2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20568-4</text:p>
          </table:table-cell>
          <table:table-cell table:style-name="ce1" office:value-type="string" calcext:value-type="string">
            <text:p>MARCIO LEMOS DO NASCIMENTO</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2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20999-0</text:p>
          </table:table-cell>
          <table:table-cell table:style-name="ce1" office:value-type="string" calcext:value-type="string">
            <text:p>Daniel Brandao Menezes</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1.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2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19336-4</text:p>
          </table:table-cell>
          <table:table-cell table:style-name="ce1" office:value-type="string" calcext:value-type="string">
            <text:p>kaline andreza de frança correia andrade</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1.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text:p>
          </table:table-cell>
          <table:table-cell table:style-name="ce1" office:value-type="string" calcext:value-type="string">
            <text:p>-</text:p>
          </table:table-cell>
          <table:table-cell table:style-name="ce1" office:value-type="string" calcext:value-type="string">
            <text:p>9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2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20849-0</text:p>
          </table:table-cell>
          <table:table-cell table:style-name="ce1" office:value-type="string" calcext:value-type="string">
            <text:p>Wasthenny Vasconcelos Cavalcante</text:p>
          </table:table-cell>
          <table:table-cell table:style-name="ce1" office:value-type="string" calcext:value-type="string">
            <text:p>4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2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25897-8</text:p>
          </table:table-cell>
          <table:table-cell table:style-name="ce1" office:value-type="string" calcext:value-type="string">
            <text:p>ROBERVAL DA COSTA LIMA</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2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22265-6</text:p>
          </table:table-cell>
          <table:table-cell table:style-name="ce1" office:value-type="string" calcext:value-type="string">
            <text:p>Márcio André Costa Barbosa</text:p>
          </table:table-cell>
          <table:table-cell table:style-name="ce1" office:value-type="string" calcext:value-type="string">
            <text:p>4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3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álculo Diferencial e Integral e Álgebra Linear - Dedicação Exclusiva</text:p>
          </table:table-cell>
          <table:table-cell table:style-name="ce1" office:value-type="string" calcext:value-type="string">
            <text:p>21099-8</text:p>
          </table:table-cell>
          <table:table-cell table:style-name="ce1" office:value-type="string" calcext:value-type="string">
            <text:p>Felix Ferreira Bernardo</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3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trole de Processos - Dedicação Exclusiva</text:p>
          </table:table-cell>
          <table:table-cell table:style-name="ce1" office:value-type="string" calcext:value-type="string">
            <text:p>22033-0</text:p>
          </table:table-cell>
          <table:table-cell table:style-name="ce1" office:value-type="string" calcext:value-type="string">
            <text:p>Bruno Xavier da Costa</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3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trole de Processos - Dedicação Exclusiva</text:p>
          </table:table-cell>
          <table:table-cell table:style-name="ce1" office:value-type="string" calcext:value-type="string">
            <text:p>19630-5</text:p>
          </table:table-cell>
          <table:table-cell table:style-name="ce1" office:value-type="string" calcext:value-type="string">
            <text:p>Pablo Antônio Barros Chacon</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3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trole de Processos - Dedicação Exclusiva</text:p>
          </table:table-cell>
          <table:table-cell table:style-name="ce1" office:value-type="string" calcext:value-type="string">
            <text:p>21738-0</text:p>
          </table:table-cell>
          <table:table-cell table:style-name="ce1" office:value-type="string" calcext:value-type="string">
            <text:p>EDUARDO GOMES PEREIRA</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3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trole de Processos - Dedicação Exclusiva</text:p>
          </table:table-cell>
          <table:table-cell table:style-name="ce1" office:value-type="string" calcext:value-type="string">
            <text:p>26413-1</text:p>
          </table:table-cell>
          <table:table-cell table:style-name="ce1" office:value-type="string" calcext:value-type="string">
            <text:p>Daniel Guerra Vale da Fonseca</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3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trole de Processos - Dedicação Exclusiva</text:p>
          </table:table-cell>
          <table:table-cell table:style-name="ce1" office:value-type="string" calcext:value-type="string">
            <text:p>21051-7</text:p>
          </table:table-cell>
          <table:table-cell table:style-name="ce1" office:value-type="string" calcext:value-type="string">
            <text:p>Thiago de Oliveira Alves Rocha</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3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eletrônica - Dedicação Exclusiva</text:p>
          </table:table-cell>
          <table:table-cell table:style-name="ce1" office:value-type="string" calcext:value-type="string">
            <text:p>20566-5</text:p>
          </table:table-cell>
          <table:table-cell table:style-name="ce1" office:value-type="string" calcext:value-type="string">
            <text:p>Leonardo Duarte de Albuquerque</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3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eletrônica - Dedicação Exclusiva</text:p>
          </table:table-cell>
          <table:table-cell table:style-name="ce1" office:value-type="string" calcext:value-type="string">
            <text:p>21442-9</text:p>
          </table:table-cell>
          <table:table-cell table:style-name="ce1" office:value-type="string" calcext:value-type="string">
            <text:p>FABIO DO REGO BARROS</text:p>
          </table:table-cell>
          <table:table-cell table:number-columns-repeated="2" table:style-name="ce1" office:value-type="string" calcext:value-type="string">
            <text:p>20.0</text:p>
          </table:table-cell>
          <table:table-cell table:number-columns-repeated="2" table:style-name="ce1" office:value-type="string" calcext:value-type="string">
            <text:p>5.0</text:p>
          </table:table-cell>
          <table:table-cell table:number-columns-repeated="2" table:style-name="ce1" office:value-type="string" calcext:value-type="string">
            <text:p>4.0</text:p>
          </table:table-cell>
          <table:table-cell table:number-columns-repeated="2" table:style-name="ce1" office:value-type="string" calcext:value-type="string">
            <text:p>8.0</text:p>
          </table:table-cell>
          <table:table-cell table:number-columns-repeated="2" table:style-name="ce1" office:value-type="string" calcext:value-type="string">
            <text:p>3.0</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1.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Bom dia comissão de avaliação,</text:p>
            <text:p/>
            <text:p>Gostaria de interpor recurso, pelo fato da minha apresentação estar de acordo com o tema, a minha aula teve uma duração de pelo menos 45 minutos de apresentação, usei o quadro branco para demonstração de equações, resolvi exercícios, citei exemplos, expliquei a todo momento o que estava sendo abordado no slide, não estava nervoso, falei com clareza e pausadamente. Em fim, minha apresentação acredito eu, não merecia a nota que foi colocada como resultado final, penso que poderia ter recebido uma pontuação melhor.</text:p>
            <text:p/>
            <text:p>Agradeço desde já a compreensão.</text:p>
            <text:p/>
            <text:p>Fábio do Rêgo Barros.</text:p>
          </table:table-cell>
          <table:table-cell table:style-name="ce1" office:value-type="string" calcext:value-type="string">
            <text:p>Em resposta ao recurso interposto pelo candidato Fábio do Rego Barros, reiteramos que nota atribuída ao candidato toma como referência base todos os itens descritos na Ficha de Avaliação do Edital, conforme está especificado a seguir. Em se tratando do item procedimentos didáticos e dos requisitos pessoais, o candidato extrapolou em muito o tempo da aula, que durou quase 1h e 30 minutos. Sua postura profissional também não foi adequada, pois ficou a aula quase toda de costas para "os alunos" , o que dificultou a compreensão do conteúdo que estava sendo ministrado. Ao iniciar a aula não fez nenhuma contextualização do assunto, não interagiu, não destacou a utilização prática daquele conteúdo; e ao utilizar o quadro, falava baixo e sempre de costas, fazendo cálculos longos e confusos. Por fim, não concluiu a aula e não verificou a aprendizagem. </text:p>
            <text:p> Logo, o candidato não atendeu de forma satisfatória aos requisitos da Prova de desempenho e, por isso, o recurso está indeferido. A Banca MANTÉM a nota atribuída ao candidato. </text:p>
            <text:p/>
            <text:p/>
            <text:p/>
          </table:table-cell>
        </table:table-row>
        <table:table-row table:style-name="ro1" table:visibility="filter">
          <table:table-cell table:style-name="ce1" office:value-type="string" calcext:value-type="string">
            <text:p>433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19487-0</text:p>
          </table:table-cell>
          <table:table-cell table:style-name="ce1" office:value-type="string" calcext:value-type="string">
            <text:p>Saulo Loiola Rêgo</text:p>
          </table:table-cell>
          <table:table-cell table:style-name="ce1" office:value-type="string" calcext:value-type="string">
            <text:p>45.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2.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9.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3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1238-7</text:p>
          </table:table-cell>
          <table:table-cell table:style-name="ce1" office:value-type="string" calcext:value-type="string">
            <text:p>Eddy Lopes Medeiros</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4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19614-6</text:p>
          </table:table-cell>
          <table:table-cell table:style-name="ce1" office:value-type="string" calcext:value-type="string">
            <text:p>Ednardo Pereira da Rocha</text:p>
          </table:table-cell>
          <table:table-cell table:style-name="ce1" office:value-type="string" calcext:value-type="string">
            <text:p>6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Analisando as notas dos avaliadores da prova didática, percebe-se uma enorme discrepância nas notas dadas especificamente pelo avaliador 1 em relação aos demais. Não julgando a capacidade avaliativa deste membro da banca, gostaria que minha aula fosse revista para que o mesmo (ou outro) possa reavaliar a nota dada ao menos em "Conteúdos utilizados". Esse tópico da avaliação não foi o único a apresentar uma alta diferença com relação aos demais, pois também discordo da nota em "Procedimentos didáticos", mas é o que eu mais acredito que se tenha ocorrido algum equívoco na avaliação, haja vista que, para o terma sorteado, foi abordada uma parcela considerável do assunto e adaptada de maneira clara, objetiva e de nível compatível ao técnico para uma aula de 45 minutos. Creio que os outros avaliadores sigam minha linha de opinião, já que as demais notas foram bem mais condizentes com a realidade da prova de desempenho realizada. </text:p>
            <text:p/>
            <text:p>Repare como houve uma diferença grande entre a nota total dada pelo avaliador 1 e os demais (o que me deixou intrigado):</text:p>
            <text:p>Avaliador 1 -&gt; 63</text:p>
            <text:p>Avaliador 2 -&gt; 88</text:p>
            <text:p>Avaliador 3 -&gt; 81</text:p>
            <text:p/>
            <text:p>Contrariando a baixa nota dada em "Conteúdos utilizados", coloco à disposição o sumário de minha aula (o que pode ser confirmado pelo vídeo que @s senho@ fizeram): </text:p>
            <text:p>1. Objetivos da aula </text:p>
            <text:p>2. Aspectos normativos</text:p>
            <text:p>3. Introdução</text:p>
            <text:p>4. Motores de indução trifásicos</text:p>
            <text:p>5. Conversores estáticos de frequência</text:p>
            <text:p>6. Controle escalar</text:p>
            <text:p>7. Controle vetorial </text:p>
            <text:p>8. Tópicos especiais</text:p>
            <text:p>9. Vantagens do uso de inversores</text:p>
            <text:p>10. Desvantagens do uso de inversores</text:p>
            <text:p>11. Bibliografia</text:p>
            <text:p/>
            <text:p>Complemento ainda que, ao inciar a aula, mostrei em sala uma bibliografia muito utilizada no setor e ainda afirmo que superei (e muito) o conteúdo presente deste livro, através do uso do material das outras duas bibliografias citadas no penúltimo slide. Também demonstrei algumas aplicações do uso de conversores de frequência na indústria (de minha experiência) e como todo o processo era realizado antigamente. </text:p>
            <text:p>Eu sei que o tempo da aula é curto, e por isso mesmo tenho consciência que selecionei pontos-chave desse tema de forma a poder passar meu conhecimento à respeito dos conversores. Se faltou conteúdo, deve-se considerar a necessidade dos pré-requisitos e as matérias futuras depois da aula ministrada (tanto é que propus uma aula prática de laboratório e entreguei o roteiro ao fim da aula).</text:p>
            <text:p>Portanto, peço revisão da nota através das filmagens ou uma explicação lógica e embasada que justifique esta discrepância em relação aos demais membros.</text:p>
            <text:p/>
          </table:table-cell>
          <table:table-cell table:style-name="ce1"/>
        </table:table-row>
        <table:table-row table:style-name="ro1" table:visibility="filter">
          <table:table-cell table:style-name="ce1" office:value-type="string" calcext:value-type="string">
            <text:p>434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2196-9</text:p>
          </table:table-cell>
          <table:table-cell table:style-name="ce1" office:value-type="string" calcext:value-type="string">
            <text:p>Jonas Damasceno Batista de Araújo</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4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1067-8</text:p>
          </table:table-cell>
          <table:table-cell table:style-name="ce1" office:value-type="string" calcext:value-type="string">
            <text:p>ROANA D'AVILA SOUZA MONTEIRO</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Prezados, </text:p>
            <text:p/>
            <text:p>Venho, por meio deste, requerer a revisão da minha prova didática em relação aos seguintes itens: plano de aula, conteúdos utilizados e procedimentos didáticos. Solicito que essa revisão seja feita com base na análise da gravação de áudio e vídeo, como também do plano de aula por mim entregue aos três membros da banca avaliadora.</text:p>
            <text:p/>
            <text:p>Com relação ao item Plano de Aula:</text:p>
            <text:p/>
            <text:p>Gostaria que minha nota fosse reavaliada, considerando que o mesmo estava coerente em relação as descrições apresentadas no subitem 9.14 do edital nº 05/2014. </text:p>
            <text:p>No plano de aula estavam incluídos os itens indicados no edital para composição do mesmo, são esses: objetivos, conteúdos, procedimentos metodológicos, recursos didáticos e visuais, avaliação, referências bibliográficas, além do item conhecimentos prévios. Houve a apresentação, bem como a explicação de cada tópico contido neste plano.  (Subitem: Apresentação do plano e composição). </text:p>
            <text:p>O material impresso foi de excelente qualidade. (Subitem: Qualidade do material impresso).</text:p>
            <text:p>Existe coerência e clareza dos objetivos, assim como coerência entre os objetivos e conteúdos. Como o tema Aterramento elétrico e proteção contra choques elétricos é bastante abrangente não permitiu que essa aula contivesse todos os assuntos que o compõe; a não ser que fosse uma aula extremamente subjetiva, sem aprofundamentos; por isso considerei que alguns tópicos (choques elétricos e disjuntor diferencial residual) foram vistos em aulas anteriores e outros seriam lecionados em aulas posteriores. (Subitens: Coerência e clareza dos objetivos e Coerência entre objetivos e conteúdos).</text:p>
            <text:p>Os procedimentos metodológicos foram aulas expositivas e a resolução de um exercício sobre esquemas de aterramento. (Subitem: Procedimentos metodológicos).</text:p>
            <text:p>Foi utilizado todos os recursos didáticos e visuais oferecidos: computador, data show, quadro branco, apagador e pincel para quadro branco e o software Power Point. (Subitem: Recursos didáticos e audiovisuais).</text:p>
            <text:p>A avaliação foi composta de uma lista de exercícios, lida e comentada brevemente, para que os alunos a entregassem na próxima aula; foi também comentado por mim que existiria uma prova no final do bimestre e que era importante a assiduidade e a participação dos alunos nas aulas, para que eu pudesse ter um retorno do aprendizado deles. (Subitem: Avaliação e execução do plano).</text:p>
            <text:p>Foram citadas duas referências bibliográficas. (Subitem: Referências bibliográficas).</text:p>
            <text:p/>
            <text:p>Com relação ao item Conteúdos Utilizados:</text:p>
            <text:p/>
            <text:p>Gostaria que minha nota fosse reavaliada, pois como já comentado no parágrafo anterior o tema Aterramento elétrico e proteção contra choques elétricos poderia ter sido abrangido de forma integral, porém de uma forma subjetiva, sem aprofundamentos. Logo, preferi considerar que alguns pontos desse tema já tinham sido lecionados em aulas anteriores e outros o seriam em aulas posteriores, para um melhor detalhamento e entendimento do assunto tratado, estando assim justificada a forma de como organizei os conteúdos da aula. (Subitem: Organização dos conteúdos). </text:p>
            <text:p>Foi comentado em aula uma aplicação prática em relação ao tipo de esquema elétrico mais usado no Brasil quando se trata de instalações alimentadas diretamente pela rede pública de baixa tensão, demonstrando a importância da utilização de um dispositivo DR para o esquema elétrico mencionado. (Subitem: Abordagem subjacente a prática).</text:p>
            <text:p>Todas as informações passadas estavam atualizadas e adequadas. (Subitem: Atualidade e adequação das informações).</text:p>
            <text:p>Houve uma sequência e estrutura dos pontos principais, já que na introdução foi realizada uma revisão do tema choque elétrico e dispositivo diferencial residual (considerando tópicos vistos em aulas anteriores) para posteriormente (no desenvolvimento da aula) falar sobre aterramento elétrico, numa visão geral e para a proteção contra choques elétricos. Também foi abordado os cinco esquemas de aterramento elétrico mais utilizados e apresentados pela NBR 5410:2004 (a norma mais atualizada até o momento). Para concluir a aula e consolidar a aprendizagem dos alunos foi resolvido um exercício sobre os esquemas de aterramento elétrico e entregue uma lista de exercícios para ser entregue na próxima aula. (Subitem: Sequência e estrutura dos pontos principais). </text:p>
            <text:p>A aula foi desenvolvida conforme apresentada no plano de aula. (Subitem: Coerência entre plano e aula).</text:p>
            <text:p>No decorrer da aula foi sempre perguntado aos alunos se eles estavam entendendo, se tinham alguma dúvida ou pergunta a fazer; e foi enfatiza a importância da aprendizagem, no processo ensino-aprendizagem (Subitem: Avaliação).</text:p>
            <text:p/>
            <text:p>Em relação ao item Procedimentos didáticos:</text:p>
            <text:p/>
            <text:p>Gostaria que minha nota fosse reavaliada considerando que foi utilizado apropriadamente os recursos didáticos. (Subitem: Emprego apropriado dos recursos didáticos).</text:p>
            <text:p>O tempo não foi ultrapassado e foi próximo ao estabelecido. (Subitem: Utilização do tempo).</text:p>
            <text:p>Houve introdução, comentando sobre assuntos falados em aulas anteriores; desenvolvimento, falando sobre aterramento elétrico, numa visão geral e para a proteção contra choques elétricos e os esquemas de aterramento elétrico apresentados pela NBR 5410:2004. Para concluir a aula, foi realizado um exercício sobre esquemas de aterramento elétrico, bem como, revisados conceitos visto na aula; enfatizando a importância do aterramento para choques elétricos, das massas metálicas estarem aterradas, de haver um dispositivo de seccionamento automático na alimentação e da obrigatoriedade do uso de dispositivos diferencial residual em alguns esquemas de aterramento. (Subitem: Introdução, desenvolvimento e conclusão da aula).</text:p>
            <text:p/>
            <text:p>Atenciosamente.</text:p>
          </table:table-cell>
          <table:table-cell table:style-name="ce1"/>
        </table:table-row>
        <table:table-row table:style-name="ro1">
          <table:table-cell table:style-name="ce1" office:value-type="string" calcext:value-type="string">
            <text:p>434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0431-9</text:p>
          </table:table-cell>
          <table:table-cell table:style-name="ce1" office:value-type="string" calcext:value-type="string">
            <text:p>JULIANO COSTA LEAL DA SILVA</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Prezados, </text:p>
            <text:p>Venho, por meio deste, requerer a revisão da minha prova didática em relação aos seguintes itens: conteúdos utilizados e procedimentos didáticos. Solicito que essa revisão seja feita com base na análise da gravação de áudio e vídeo, como também do plano de aula por mim entregue aos três membros da banca avaliadora.</text:p>
            <text:p/>
            <text:p>Com relação ao primeiro item, conteúdos utilizados, considero que o que foi desenvolvido na aula estava totalmente conforme o item 9.14 do edital nº 05/2014. A aula foi bem organizada e estruturada, havendo coesão entre os subtemas abordados durante a aula de modo a deixar bem claro a introdução sobre choques elétricos que serviu de motivação aos alunos e que ficasse bem claro a necessidade da proteção dos seres vivos à este tipo de falha. No desenvolvimento, foi estruturada uma sequencia lógica dos subtemas de modo que o aluno de um curso técnico/tecnológico/médio pudesse ter perspectivas práticas além do exposto teoricamente. Os dados e exemplos utilizados estão dentro dos últimos  três anos o que corresponde à informações recentes e adequadas ao nível do aluno. Além disso a maior parte dos slides continham palavras destacadas em vermelho que foram utilizadas como palavras chaves e que foram enfatizadas na minha fala de modo a relevar os principais pontos da aula. Durante a aula deixei bem claro que devemos usar nossas ferramentas de trabalhos tais como: voltímetro, amperímetro para nos auxiliar no nosso cotidiano profissional, o que pode ser entendido como motivação e criatividade para resolução de problemas práticos. Finalmente acredito que fui bem firme demonstrando domínio e segurança além de cobrir todo o plano de aula e no final realizar um exemplo prático para que pudesse finalizar a aula ressalvando os principais pontos abordados.</text:p>
            <text:p>Ou seja, acredito que todos os pontos referentes ao item "conteúdos utilizados" foram bem claros durante a aula, não havendo motivo para o resultado obtido abaixo do esperado.</text:p>
            <text:p/>
            <text:p>Com relação ao segundo item, procedimentos didáticos, também gostaria que minha nota fosse reavaliada, considerando que o mesmo estava coerente em relação às descrições apresentadas no subitem 9.14 do edital nº 05/2014. Utilizei adequadamente todos os recursos disponíveis conforme o plano de aula, fui bem claro, usando o tom de voz adequado e novamente afirmo a coesão da aula sendo repetitivo em deixar claro uma introdução, um desenvolvimento e uma conclusão em todos os momentos da aula. No final da aula, além do exemplo que fiz de uma demonstração prática, entreguei uma lista de exercícios para ser discutida e entregue pelos alunos na aula posterior.</text:p>
            <text:p>Ou seja, acredito que todos os pontos referentes ao item "procedimentos didáticos" foram bem claros durante a aula, não havendo motivo para o resultado obtido abaixo do esperado.</text:p>
            <text:p/>
            <text:p/>
            <text:p/>
          </table:table-cell>
          <table:table-cell table:style-name="ce1"/>
        </table:table-row>
        <table:table-row table:style-name="ro1" table:visibility="filter">
          <table:table-cell table:style-name="ce1" office:value-type="string" calcext:value-type="string">
            <text:p>434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1527-7</text:p>
          </table:table-cell>
          <table:table-cell table:style-name="ce1" office:value-type="string" calcext:value-type="string">
            <text:p>Victor Felipe Moura Bezerra Melo</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4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0556-1</text:p>
          </table:table-cell>
          <table:table-cell table:style-name="ce1" office:value-type="string" calcext:value-type="string">
            <text:p>Arthur Paulo de Souza Cruz Mendonça</text:p>
          </table:table-cell>
          <table:table-cell table:style-name="ce1" office:value-type="string" calcext:value-type="string">
            <text:p>4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A nota dada pela banca ao plano de aula, que foi menor que 50%, não se justifica, pois, o mesmo atingiu todos os pontos estabelecidos no edital desse concurso. Como por exemplo, foi entregue à banca examinadora contendo as 3 (três) vias impressas; nele havia uma boa apresentação, com boa ortografia, layout, tipografia e impressão; Tinha em sua composição, coerência e clareza de objetivos e conteúdos, procedimentos metodológicos, recursos didáticos, avaliação e referências bibliográficas. Caso os pontos do plano de aula tenham sido retirados pela ausência de apresentação do mesmo, isso não pode ocorrer, pois o termo apresentação no edital está ambíguo, pois, tanto pode ser o modo como ele se apresenta, quanto o ato de apresentá-lo. Nesse caso, eu interpretei o modo como se apresenta, pois, não há clareza quanto a isso no edital. Além disso, caso essa grande quantidade de pontos tenha sido retirada pela banca, por julgar erroneamente que algum desses pontos não foram cumpridos adequadamente, isso também não pode ocorrer, pois, eles não são especificados quanto ao modo que devem estar dispostos no plano de aula e sim quais os pontos devem estar presentes. Acredito que atingi o objetivo de expor claramente os conhecimentos específicos <text:s/>do tema que me foi dado, o que não justifica também as baixíssimas notas dadas aos itens conteúdos utilizados e procedimentos didáticos, já que minha aula apresentou: organização dos conteúdos; uma abordagem subjacente à prática, ou seja, foi apresentada a aplicabilidade prática dos itens abordados; conteve informações adequadas e atualizadas; foram abordados os principais pontos do tema, obedecendo uma sequência; usei da criatividade e motivação, através do uso de imagens divertidas presentes nos slides e do constante feedback com os alunos, conforme simulado na aula; havia coerência entre plano e aula, pois, todos os pontos presentes no plano constavam na apresentação em slides; a avaliação foi realizada através da aplicação de exercícios tanto durante a aula, quanto após a sua conclusão; os recursos didáticos e audiovisuais foram bem empregados na aula expositiva e realizados através de computador; quadro branco; projetor multimídia; pincel e apagador para quadro branco; Windows XP; Power Point; leitor de Arquivos em PDF, conforme consta no edital; quanto ao tempo de 45 minutos, o mesmo foi cumprido, não podendo ser retirada nota desse item da apresentação, caso o mesmo tenha sido excedido, pois, isso não consta no edital; introdução, desenvolvimento e conclusão da aula; e por fim, fixação e verificação da aprendizagem através de aplicação de exercícios. Espero que o que tenho sido apresentado nessa justificativa, seja levado em consideração. Desde já agradeço.</text:p>
          </table:table-cell>
          <table:table-cell table:style-name="ce1"/>
        </table:table-row>
        <table:table-row table:style-name="ro1" table:visibility="filter">
          <table:table-cell table:style-name="ce1" office:value-type="string" calcext:value-type="string">
            <text:p>434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1743-1</text:p>
          </table:table-cell>
          <table:table-cell table:style-name="ce1" office:value-type="string" calcext:value-type="string">
            <text:p>Rodrigo Lopes Barreto</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4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1063-0</text:p>
          </table:table-cell>
          <table:table-cell table:style-name="ce1" office:value-type="string" calcext:value-type="string">
            <text:p>BEMIELISON GLETSON DA SILVA BEZERRA</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4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4044-2</text:p>
          </table:table-cell>
          <table:table-cell table:style-name="ce1" office:value-type="string" calcext:value-type="string">
            <text:p>Jonas Rodrigo da Silva Sousa</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Srs. Examinadores</text:p>
            <text:p/>
            <text:p>De acordo com o edital 05/2014 e considerando os itens a serem avaliados, venho solicitar reavaliação dos seguintes itens:</text:p>
            <text:p/>
            <text:p>- Plano de Aula</text:p>
            <text:p/>
            <text:p>Apresentou-se no plano e na sua composição uma excelente qualidade material, onde se encontra a coerência e clareza dos objetivos, a coerência entre objetivos e conteúdos, os procedimentos metodológicos os recursos didáticos e audiovisuais, a avaliação e execução do plano, bem como as devidas referências bibliográficas.</text:p>
            <text:p> </text:p>
            <text:p>- Conteúdos Utilizados</text:p>
            <text:p/>
            <text:p>Os conteúdos foram bem organizados, identificando-se introdução, desenvolvimento e conclusão, com uma abordagem subjacente à prática, a presença de atualidade e adequação das informações, sequência e estrutura dos pontos principais, motivação e criatividade, coerência entre plano e aula, além de domínio, segurança e avaliação.</text:p>
            <text:p>  </text:p>
            <text:p>- Procedimentos Didáticos</text:p>
            <text:p>  </text:p>
            <text:p>Nesse item, empregaram-se, apropriadamente, os recursos didáticos disponibilizados, com clareza na comunicação e utilização do tempo. Na aula, apresentou-se, devidamente, Introdução, Desenvolvimento e Conclusão, com revisão e fixação através de exercícios para verificação da aprendizagem.</text:p>
            <text:p/>
            <text:p>Aguardo parecer.</text:p>
            <text:p/>
          </table:table-cell>
          <table:table-cell table:style-name="ce1"/>
        </table:table-row>
        <table:table-row table:style-name="ro1" table:visibility="filter">
          <table:table-cell table:style-name="ce1" office:value-type="string" calcext:value-type="string">
            <text:p>434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20699-2</text:p>
          </table:table-cell>
          <table:table-cell table:style-name="ce1" office:value-type="string" calcext:value-type="string">
            <text:p>Magno Medeiros de Araújo</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5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letrotécnica - Dedicação Exclusiva</text:p>
          </table:table-cell>
          <table:table-cell table:style-name="ce1" office:value-type="string" calcext:value-type="string">
            <text:p>19308-2</text:p>
          </table:table-cell>
          <table:table-cell table:style-name="ce1" office:value-type="string" calcext:value-type="string">
            <text:p>JOSÉ RENIÊR ROCHA DE OLIVEIRA</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8.0</text:p>
          </table:table-cell>
          <table:table-cell table:style-name="ce1" office:value-type="string" calcext:value-type="string">
            <text:p>-</text:p>
          </table:table-cell>
          <table:table-cell table:style-name="ce1" office:value-type="string" calcext:value-type="string">
            <text:p>2.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5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19666-3</text:p>
          </table:table-cell>
          <table:table-cell table:style-name="ce1" office:value-type="string" calcext:value-type="string">
            <text:p>Francarlos Martins de Carvalho</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5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0485-5</text:p>
          </table:table-cell>
          <table:table-cell table:style-name="ce1" office:value-type="string" calcext:value-type="string">
            <text:p>Francisco de Assis Chaves de Brito</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Prezados Senhores,</text:p>
            <text:p/>
            <text:p>Solicito a reavaliação de minhas notas do quesito Conteúdos utilizados, pois de acordo com o edital, deveríamos contemplar os seguintes pontos:</text:p>
            <text:p/>
            <text:p>Organização dos conteúdos ( introdução, desenvolvimento e conclusão; abordagem subjacente à pratica; atualidade e adequação das informações; sequência e estrutura dos pontos principais; motivação e criatividade; coerência entre plano e aula; domínio e segurança; avaliação.</text:p>
            <text:p/>
            <text:p>Na organização do conteúdo, acredito que a sequência foi respeitada( introdução, desenvolvimento e conclusão), tendo como base a bibliografia usada para a montagem da aula, que fora o livro Física II de Sears e Zemansky, 10ª edição, que aborda o tema sorteado para minha aula.</text:p>
            <text:p>Fora comentado na aula a associação da 2ª Lei da Termodinâmica com o motor de combustão interna, que é uma associação à atualidade.</text:p>
            <text:p>Foi respeitada a sequência dos pontos principais, que são os enunciados da 2ª Lei da Termodinâmica.</text:p>
            <text:p>Acredito que ao fazer a associação do tema com o dia-a-dia, como foi falado na aula, por exemplo, o trem à vapor e submarino nuclear, eu tenha despertado o interesse, a curiosidade, o senso de criatividade e também trazido para a realidade dos alunos a aplicação desta Lei.</text:p>
            <text:p>Não vejo em que ponto fora desrespeitada a coerência entre o plano e a aula, já que todos os pontos do plano foram citados e desenvolvidos.</text:p>
            <text:p>Acredito que em nenhum momento mostrei insegurança no domínio do conteúdo, tentando explicá-lo de uma maneira de fácil compreensão, sem perder a profundidade da disciplina.</text:p>
            <text:p>Na elaboração da avaliação, a meu ver,  foi feita com o intuito de fixar a parte conceitual do tema na mente do aluno, que é a mais importante para a compreensão desta matéria.</text:p>
            <text:p/>
            <text:p/>
            <text:p>Ao analisar as notas que me foram atribuídas, percebi que o Avaliador 3, em todos os pontos avaliados, foi o mais rigoroso, tendo nesse tópico ( Conteúdos utilizados), uma discrepância com relação ao Avaliador 1, de mais de 15% na nota.</text:p>
            <text:p/>
            <text:p>Sendo assim, peço que as minhas notas sejam reavaliadas neste quesito.</text:p>
            <text:p/>
            <text:p>Muito obrigado pela atenção e compreensão de todos.</text:p>
            <text:p/>
            <text:p>Atenciosamente,</text:p>
            <text:p/>
            <text:p>Francisco de Assis Chaves de Brito</text:p>
            <text:p/>
            <text:p/>
          </table:table-cell>
          <table:table-cell table:style-name="ce1"/>
        </table:table-row>
        <table:table-row table:style-name="ro1" table:visibility="filter">
          <table:table-cell table:style-name="ce1" office:value-type="string" calcext:value-type="string">
            <text:p>435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19537-4</text:p>
          </table:table-cell>
          <table:table-cell table:style-name="ce1" office:value-type="string" calcext:value-type="string">
            <text:p>FRANCISCO TIAGO LEITÃO MUNIZ</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5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19618-4</text:p>
          </table:table-cell>
          <table:table-cell table:style-name="ce1" office:value-type="string" calcext:value-type="string">
            <text:p>Alex Samyr Mesquita Barbosa</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5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19492-0</text:p>
          </table:table-cell>
          <table:table-cell table:style-name="ce1" office:value-type="string" calcext:value-type="string">
            <text:p>RONEY ROBERTO DE MELO SOUSA</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5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1679-7</text:p>
          </table:table-cell>
          <table:table-cell table:style-name="ce1" office:value-type="string" calcext:value-type="string">
            <text:p>José Lázaro Vasconcelos</text:p>
          </table:table-cell>
          <table:table-cell table:style-name="ce1" office:value-type="string" calcext:value-type="string">
            <text:p>4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5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1844-9</text:p>
          </table:table-cell>
          <table:table-cell table:style-name="ce1" office:value-type="string" calcext:value-type="string">
            <text:p>rodrigo fasseluan morais correia</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Muito respeitosamente, e com a devida humildade, venho a solicitar uma revisão das notas atribuídas pelos avaliadores:</text:p>
            <text:p/>
            <text:p>i)  A avaliação do plano de aula do avaliador 3, está com uma distância de nota de 30% do avaliador 1, que só atribuiu 70% da nota máxima,mesmo considerando uma boa avaliação.</text:p>
            <text:p/>
            <text:p>Então, solicito a reconsiderar a avaliação do avaliador 3, a respeito do PLANO DE AULA..</text:p>
            <text:p/>
            <text:p>ii) .Para a avaliação dos conteúdos utilizados, mais uma vez a discrepância de percentual agora é de quase 60%, pois o avaliador 2, apenas apontou pouco mais de 40% da nota máxima, enquanto o avaliador 1 apontou quase 65% da nota máxima, e entendendo e respeitando todos.</text:p>
            <text:p/>
            <text:p>Venho solicitar a revisão desse ponto:  CONTEÚDOS UTILIZADOS de todos os avaliadores.</text:p>
            <text:p/>
            <text:p>Desta feita, agradeço a atenção de todos.</text:p>
          </table:table-cell>
          <table:table-cell table:style-name="ce1"/>
        </table:table-row>
        <table:table-row table:style-name="ro1" table:visibility="filter">
          <table:table-cell table:style-name="ce1" office:value-type="string" calcext:value-type="string">
            <text:p>435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19402-8</text:p>
          </table:table-cell>
          <table:table-cell table:style-name="ce1" office:value-type="string" calcext:value-type="string">
            <text:p>Thiago Bruno Rafael de Freitas Oliveira</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5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0581-0</text:p>
          </table:table-cell>
          <table:table-cell table:style-name="ce1" office:value-type="string" calcext:value-type="string">
            <text:p>KARLO SERGIO MEDEIROS LEOPOLDINO</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 A nota aferida de 51 não contemplou alguns aspectos relevantes no desenvolvimento da aula com o tema "segunda lei da termodinâmica" pois, iniciei com uma introdução reflexiva sobre as bases desta lei na natureza explicando, em detrimento a primeira lei, que existem sentidos possíveis da transformação de energia na natureza . Esses sentidos regem uma nova propriedade de estado denominada ENTROPIA que acaba sendo a base para o surgimento da segunda lei da termodinâmica. O desenvolvimento da aula ocorreu com base nas máquinas térmicas  que evidenciam o sentido preferencial da energia . Neste momento, surge um outro enunciado totalmente em conformidade com o conceito de Entropia " O calor(energia térmica) flui do corpo quente para o corpo frio" . Na sequência, mostra-se as condições para as máquinas térmicas apresentarem o rendimento máximo e, finalmente, a conclusão da aula com a resolução da situação problema proposta no início.</text:p>
            <text:p>  Sinceramente, ainda não entendi esta nota:::</text:p>
            <text:p>  Será que foi porque:</text:p>
            <text:p/>
            <text:p>1) Falei em Enem ?</text:p>
            <text:p>2) Fiz conecções entre Física e História ?</text:p>
            <text:p>3) Não fui técnico ?</text:p>
            <text:p/>
            <text:p>   Se, a justificativa da presente banca for a de que misturei muito os assuntos, estou satisfeito com minha nota , pois é impossível falar de segunda lei da termodinâmica sem inclui o conceito de entropia e as condições para o rendimento máximo  . Sugiro que, se for assim, nos próximas temas separe este tema em outros 3: Entropia, máquinas térmicas e máquinas frigoríficas para que, desta forma, não se corra o risco de não se selecionar excelentes profissionais para esta renomada instituição.      </text:p>
            <text:p>   </text:p>
          </table:table-cell>
          <table:table-cell table:style-name="ce1"/>
        </table:table-row>
        <table:table-row table:style-name="ro1" table:visibility="filter">
          <table:table-cell table:style-name="ce1" office:value-type="string" calcext:value-type="string">
            <text:p>436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3070-3</text:p>
          </table:table-cell>
          <table:table-cell table:style-name="ce1" office:value-type="string" calcext:value-type="string">
            <text:p>THIAGO ARRAIS SOARES</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6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1962-0</text:p>
          </table:table-cell>
          <table:table-cell table:style-name="ce1" office:value-type="string" calcext:value-type="string">
            <text:p>Danilo Pinheiro da Cunha</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6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1495-0</text:p>
          </table:table-cell>
          <table:table-cell table:style-name="ce1" office:value-type="string" calcext:value-type="string">
            <text:p>CARLOS ALEXANDRE BARROS DE ALMEIDA</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6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0853-6</text:p>
          </table:table-cell>
          <table:table-cell table:style-name="ce1" office:value-type="string" calcext:value-type="string">
            <text:p>Francys Anthony da Silva</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Venho através deste recurso pedir uma nova avaliação da minha prova de desempenho, pois nos critérios que dizem respeito aos conteúdos utilizados e procedimentos didáticos, a pontuação não condiz com o que foi exposto na aula, ou seja, as notas dadas pelos avaliadores estão muito abaixo da aula ministrada.</text:p>
            <text:p/>
            <text:p>Vale salientar que todos os pontos que estão expressos no edital foram seguidos: </text:p>
            <text:p/>
            <text:p>* Organização dos conteúdos,abordagem subjacente à prática  atualidade e adequação das informações; sequência e estrutura dos pontos principais; motivação e criatividade; coerência entre plano aula; domínio e segurança; avaliação</text:p>
            <text:p/>
            <text:p>* Emprego apropriado dos recursos didáticos; clareza na comunicação; utilização do tempo; introdução, desenvolvimento e conclusão da aula; fixação e verificação da aprendizagem.</text:p>
            <text:p/>
            <text:p/>
            <text:p>Com isso, espero que minha prova de desempenhio seja reavalida.</text:p>
            <text:p/>
            <text:p>Att,</text:p>
            <text:p/>
            <text:p>Francys Anthony da Silva</text:p>
          </table:table-cell>
          <table:table-cell table:style-name="ce1"/>
        </table:table-row>
        <table:table-row table:style-name="ro1" table:visibility="filter">
          <table:table-cell table:style-name="ce1" office:value-type="string" calcext:value-type="string">
            <text:p>436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0602-8</text:p>
          </table:table-cell>
          <table:table-cell table:style-name="ce1" office:value-type="string" calcext:value-type="string">
            <text:p>Jardel Francisco Bonfim Chagas</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6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20007-4</text:p>
          </table:table-cell>
          <table:table-cell table:style-name="ce1" office:value-type="string" calcext:value-type="string">
            <text:p>Edson José da Costa Santos</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6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19718-7</text:p>
          </table:table-cell>
          <table:table-cell table:style-name="ce1" office:value-type="string" calcext:value-type="string">
            <text:p>Cosmo Mariano da Silva Júnior</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6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19481-2</text:p>
          </table:table-cell>
          <table:table-cell table:style-name="ce1" office:value-type="string" calcext:value-type="string">
            <text:p>LUIZ PAULO FERNANDES LIMA</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6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19403-2</text:p>
          </table:table-cell>
          <table:table-cell table:style-name="ce1" office:value-type="string" calcext:value-type="string">
            <text:p>FREUD ARAUJO MEDEIROS</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6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ísica - Dedicação Exclusiva</text:p>
          </table:table-cell>
          <table:table-cell table:style-name="ce1" office:value-type="string" calcext:value-type="string">
            <text:p>19304-4</text:p>
          </table:table-cell>
          <table:table-cell table:style-name="ce1" office:value-type="string" calcext:value-type="string">
            <text:p>Anderson Luiz Pinheiro de Oliveira</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7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1631-6</text:p>
          </table:table-cell>
          <table:table-cell table:style-name="ce1" office:value-type="string" calcext:value-type="string">
            <text:p>Felipe Peixoto Pinheiro de Oliveira</text:p>
          </table:table-cell>
          <table:table-cell table:number-columns-repeated="2" table:style-name="ce1" office:value-type="string" calcext:value-type="string">
            <text:p>56.0</text:p>
          </table:table-cell>
          <table:table-cell table:number-columns-repeated="2" table:style-name="ce1" office:value-type="string" calcext:value-type="string">
            <text:p>5.0</text:p>
          </table:table-cell>
          <table:table-cell table:number-columns-repeated="2" table:style-name="ce1" office:value-type="string" calcext:value-type="string">
            <text:p>18.0</text:p>
          </table:table-cell>
          <table:table-cell table:number-columns-repeated="2" table:style-name="ce1" office:value-type="string" calcext:value-type="string">
            <text:p>23.0</text:p>
          </table:table-cell>
          <table:table-cell table:number-columns-repeated="2" table:style-name="ce1" office:value-type="string" calcext:value-type="string">
            <text:p>10.0</text:p>
          </table:table-cell>
          <table:table-cell table:number-columns-repeated="2" table:style-name="ce1" office:value-type="string" calcext:value-type="string">
            <text:p>58.0</text:p>
          </table:table-cell>
          <table:table-cell table:number-columns-repeated="2" table:style-name="ce1" office:value-type="string" calcext:value-type="string">
            <text:p>5.0</text:p>
          </table:table-cell>
          <table:table-cell table:number-columns-repeated="2" table:style-name="ce1" office:value-type="string" calcext:value-type="string">
            <text:p>22.0</text:p>
          </table:table-cell>
          <table:table-cell table:number-columns-repeated="2" table:style-name="ce1" office:value-type="string" calcext:value-type="string">
            <text:p>21.0</text:p>
          </table:table-cell>
          <table:table-cell table:number-columns-repeated="2" table:style-name="ce1" office:value-type="string" calcext:value-type="string">
            <text:p>10.0</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Solicita-se a reavaliação do conteúdo e da forma do plano de aula disponibilizado na avaliação didática. </text:p>
          </table:table-cell>
          <table:table-cell table:style-name="ce1" office:value-type="string" calcext:value-type="string">
            <text:p/>
            <text:p>Em resposta ao recurso interposto pelo(a) candidato(a), reiteramos que a nota atribuída ao candidato toma como referencia todos os itens descritos na Ficha de Avaliação do Edital, conforme está especificado a seguir. </text:p>
            <text:p/>
            <text:p>Em se tratando do item PLANO DE AULA:</text:p>
            <text:p/>
            <text:p>De início é oportuno destacar que o candidato não entregou o Plano de Aula no início da aula (isso aconteceu 13 minutos após o início da exposição, ressaltando que a aula total teve duração de 33 minutos), não tendo também apresentado em seus slides os objetivos pretendidos, nem o conteúdo a ser trabalhado durante a mesma, o que deixou a BANCA impossibilitada de entender a sequência didática que seria abordada. </text:p>
            <text:p/>
            <text:p>Analisando, o Plano de Aula mais especificamente, segundo os critérios de análise, identificamos que:</text:p>
            <text:p/>
            <text:p>- O público ao qual se destina a aula não está definido no documento;</text:p>
            <text:p>- Não se tem a identificação da instituição;</text:p>
            <text:p>- Qualidade deficiente da impressão;</text:p>
            <text:p>- Documento mal formatado;</text:p>
            <text:p>- A metodologia foi definida superficialmente;</text:p>
            <text:p>- Nos recursos didáticos não foram descritos todos os recursos utilizados na aula (quadro branco e pincel atômico)</text:p>
            <text:p/>
            <text:p>Analisando, o Conteúdo mais especificamente, segundo os critérios de análise, identificamos que:</text:p>
            <text:p/>
            <text:p>- A Banca, conforme já destacado anteriormente, ficou impossibilitada de entender a sequência que o candidato abordou já que o Plano de Aula não foi entregue no início da aula;</text:p>
            <text:p>- O candidato não retomou o conteúdo a medida que este ia evoluindo, também não apresentando exemplos que facilitassem a compreensão do assunto;</text:p>
            <text:p>- Como o candidato não identificou o público alvo da aula, a Banca ficou impossibilitada de avaliar a adequação das informações apresentadas. Ressalta-se que foi utilizada uma linguagem complexa, que poderia justificar-se caso o público da aula tivesse sido identificado;</text:p>
            <text:p>-A aula foi cansativa, os slides não apresentavam atratividade e o ritmo de abordagem deixou a desejar quanto a interação com a turma;</text:p>
            <text:p>- No fechamento da aula não foi feita nenhuma conclusão acerca do que foi abordado; o resgate dos objetivos pretendidos não aconteceu. O candidato apenas colocou uma frase para a reflexão;</text:p>
            <text:p>- Não se teve um uso adequado do tempo: a aula aconteceu em 33 minutos, ou seja, 12 minutos deixaram de ser aproveitados (ociosidade de 26,66% do tempo disponibilizado para a aula);</text:p>
            <text:p>- A atividade apresentada foi entregue sem nenhuma identificação quanto a instituição, professor e disciplina. - Os objetivos pretendidos também não estavam claros. A questão utilizada na avaliação não apresenta um enunciado contextualizado.</text:p>
            <text:p/>
            <text:p>Logo, o candidato não atendeu de forma satisfatória aos requisitos da Prova de Desempenho e, por isso, o recurso está indeferido. A Banca MANTÉM a nota atribuída ao candidato.</text:p>
          </table:table-cell>
        </table:table-row>
        <table:table-row table:style-name="ro1">
          <table:table-cell table:style-name="ce1" office:value-type="string" calcext:value-type="string">
            <text:p>437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1805-9</text:p>
          </table:table-cell>
          <table:table-cell table:style-name="ce1" office:value-type="string" calcext:value-type="string">
            <text:p>FRANCISCO JUCIVANIO FELIX DE SOUSA</text:p>
          </table:table-cell>
          <table:table-cell table:number-columns-repeated="2" table:style-name="ce1" office:value-type="string" calcext:value-type="string">
            <text:p>58.0</text:p>
          </table:table-cell>
          <table:table-cell table:number-columns-repeated="2" table:style-name="ce1" office:value-type="string" calcext:value-type="string">
            <text:p>7.0</text:p>
          </table:table-cell>
          <table:table-cell table:number-columns-repeated="2" table:style-name="ce1" office:value-type="string" calcext:value-type="string">
            <text:p>18.0</text:p>
          </table:table-cell>
          <table:table-cell table:number-columns-repeated="2" table:style-name="ce1" office:value-type="string" calcext:value-type="string">
            <text:p>23.0</text:p>
          </table:table-cell>
          <table:table-cell table:number-columns-repeated="2" table:style-name="ce1" office:value-type="string" calcext:value-type="string">
            <text:p>10.0</text:p>
          </table:table-cell>
          <table:table-cell table:number-columns-repeated="2" table:style-name="ce1" office:value-type="string" calcext:value-type="string">
            <text:p>55.0</text:p>
          </table:table-cell>
          <table:table-cell table:number-columns-repeated="2" table:style-name="ce1" office:value-type="string" calcext:value-type="string">
            <text:p>7.0</text:p>
          </table:table-cell>
          <table:table-cell table:number-columns-repeated="2" table:style-name="ce1" office:value-type="string" calcext:value-type="string">
            <text:p>18.0</text:p>
          </table:table-cell>
          <table:table-cell table:number-columns-repeated="2" table:style-name="ce1" office:value-type="string" calcext:value-type="string">
            <text:p>20.0</text:p>
          </table:table-cell>
          <table:table-cell table:number-columns-repeated="2" table:style-name="ce1" office:value-type="string" calcext:value-type="string">
            <text:p>10.0</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Solicito a revisão de notas da prova de didática referente aos seguintes pontos:</text:p>
            <text:p>Plano de aula: ao observar o edital do concurso tenho clareza que obedeci aos respectivos critérios estabelecidos, a qualidade do material, as referencias bibliográficas propostas, sendo utilizado apenas os procedimentos e o material descrito no plano, os objetivos foram traçados conforme o conteúdo proposto. Ao final propôs uma avaliação dando continuidade a aula e propondo um feedback para os alunos, infelizmente um avaliador estava desatento, chegando a cochilar durante a explanação do conteudo, observei que o mesmo nem chegou a olhar o referido plano pois perguntou a colega do lado, aonde estavam essas atividades e a mesma pediu que olhasse o material que lhe foi entregue, apontando para o plano. </text:p>
            <text:p/>
            <text:p>Conteúdo Utilizado e Procedimentos Didáticos: ao preparar o plano de aula em relação a temática proposta optei por utilizar uma aula introdutória referentes a conceitos da tomada de decisão dentro de uma organização, foi proposta uma aula conceitual qualitativa referente ao assunto. Utilizei referenciais citados na bibliografia, procurei introduzir o conteúdo com referencial histórico, desenvolver uma proposta lúdica e contextualizada para uma aula de conceitos e com referencias ao dia a dia dos alunos para que os mesmos pudessem perceber e se encantar com a problemática da tomada de decisão dentro do contexto organizacional.</text:p>
            <text:p> </text:p>
            <text:p>Outro ponto a ser questionado foi o manuseio do celular por um outro avaliador durante a aula, o mesmo deixou o seu celular no braço da carteira e durante diversas vezes ficou tocando e olhando a tela do mesmo, percebi essa ação durante umas tres a quatro vezes. Qual o objetivo dessa ação para o concurso? O avaliador poderia estar utilizando a função cronometro mas como os avaliadores estavam perto da lousa, pude verificar que essa função não estava sendo utilizada pelo referido avaliador. E já que esse mesmo avaliador tinha um net book na sua frente e ainda usava um relogio, poderia te-los usados para o o calculo do tempo da aula. O avaliador poderia manusear o celular durante a exposição da aula?</text:p>
            <text:p/>
            <text:p>Atenciosamente,</text:p>
            <text:p/>
            <text:p>Fco Jucivânio Felix de Sousa</text:p>
            <text:p/>
            <text:p/>
          </table:table-cell>
          <table:table-cell table:style-name="ce1" office:value-type="string" calcext:value-type="string">
            <text:p>Em resposta ao recurso interposto pelo(a) candidato(a), reiteramos que a nota atribuída ao candidato toma como referencia todos os itens descritos na Ficha de Avaliação do Edital, conforme está especificado a seguir. </text:p>
            <text:p/>
            <text:p>Em se tratando do item PLANO DE AULA:</text:p>
            <text:p/>
            <text:p>- O público ao qual se destina a aula não está definido no documento;</text:p>
            <text:p>- Não foi apresentado o item referente ao tema da aula. O material apresenta a denominação PONTO ;</text:p>
            <text:p>- Documento mal formatado;</text:p>
            <text:p>- Não se teve a delimitação do objetivo geral pretendido com a aula;</text:p>
            <text:p>- A metodologia não foi apresentada no plano.</text:p>
            <text:p/>
            <text:p>O critério de controle do tempo utilizado é de responsabilidade da BANCA.O candidato buscou a interação com os alunos, mas não fez uma conexão entre os slides. A banca ainda observou:</text:p>
            <text:p/>
            <text:p>- Ao apresentar os elementos clássicos na tomada de decisão de Simon, o candidato não trouxe exemplos do ambiente organizacional. Houve muita leitura de slides, demonstrando superficialidade ao abordar o conteúdo. </text:p>
            <text:p/>
            <text:p>- Ao apresentar as funções administrativas, o candidato trocou organização por coordenação. Alguns slides não estavam referenciados. Não foram apresentadas as etapas do processo decisório, aspecto trabalhado pela grande maioria dos autores de administração ao trabalhar este conteúdo.</text:p>
            <text:p/>
            <text:p>- Não houve clareza ao explicar o método Delphi e a análise multicritério  o candidato não aprofundou a apresentação e não trouxe exemplos sobre possíveis decisões que pudessem ser tomadas por meio desses métodos. Ao expor o diagrama de Ishikawa, o candidato não abordou os 4Ms originalmente as causas dispostas no modelo (mão de obra, materiais, métodos e maquinário).</text:p>
            <text:p/>
            <text:p>- A maioria dos exemplos não estava relacionado ao ambiente organizacional. </text:p>
            <text:p/>
            <text:p>Logo, o candidato não atendeu de forma satisfatória aos requisitos da Prova de Desempenho e, por isso, o recurso está indeferido. A Banca MANTÉM a nota atribuída ao candidato.</text:p>
            <text:p/>
          </table:table-cell>
        </table:table-row>
        <table:table-row table:style-name="ro1" table:visibility="filter">
          <table:table-cell table:style-name="ce1" office:value-type="string" calcext:value-type="string">
            <text:p>437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1464-5</text:p>
          </table:table-cell>
          <table:table-cell table:style-name="ce1" office:value-type="string" calcext:value-type="string">
            <text:p>Francisco Sergio de Almeida Neto</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7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19609-5</text:p>
          </table:table-cell>
          <table:table-cell table:style-name="ce1" office:value-type="string" calcext:value-type="string">
            <text:p>Felipe Luiz Neves Bezerra de Melo</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7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0225-8</text:p>
          </table:table-cell>
          <table:table-cell table:style-name="ce1" office:value-type="string" calcext:value-type="string">
            <text:p>Maíra Medeiros de Araújo</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7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6116-7</text:p>
          </table:table-cell>
          <table:table-cell table:style-name="ce1" office:value-type="string" calcext:value-type="string">
            <text:p>Alinne Pompeu Cunha de Queiros</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7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1390-5</text:p>
          </table:table-cell>
          <table:table-cell table:style-name="ce1" office:value-type="string" calcext:value-type="string">
            <text:p>Arthur William Pereira da Silva</text:p>
          </table:table-cell>
          <table:table-cell table:number-columns-repeated="2" table:style-name="ce1" office:value-type="string" calcext:value-type="string">
            <text:p>55.0</text:p>
          </table:table-cell>
          <table:table-cell table:number-columns-repeated="2" table:style-name="ce1" office:value-type="string" calcext:value-type="string">
            <text:p>5.0</text:p>
          </table:table-cell>
          <table:table-cell table:number-columns-repeated="4" table:style-name="ce1" office:value-type="string" calcext:value-type="string">
            <text:p>20.0</text:p>
          </table:table-cell>
          <table:table-cell table:number-columns-repeated="2" table:style-name="ce1" office:value-type="string" calcext:value-type="string">
            <text:p>10.0</text:p>
          </table:table-cell>
          <table:table-cell table:number-columns-repeated="2" table:style-name="ce1" office:value-type="string" calcext:value-type="string">
            <text:p>53.0</text:p>
          </table:table-cell>
          <table:table-cell table:number-columns-repeated="2" table:style-name="ce1" office:value-type="string" calcext:value-type="string">
            <text:p>7.0</text:p>
          </table:table-cell>
          <table:table-cell table:number-columns-repeated="4" table:style-name="ce1" office:value-type="string" calcext:value-type="string">
            <text:p>18.0</text:p>
          </table:table-cell>
          <table:table-cell table:number-columns-repeated="2" table:style-name="ce1" office:value-type="string" calcext:value-type="string">
            <text:p>10.0</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Solicito a recorreção do critério de avaliação Plano de Aula da prova de desempenho, e consequentemente a modificação das notas atribuídas pela banca de avaliação a este critério, tendo sido estas: 5.0, 7.0 e 5.0, tendo em vista que o plano entregue a banca cumpri todos os requisitos de avaliação do item 9.14 do edital 05/2014-Reitoria/IFRN, como pode ser comprovado com a análise do plano de aula entregue à banca avaliadora, sendo estes: Apresentação do plano e composição; qualidade do material impresso (ortografia, layout; tipografia e impressão); coerência e 10 pontos clareza dos objetivos; coerência entre objetivos e conteúdos; procedimentos metodológicos; recursos didáticos e audiovisuais; avaliação e execução do plano; referências bibliográficas.</text:p>
            <text:p/>
            <text:p>Solicito a recorreção do critério de avaliação Conteúdos Utilizados, e consequentemente a modificação das notas atribuídas pela banca de avaliação a este critério, tendo sido estas: 20.0, 18.0 e 23.0, pois cumpri grande parte dos requisitos citados no item 9.14 do edital 05/2014-Reitoria/IFRN, no que se refere a esse critério, que são: Organização dos conteúdos (introdução, desenvolvimento e conclusão); abordagem subjacente à prática; atualidade e adequação das informações; sequência e estrutura dos pontos principais; motivação e criatividade; coerência entre plano e aula; domínio e segurança; avaliação. Com ênfase para o cumprimento dos seguintes requisitos: Organização dos conteúdos (introdução, desenvolvimento e conclusão); sequência e estrutura dos pontos principais; motivação e criatividade; coerência entre plano e aula; domínio e segurança; avaliação. Como pode ser visto no vídeo que foi gravado durante a minha aula.</text:p>
            <text:p/>
          </table:table-cell>
          <table:table-cell table:style-name="ce1" office:value-type="string" calcext:value-type="string">
            <text:p>Em resposta ao recurso interposto pelo candidato, reiteramos que nota atribuída ao candidato toma como referência base todos os itens descritos na Ficha de Avaliação do Edital, conforme está especificado a seguir. Em se tratando do item Plano de aula:</text:p>
            <text:p/>
            <text:p>- O plano de aula trazia muitos objetivos específicos  oito; em relação ao último objetivo: o candidato não aplicou um caso específico que permitisse a aplicação das ferramentas. Como o candidato utilizou apenas 27 minutos para expor o conteúdo, ou seja, pouco mais da metade do tempo, houve prejuízo no alcance dos objetivos e comprometeu a avaliação de todos os aspectos deste item, como coerência entre objetivos e conteúdos, procedimentos metodológicos e avaliação e execução do plano. A aula total durou 31 minutos. </text:p>
            <text:p/>
            <text:p>Em se tratando dos outros itens:</text:p>
            <text:p/>
            <text:p>- A explicação a respeito dos modelos de tomada de decisão (racional e de racionalidade) limitado foi confusa, uma vez que o candidato afirmou que seguiria o modelo da racionalidade limitada  esse modelo não depende do contexto do problema/oportunidade?</text:p>
            <text:p/>
            <text:p>- O candidato poderia ter feito uma melhor conexão entre os slides, amarrando melhor os tópicos. Não houve interação com a turma, comprometendo a dinâmica da aula.</text:p>
            <text:p/>
            <text:p>- Etapas do processo decisório: candidato não contextualizou com exemplos, o que facilitaria a compreensão. A falta de exemplos com a realidade organizacional comprometeu a consecução dos objetivos. </text:p>
            <text:p/>
            <text:p>Logo, o candidato não atendeu de forma satisfatória aos requisitos da Prova de desempenho e, por isso, o recurso está indeferido. A Banca MANTÉM a nota atribuída ao candidato. </text:p>
            <text:p/>
          </table:table-cell>
        </table:table-row>
        <table:table-row table:style-name="ro1" table:visibility="filter">
          <table:table-cell table:style-name="ce1" office:value-type="string" calcext:value-type="string">
            <text:p>437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1254-6</text:p>
          </table:table-cell>
          <table:table-cell table:style-name="ce1" office:value-type="string" calcext:value-type="string">
            <text:p>Cristiano da Silva Santos</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7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1776-6</text:p>
          </table:table-cell>
          <table:table-cell table:style-name="ce1" office:value-type="string" calcext:value-type="string">
            <text:p>Andre Luiz Azevedo Alcantara</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3.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4.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1.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7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1409-6</text:p>
          </table:table-cell>
          <table:table-cell table:style-name="ce1" office:value-type="string" calcext:value-type="string">
            <text:p>Monique Fonseca Cardoso</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0547-2</text:p>
          </table:table-cell>
          <table:table-cell table:style-name="ce1" office:value-type="string" calcext:value-type="string">
            <text:p>Shirley Luanna Vieira Peixoto Genuíno </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19305-9</text:p>
          </table:table-cell>
          <table:table-cell table:style-name="ce1" office:value-type="string" calcext:value-type="string">
            <text:p>José Paulo de Sousa</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3631-0</text:p>
          </table:table-cell>
          <table:table-cell table:style-name="ce1" office:value-type="string" calcext:value-type="string">
            <text:p>Marcos Paulo da Silva</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0819-9</text:p>
          </table:table-cell>
          <table:table-cell table:style-name="ce1" office:value-type="string" calcext:value-type="string">
            <text:p>ROCHELE KALINE REIS DE MEDEIROS</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0711-0</text:p>
          </table:table-cell>
          <table:table-cell table:style-name="ce1" office:value-type="string" calcext:value-type="string">
            <text:p>Ruan Rodrigo Araújo da Costa</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2039-8</text:p>
          </table:table-cell>
          <table:table-cell table:style-name="ce1" office:value-type="string" calcext:value-type="string">
            <text:p>Yuri de Lima PADILHA</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19633-9</text:p>
          </table:table-cell>
          <table:table-cell table:style-name="ce1" office:value-type="string" calcext:value-type="string">
            <text:p>IANARA CIBELLY VIEIRA</text:p>
          </table:table-cell>
          <table:table-cell table:style-name="ce1" office:value-type="string" calcext:value-type="string">
            <text:p>42.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1689-0</text:p>
          </table:table-cell>
          <table:table-cell table:style-name="ce1" office:value-type="string" calcext:value-type="string">
            <text:p>Ermerson de Oliveira Capistrano</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1466-4</text:p>
          </table:table-cell>
          <table:table-cell table:style-name="ce1" office:value-type="string" calcext:value-type="string">
            <text:p>Elitânia Tavares dos Santos Ramalho</text:p>
          </table:table-cell>
          <table:table-cell table:style-name="ce1" office:value-type="string" calcext:value-type="string">
            <text:p>41.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2.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8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20079-9</text:p>
          </table:table-cell>
          <table:table-cell table:style-name="ce1" office:value-type="string" calcext:value-type="string">
            <text:p>Patricia de Albuquerque Maia</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9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a Administração, Gestão de Negócios e Marketing - Dedicação Exclusiva</text:p>
          </table:table-cell>
          <table:table-cell table:style-name="ce1" office:value-type="string" calcext:value-type="string">
            <text:p>19779-3</text:p>
          </table:table-cell>
          <table:table-cell table:style-name="ce1" office:value-type="string" calcext:value-type="string">
            <text:p>Marcelo Bandiera Pereira</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9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20387-1</text:p>
          </table:table-cell>
          <table:table-cell table:style-name="ce1" office:value-type="string" calcext:value-type="string">
            <text:p>Jônatas de Sousa Carneiro</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9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21389-2</text:p>
          </table:table-cell>
          <table:table-cell table:style-name="ce1" office:value-type="string" calcext:value-type="string">
            <text:p>Renata Mayara Moreira de Lima</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9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20130-6</text:p>
          </table:table-cell>
          <table:table-cell table:style-name="ce1" office:value-type="string" calcext:value-type="string">
            <text:p>Rodrigo Cardoso Da Silva</text:p>
          </table:table-cell>
          <table:table-cell table:style-name="ce1" office:value-type="string" calcext:value-type="string">
            <text:p>6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9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19393-2</text:p>
          </table:table-cell>
          <table:table-cell table:style-name="ce1" office:value-type="string" calcext:value-type="string">
            <text:p>Maria Rita de Oliveira Nunes</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9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20328-4</text:p>
          </table:table-cell>
          <table:table-cell table:style-name="ce1" office:value-type="string" calcext:value-type="string">
            <text:p>Regina Ferreira de Araujo</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39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20653-0</text:p>
          </table:table-cell>
          <table:table-cell table:style-name="ce1" office:value-type="string" calcext:value-type="string">
            <text:p>Hermógenes Henrique Oliveira Nascimento</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39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20883-7</text:p>
          </table:table-cell>
          <table:table-cell table:style-name="ce1" office:value-type="string" calcext:value-type="string">
            <text:p>Paula Roberta de Oliveira Leite</text:p>
          </table:table-cell>
          <table:table-cell table:style-name="ce1" office:value-type="string" calcext:value-type="string">
            <text:p>4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4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1.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Venho por meio deste interpor <text:s/>recurso para prova de desempenho, visto que a minha concepção atendeu a proposta do plano de aula, conteúdos utilizados e nos procedimentos didáticos.</text:p>
          </table:table-cell>
          <table:table-cell table:style-name="ce1" office:value-type="string" calcext:value-type="string">
            <text:p>Em resposta ao recurso interposto pela candidata Paula Roberta de Oliveira Leite, informamos que a avaliação da Prova de Desempenho consistiu na análise dos itens descritos na Ficha de Avaliação. Com base nos itens Conteúdos Utilizados e Procedimentos Didáticos a candidata fugiu da temática da aula, a aula apresentada não foi direcionada a alunos de nível médio, a organização do conteúdo exposto na aula foi prolixa e confusa, o tempo da aula não foi cumprido.</text:p>
            <text:p/>
            <text:p>Baseando-se no exposto, não há fundamento na justificativa apresentada e, por isso o recurso está INDEFERIDO. A Banca MANTÉM a nota atribuída à candidata Paula Roberta de Oliveira Leite. </text:p>
          </table:table-cell>
        </table:table-row>
        <table:table-row table:style-name="ro1">
          <table:table-cell table:style-name="ce1" office:value-type="string" calcext:value-type="string">
            <text:p>439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22943-9</text:p>
          </table:table-cell>
          <table:table-cell table:style-name="ce1" office:value-type="string" calcext:value-type="string">
            <text:p>paula wabner binfare</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Prezados, venho muito respeitosamente, solicitar revisão da nota atribuída ao quesito "Requisitos Pessoais (Pontualidade; postura profissional adequada, valendo 10 pontos). Há uma grande disparidade de valores atribuídos entre os avaliadores 1 e 2 para o 3. Conforme pode ser verificado na filmagem, cumpri todos os itens referentes a pontualidade, incluindo terminar minha apresentação em exatos 44 minutos. Também não feri nenhum quesito que tange a  postura profissional. Este deve ter sido o entendimento dos avaliadores 1 e 2, já que somente o avaliador 3 atribuiu uma nota bem inferior as demais. Meu questionamento não é necessariamente nem em relação a avaliação, que é de caráter subjetivo, mas me chamou demais atenção a diferença das notas tendo por base as demais terem sido 9 e 8 e do avaliador 3, nota 5. Obrigada!</text:p>
            <text:p/>
          </table:table-cell>
          <table:table-cell table:style-name="ce1" office:value-type="string" calcext:value-type="string">
            <text:p>Em resposta ao recurso interposto pela candidata Paula Roberta de Oliveira Leite, informamos que a avaliação da Prova de Desempenho consistiu na análise dos itens descritos na Ficha de Avaliação. Com base nos itens Conteúdos Utilizados e Procedimentos Didáticos a candidata fugiu da temática da aula, a aula apresentada não foi direcionada a alunos de nível médio, a organização do conteúdo exposto na aula foi prolixa e confusa, o tempo da aula não foi cumprido.</text:p>
            <text:p/>
            <text:p>Baseando-se no exposto, não há fundamento na justificativa apresentada e, por isso o recurso está INDEFERIDO. A Banca MANTÉM a nota atribuída à candidata Paula Roberta de Oliveira Leite. </text:p>
          </table:table-cell>
        </table:table-row>
        <table:table-row table:style-name="ro1">
          <table:table-cell table:style-name="ce1" office:value-type="string" calcext:value-type="string">
            <text:p>439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20735-5</text:p>
          </table:table-cell>
          <table:table-cell table:style-name="ce1" office:value-type="string" calcext:value-type="string">
            <text:p>Ana Neri da Paz Justino</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Prezados membros da comissão responsável pela execução do concurso: IFRN - CONCURSO PÚBLICO PARA PROVIMENTOS DE CARGOS DE DOCENTE - Edital 05/2014.</text:p>
            <text:p/>
            <text:p>Solicito revisão da avaliação da Prova de Desempenho em função das diferenças apresentadas entre as pontuações apresentada pelos avaliadores, conforme quadro a seguir:</text:p>
            <text:p/>
            <text:p>Critério Avaliado/ AvaliadorAvaliador 1                    Avaliador 2                         Avaliador 3</text:p>
            <text:p/>
            <text:p>Plano de aula                   9.0                                9.0                                     7.0</text:p>
            <text:p>Conteúdos utilizados           38.0                        27.0                                     29.0</text:p>
            <text:p>Procedimentos didáticos   30.0                        37.0                                       30.0</text:p>
            <text:p>Requisitos pessoais           10.0                        9.0                                      9.0</text:p>
            <text:p>Total                                   87.0                        82.0                                      75.0</text:p>
            <text:p/>
            <text:p>Solicito ainda que sejam considerados os seguintes critérios em consonância com as prerrogativas do EDITAL 05/2014 - REITORIA/IFRN:</text:p>
            <text:p/>
            <text:p>Plano de aula: </text:p>
            <text:p>Todos os elementos solicitados constavam no plano de aula: objetivos; conteúdos; procedimentos metodológicos; recursos didáticos e audiovisuais; avaliação e execução do plano; referências bibliográficas.  </text:p>
            <text:p/>
            <text:p>Conteúdos utilizados: </text:p>
            <text:p>Foram apresentados os conhecimentos específicos disponíveis na literatura atualizada a respeito do tema Agências de turismo e viagens a citar: BRAGA, Débora Cordeiro (org). Agências de Viagens e Turismo. Rio de Janeiro: Elsevier, 2008, como eixo norteador para sistematização das informações. Salienta-se a esse respeito que o temário apresentado na aula expositiva também foi relacionado com as questões apresentadas na prova escrita deste mesmo edital.</text:p>
            <text:p/>
            <text:p>Procedimentos didáticos: </text:p>
            <text:p>Foi realizada uma aula expositiva conforme previsto no edital, cujos recursos didáticos e audiovisuais somente se utilizaram os disponibilizados pelo IFRN, limitando, portanto, a diversificação e dinamização da arguição. A temática foi introduzida e finalizada de forma contextualizada por meio de situações problemas e mecanismos para sua solução. A aula desenvolveu-se no tempo previsto para sua realização. Foram apresentados vários exemplos práticos, bem como, elementos que refletem o cotidiano das agências de turismo e viagens. Além disso, foi apresentada uma atividade que a partir da consulta de um artigo científico associando com uma aplicação prática de modo a integrar ensino e pesquisa também nos cursos técnicos conforme determina a legislação do setor.</text:p>
            <text:p/>
            <text:p>Requisitos pessoais: </text:p>
            <text:p>A candidata chegou no horário previsto para a realização da avaliação conforme recomendação do edital, bem como, utilizou vestimenta e vocabulário condizente com a proposta de uma aula expositiva.</text:p>
            <text:p/>
            <text:p/>
            <text:p>Atenciosamente,</text:p>
            <text:p/>
            <text:p>Ana Neri da Paz Justino</text:p>
            <text:p>Candidata - 20735-5</text:p>
          </table:table-cell>
          <table:table-cell table:style-name="ce1"/>
        </table:table-row>
        <table:table-row table:style-name="ro1" table:visibility="filter">
          <table:table-cell table:style-name="ce1" office:value-type="string" calcext:value-type="string">
            <text:p>440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Fundamentos do Turismo - Dedicação Exclusiva</text:p>
          </table:table-cell>
          <table:table-cell table:style-name="ce1" office:value-type="string" calcext:value-type="string">
            <text:p>20234-7</text:p>
          </table:table-cell>
          <table:table-cell table:style-name="ce1" office:value-type="string" calcext:value-type="string">
            <text:p>Márcio Marreiro das Chagas</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0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21906-6</text:p>
          </table:table-cell>
          <table:table-cell table:style-name="ce1" office:value-type="string" calcext:value-type="string">
            <text:p>Jossylúcio Jardell de Araújo</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0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20692-0</text:p>
          </table:table-cell>
          <table:table-cell table:style-name="ce1" office:value-type="string" calcext:value-type="string">
            <text:p>Miguel Evelim Penha Borges</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0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19726-1</text:p>
          </table:table-cell>
          <table:table-cell table:style-name="ce1" office:value-type="string" calcext:value-type="string">
            <text:p>Micael Batista Damasceno</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0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25780-0</text:p>
          </table:table-cell>
          <table:table-cell table:style-name="ce1" office:value-type="string" calcext:value-type="string">
            <text:p>Vinicius Carbone Bernardes de Oliveira</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Ilustríssimos membros da banca examinadora do concurso público para provimento de cargos de Professor da Carreira do Magistério de Ensino Básico, Técnico e Tecnológico (edital nº 05/2014),</text:p>
            <text:p>Solicito revisão de pontuação na prova de desempenho para a vaga de professor de Geologia. </text:p>
            <text:p>Gostaria que fossem revistos, principalmente, os itens: conteúdos utilizados e procedimentos didáticos, assim como também os requisitos pessoais. Acredito que a apresentação conteve uma boa organização dos conteúdos com sequência e estrutura em pontos principais. Esses conteúdos foram apresentados conforme planejado no plano de aula, de maneira clara com boa utilização do tempo. Ao apresentar tive pleno domínio e segurança sobre o tema, apresentando-o de uma forma a facilitar a assimilação por parte dos alunos. A atividade proposta foi de qualidade, pois contemplava a integração entre os alunos da própria turma através de um trabalho em equipe, além da expansão da atividade a partir de um evento para o instituto como um todo. Apresentei-me pontualmente e com postura profissional adequada.</text:p>
            <text:p>Corrobora com o exposto acima, a pontuação de dois avaliadores que me concederam notas superiores ao ponto de corte. Entretanto, fui prejudicado unicamente devido à pontuação do terceiro avaliador que me concedeu notas bastante baixas, chegando a me avaliar com uma quantidade de pontos três vezes menor que a média dos outros dois avaliadores em um mesmo critério. Devido a interpretação desse avaliador (que me concedeu somente 35 pontos), posso ser eliminado desse concurso por não obter o número de pontos mínimos nesta prova, ficando somente 4 pontos abaixo do ponto de corte.</text:p>
            <text:p>Desde já agradeço, a vossa compreensão, peço e espero deferimento.</text:p>
            <text:p/>
          </table:table-cell>
          <table:table-cell table:style-name="ce1"/>
        </table:table-row>
        <table:table-row table:style-name="ro1" table:visibility="filter">
          <table:table-cell table:style-name="ce1" office:value-type="string" calcext:value-type="string">
            <text:p>440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23322-2</text:p>
          </table:table-cell>
          <table:table-cell table:style-name="ce1" office:value-type="string" calcext:value-type="string">
            <text:p>ROBSON RAFAEL DE OLIVEIRA</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0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22672-7</text:p>
          </table:table-cell>
          <table:table-cell table:style-name="ce1" office:value-type="string" calcext:value-type="string">
            <text:p>Arthur Victor Medeiros Francelino</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0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21365-7</text:p>
          </table:table-cell>
          <table:table-cell table:style-name="ce1" office:value-type="string" calcext:value-type="string">
            <text:p>NARELLE MAIA DE ALMEIDA</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0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20992-9</text:p>
          </table:table-cell>
          <table:table-cell table:style-name="ce1" office:value-type="string" calcext:value-type="string">
            <text:p>FRANCISCO DOS SANTOS NETO</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0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19754-3</text:p>
          </table:table-cell>
          <table:table-cell table:style-name="ce1" office:value-type="string" calcext:value-type="string">
            <text:p>Rafael Rabelo Fillippi</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19738-4</text:p>
          </table:table-cell>
          <table:table-cell table:style-name="ce1" office:value-type="string" calcext:value-type="string">
            <text:p>Jairo Rodrigues de Souza</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eologia - 40 horas semanais</text:p>
          </table:table-cell>
          <table:table-cell table:style-name="ce1" office:value-type="string" calcext:value-type="string">
            <text:p>19445-6</text:p>
          </table:table-cell>
          <table:table-cell table:style-name="ce1" office:value-type="string" calcext:value-type="string">
            <text:p>Maria Tatiany Duarte de Oliveira</text:p>
          </table:table-cell>
          <table:table-cell table:style-name="ce1" office:value-type="string" calcext:value-type="string">
            <text:p>6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19388-1</text:p>
          </table:table-cell>
          <table:table-cell table:style-name="ce1" office:value-type="string" calcext:value-type="string">
            <text:p>Temilson Costa</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21267-3</text:p>
          </table:table-cell>
          <table:table-cell table:style-name="ce1" office:value-type="string" calcext:value-type="string">
            <text:p>PAULA NORMANDIA MOREIRA BRUMATTI</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21119-1</text:p>
          </table:table-cell>
          <table:table-cell table:style-name="ce1" office:value-type="string" calcext:value-type="string">
            <text:p>Celso Maciel de Meira</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19512-4</text:p>
          </table:table-cell>
          <table:table-cell table:style-name="ce1" office:value-type="string" calcext:value-type="string">
            <text:p>Viviane Costa Fonseca de Almeida Medeiros</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24757-9</text:p>
          </table:table-cell>
          <table:table-cell table:style-name="ce1" office:value-type="string" calcext:value-type="string">
            <text:p>JEFFERSON DANTAS FREIRE DE MORAIS</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20167-9</text:p>
          </table:table-cell>
          <table:table-cell table:style-name="ce1" office:value-type="string" calcext:value-type="string">
            <text:p>EMELLYNE MARCELLA DE MELO LÚCIO</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21190-0</text:p>
          </table:table-cell>
          <table:table-cell table:style-name="ce1" office:value-type="string" calcext:value-type="string">
            <text:p>Wagner Fernandes Costa</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1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21863-1</text:p>
          </table:table-cell>
          <table:table-cell table:style-name="ce1" office:value-type="string" calcext:value-type="string">
            <text:p>RANIERY SILVA GUEDES DE ARAUJO</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2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20865-9</text:p>
          </table:table-cell>
          <table:table-cell table:style-name="ce1" office:value-type="string" calcext:value-type="string">
            <text:p>Elsine Carneiro Falcão</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2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23318-6</text:p>
          </table:table-cell>
          <table:table-cell table:style-name="ce1" office:value-type="string" calcext:value-type="string">
            <text:p>JOSÉ UMBELINO GOMES JUNIOR</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2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Guia de Turismo - Dedicação Exclusiva</text:p>
          </table:table-cell>
          <table:table-cell table:style-name="ce1" office:value-type="string" calcext:value-type="string">
            <text:p>21402-4</text:p>
          </table:table-cell>
          <table:table-cell table:style-name="ce1" office:value-type="string" calcext:value-type="string">
            <text:p>FELLIPE JOSÉ SILVA FERREIRA</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2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19309-7</text:p>
          </table:table-cell>
          <table:table-cell table:style-name="ce1" office:value-type="string" calcext:value-type="string">
            <text:p>João Gilberto Neves Saraiva</text:p>
          </table:table-cell>
          <table:table-cell table:style-name="ce1" office:value-type="string" calcext:value-type="string">
            <text:p>5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2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1983-1</text:p>
          </table:table-cell>
          <table:table-cell table:style-name="ce1" office:value-type="string" calcext:value-type="string">
            <text:p>Márcia Maria Fonseca Marinho</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2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19869-2</text:p>
          </table:table-cell>
          <table:table-cell table:style-name="ce1" office:value-type="string" calcext:value-type="string">
            <text:p>Arthur Luís de Oliveira Torquato</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2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1013-1</text:p>
          </table:table-cell>
          <table:table-cell table:style-name="ce1" office:value-type="string" calcext:value-type="string">
            <text:p>JOÃO PAULO FRANÇA</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2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1498-4</text:p>
          </table:table-cell>
          <table:table-cell table:style-name="ce1" office:value-type="string" calcext:value-type="string">
            <text:p>Sadraque Micael Alves de Carvalho</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Na qualidade de professor, entendo que a avaliação é sempre um processo subjetivo. Por isso causou-me estranheza a nota que recebi pela minha avaliação de desempenho. Pelo menos até o momento, tenho convicção de que os objetivos que eu tracei são coerentes com o tema e de que a minha aula atendeu os objetivos traçados. Além disso, no critério de Procedimentos Didáticos a minha nota variou entre 15, 18 e 20 pontos, corroborando o fato de que a avaliação é sempre subjetiva. Não sei até que ponto esta variação pode ser considerada normal <text:s/>o edital não fala nada sobre isso. O que sei é que em outros processos de seleção, dos quais já participei, quando há diferença superior a 2,0 pontos entre as notas atribuídas pelos avaliadores, a prova é submetida a outro avaliador. Estou ciente também de que a concorrência para o cargo é muito alta e entre os meus concorrentes há pessoas extremamente qualificadas. <text:s/>Porque sei que a minha maneira de ver as coisas <text:s/>assim como a de todos os seres humanos - traz em si o risco do erro e da ilusão, peço uma reavaliação e uma justificativa para minha nota, para que eu possa identificar os meus erros e no futuro não cometê-los novamente. </text:p>
          </table:table-cell>
          <table:table-cell table:style-name="ce1"/>
        </table:table-row>
        <table:table-row table:style-name="ro1" table:visibility="filter">
          <table:table-cell table:style-name="ce1" office:value-type="string" calcext:value-type="string">
            <text:p>442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0824-0</text:p>
          </table:table-cell>
          <table:table-cell table:style-name="ce1" office:value-type="string" calcext:value-type="string">
            <text:p>Maria Helena <text:s/>Cavalcanti Virgulino</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2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0467-7</text:p>
          </table:table-cell>
          <table:table-cell table:style-name="ce1" office:value-type="string" calcext:value-type="string">
            <text:p>KELSON GÉRISON OLIVEIRA CHAVES</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Tendo em vista que minha nota geral na Prova de Desempenho foi 56 (cinquenta e seis), e que fiquei reprovado por apenas 4 (quatro) décimos, solicito humildemente à banca algumas reavaliações: </text:p>
            <text:p>1)Solicito à banca reavaliar minha nota do Plano de Aula, bem como do critério Requisitos Pessoais (pontualidade e postura profissional adequada). No primeiro, acredito ter apresentado um plano bem composto, organizado, e com clareza e coerência entre objetivos e procedimentos, além de atualizado do ponto de vista de seus temas e fundamentos teóricos (conteúdos a serem trabalhados e sua abordagem). Já no segundo, creio ter cumprido cem por cento a exigência de pontualidade e de postura profissional; caso discordem, peço, por favor, que apontem onde falhei neste ponto.</text:p>
            <text:p/>
            <text:p>2)Peço que a banca reavalie também minha nota no quesito Conteúdos Utilizados. Levando em conta o que pede o Edital neste quesito, acredito que alcancei a maior parte deles, tais como: organização dos conteúdos (introdução, desenvolvimento e conclusão); abordagem subjacente à prática; atualidade e adequação das informações; sequência e estrutura dos pontos principais; bem como coerência entre o plano e a aula; Além disso, ressalto o quesito criatividade, no âmbito da avaliação proposta. Aqui, acredito ter oferecido uma avaliação criativa e que vai de encontro às orientações de fazer o aluno utilizar o conteúdo discutido em sala em situações-problemas do cotidiano. Por isso, acredito que minha nota, no ponto em questão, poderia ser, pelo menos, entre 28 e 30. </text:p>
            <text:p/>
            <text:p>3)Já no quesito Procedimentos Didáticos, acredito ter feito bom emprego dos recursos didáticos disponíveis; penso também ter feito ótima utilização do tempo; e ter construído uma boa introdução, desenvolvimento e conclusão da aula; além de não ter pecado na comunicação. Assim, peço humildemente que a banca reavalie minha nota, que talvez mereça ficar pelo menos entre 25 ou 28.</text:p>
            <text:p/>
            <text:p> </text:p>
            <text:p>4)Para finalizar, gostaria de ressaltar que construí uma aula que atendeu às orientações dos PCNEM e PCN+, na medida em que consegui unir a discussão sobre História, Memória e Patrimônio às questões locais (tais como a comunidade quilombola do Jatobá, e a comunidade indígena do Amarelão) e à valorização da diversidade cultural. Além disso, ao mesmo tempo que consegui abordar as principais questões do tema da aula, ainda aliei à ela a questão, tão em voga, da História e Cultura Afro-Brasileira, quando relacionei a questão da memória e das políticas de patrimonialização, a partir dos casos de tombamento das igrejas mineiras, do terreiro onde nasceu o candomblé da Bahia (Casa Branca do Engenho Velho) e da destruição do terreiro onde nasceu a umbanda (Tenda Espírita Caboclo-Mirim). Por tudo isso, acredito que minha aula não mereça apenas um 56 (cinquenta e seis). Foi uma aula bem fundamentada, organizada e criativa, que talvez não devesse receber menos do que 70 (setenta).</text:p>
            <text:p/>
            <text:p>5)Como um pós-escrito, peço que a banca leve em consideração também que, para quem teve que viajar tanto até chegar a Natal, o tempo para juntar material e se organizar foi sofrível, o que não se deu com aqueles candidatos que aí vivem, ou que ficaram para dar sua aula no sábado ou no domingo; cito isso para dizer que, para os candidatos de outro estado, a divulgação dos temas da Prova de Desempenho e da realização da mesma foi muito em cima da hora, o que me prejudicou em alguns pontos. Assim, com todo o esforço que fiz, e com a aula que realizei, peço que reavaliem minha reprovação que se deu por apenas 4 (quatro) décimos, e considerem me dar a chance de disputar a próxima fase: a Prova de Títulos.</text:p>
            <text:p/>
            <text:p>Desde já agradeço a atenção dedicada à leitura deste recurso. </text:p>
            <text:p/>
          </table:table-cell>
          <table:table-cell table:style-name="ce1"/>
        </table:table-row>
        <table:table-row table:style-name="ro1" table:visibility="filter">
          <table:table-cell table:style-name="ce1" office:value-type="string" calcext:value-type="string">
            <text:p>443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1885-8</text:p>
          </table:table-cell>
          <table:table-cell table:style-name="ce1" office:value-type="string" calcext:value-type="string">
            <text:p>DANIEL FIGUEIREDO DE MELO</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3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1568-6</text:p>
          </table:table-cell>
          <table:table-cell table:style-name="ce1" office:value-type="string" calcext:value-type="string">
            <text:p>Helio Santana Garcia Soto</text:p>
          </table:table-cell>
          <table:table-cell table:number-columns-repeated="30"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3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19546-3</text:p>
          </table:table-cell>
          <table:table-cell table:style-name="ce1" office:value-type="string" calcext:value-type="string">
            <text:p>Tony César da Costa Freire <text:s/></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Ao Presidente da Comissão.             </text:p>
            <text:p/>
            <text:p>               Venho requerer a revisão da Prova de Desempenho por uma nova avaliação pela banca, em virtude de discordar da baixa pontuação. Entretanto, pelos motivos abaixo a pontuação merece ser reavaliada.</text:p>
            <text:p/>
            <text:p>1- Plano de Aula: </text:p>
            <text:p>Com relação ao plano de aula foi utilizado qualidade no material impresso e este estava em total coerência com os conteúdos ministrados.</text:p>
            <text:p/>
            <text:p>2- Conteúdo utilizado:</text:p>
            <text:p>A temática foi desenvolvida observando uma sequência lógica de introdução, desenvolvimento e conclusão. Foi ministrada com firmeza, criatividade e domínio de conteúdo. </text:p>
            <text:p/>
            <text:p>3-  Procedimentos didáticos </text:p>
            <text:p>A clareza na comunicação foi ponto central na apresentação, com relação aos recursos didáticos foram utilizados projeções de slides conforme estava proposto no plano de aula. Como também foi entregue uma avaliação anexada ao plano de aula.</text:p>
            <text:p/>
            <text:p>Neste termos, pede e aguarda deferimento.</text:p>
            <text:p/>
            <text:p/>
            <text:p/>
            <text:p/>
            <text:p/>
          </table:table-cell>
          <table:table-cell table:style-name="ce1"/>
        </table:table-row>
        <table:table-row table:style-name="ro1" table:visibility="filter">
          <table:table-cell table:style-name="ce1" office:value-type="string" calcext:value-type="string">
            <text:p>443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1384-0</text:p>
          </table:table-cell>
          <table:table-cell table:style-name="ce1" office:value-type="string" calcext:value-type="string">
            <text:p>Arthur Pereira de Araujo Neto</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2.0</text:p>
          </table:table-cell>
          <table:table-cell table:style-name="ce1" office:value-type="string" calcext:value-type="string">
            <text:p>-</text:p>
          </table:table-cell>
          <table:table-cell table:style-name="ce1" office:value-type="string" calcext:value-type="string">
            <text:p>2.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3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5704-9</text:p>
          </table:table-cell>
          <table:table-cell table:style-name="ce1" office:value-type="string" calcext:value-type="string">
            <text:p>francisco leandro duarte pinheiro</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3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3539-3</text:p>
          </table:table-cell>
          <table:table-cell table:style-name="ce1" office:value-type="string" calcext:value-type="string">
            <text:p>Manoel Herminio Gomes Neto</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4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Revisão das notas nos quesitos "Conteúdos utilizados", "Plano de aula" e "Procedimentos didáticos", uma vez que os conteúdos apresentados e discutidos se adequaram à proposta temática. A aula seguiu o plano apresentado. Os procedimentos didáticos apresentados no plano foram utilizados satisfatoriamente. Foi utilizada uma problematização para apresentar os conteúdos e discutir o tema proposto.</text:p>
          </table:table-cell>
          <table:table-cell table:style-name="ce1"/>
        </table:table-row>
        <table:table-row table:style-name="ro1" table:visibility="filter">
          <table:table-cell table:style-name="ce1" office:value-type="string" calcext:value-type="string">
            <text:p>443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2476-0</text:p>
          </table:table-cell>
          <table:table-cell table:style-name="ce1" office:value-type="string" calcext:value-type="string">
            <text:p>Néliton Marcolino de Araújo</text:p>
          </table:table-cell>
          <table:table-cell table:style-name="ce1" office:value-type="string" calcext:value-type="string">
            <text:p>4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3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0551-9</text:p>
          </table:table-cell>
          <table:table-cell table:style-name="ce1" office:value-type="string" calcext:value-type="string">
            <text:p>Adriane Teixeira da Silva </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Venho através deste instrumento requerer recorreção da nota da prova de desempenho efetuada dia 06 de junho de 2014 às 11h, na sala DIAC 5, pois de acordo com o informado no edital 05/2014 e conforme descrito no item 9.14 com a tabela de pontuação da prova de desempenho peço a reconsideração das notas nos subitens Conteúdos Utilizados e Procedimentos Didáticos da referida tabela.</text:p>
            <text:p/>
            <text:p>Seguem as referencia utilizadas na aula, no plano e que serão utilizadas para basear os argumentos contidos neste recurso:</text:p>
            <text:p/>
            <text:p>[1] BRAICK, Patrícia Ramos. MOTA, Myriam Becho. História: das cavernas ao terceiro milênio. 2, ed. São Paulo: Moderna, 2006   </text:p>
            <text:p/>
            <text:p>[2] BRASIL, Ministério da Educação e Cultura.  PCN+ Ensino Médio: orientações educacionais complementares aos Parâmetros Curriculares Nacionais. Brasília, 2005.</text:p>
            <text:p/>
            <text:p>[3] CARDOSO, Oldimar Pontes. Tudo é História. 1ª ed. São Paulo: Ática Educacional, 2006.</text:p>
            <text:p/>
            <text:p>[4] HOBSBAWM, Eric J. A era das revoluções 1789 - 1848. 19ª ed. Paz e terra, 2005.</text:p>
            <text:p/>
            <text:p>[5] LE GOFF, J. (Org.) Enciclopédia Einaudi: memória-história. Lisboa: Imprensa Nacional/Casa da Moeda, 1984, p. 284</text:p>
            <text:p/>
            <text:p>[6] THOMPSON, E. P. Time, Work-discipline and industrial capitalism.</text:p>
            <text:p/>
            <text:p>Site da Internet:</text:p>
            <text:p>[7] http://historia-2012-albertoconte.blogspot.com.br</text:p>
            <text:p/>
            <text:p/>
            <text:p>No tocante aos Procedimentos Didáticos peço que a nota seja reavaliada item a item, conforme está listado abaixo.</text:p>
            <text:p>Conforme o plano de aula e a aula ministrada que pode ser revista pelo vídeo feito durante o processo avaliativo, eu cumpri os itens:</text:p>
            <text:p/>
            <text:p>Recursos didáticos: Foi elaborada uma apresentação da aula, de forma limpa e clara, contendo tópicos, textos e imagens no Power Point e apresentada durante a prova didática, onde utilizou-se os recursos didáticos disponíveis, em conformidade com os recursos relacionados no item 5 do plano de aula. </text:p>
            <text:p/>
            <text:p>Clareza na comunicação: A comunicação foi clara e objetiva, com linguagem acessível e coerente, introduzindo novos conceitos explicados durante a prova didática, que também pode ser observado no vídeo da aula.</text:p>
            <text:p/>
            <text:p>Utilização do tempo: O tempo utilizado para cumprimento da aula foi de acordo com o edital. Como pode ser analisado pelo tempo gravado em vídeo que mostra a utilização do tempo.</text:p>
            <text:p/>
            <text:p>Introdução, desenvolvimento e conclusão: A aula teve seu desenvolvimento com introdução, desenvolvimento do conteúdo e conclusão como pode ser visto no vídeo da prova de desempenho.</text:p>
            <text:p/>
            <text:p>A introdução foi iniciada falando-se sobre objetivos e o roteiro da aula, assim como o cronograma de atividades a serem realizadas sobre a aula durante a disciplina, explicada em quadro branco assim como mostra no vídeo, além da introdução sobre:  uma retomada de conhecimentos anteriores, relembrando as características básicas da revolução industrial, assim como os principais conceitos. Assim como uma reflexão sobre a percepção e organização do tempo atual problematizando a percepção naturalizada do tempo. Sendo essa introdução mostrando o que deseja-se com a aula, como será apresentado e mostrando a motivação do estudo a ser apresentado. Tudo isto pode ser observado no vídeo da aula.</text:p>
            <text:p/>
            <text:p>Desenvolvimento: Foram apresentados os conceitos básicos referentes ao TEMA, apresentando individualmente o advento, o processo de desenvolvimento, as tecnologias anteriores e a importância das máquinas a vapor utilizadas na fábrica e no transporte, dando ênfase ao trem como símbolo da modernidade, assim como a eletricidade. Relacionando com as mudanças na vida cotidiana e nas relações com o tempo e com o trabalho, usando as referencias [1], [3] e [4]. Quanto ao tempo da natureza e o tempo da fábrica foram trabalhados mostrando o entendimento do tempo  e do trabalho no processo pré e pós Revolução Industrial, embasados na referencia [4], como mostrado no texto a seguir:</text:p>
            <text:p>  </text:p>
            <text:p>"No Ocidente Medieval, a unidade de trabalho é o dia [...] definido pela referência mutável ao tempo natural, do levantar ao pôr-do-sol. [...] O tempo do trabalho é o tempo de uma economia ainda dominada pelos ritmos agrários, sem pressas, sem preocupações de exatidão, sem inquietações de produtividade." (Jacques Le Goff. O tempo de trabalho na 'crise' do século XIV.)</text:p>
            <text:p/>
            <text:p>Tudo isso pode ser observado no vídeo da prova de desempenho.</text:p>
            <text:p/>
            <text:p>Conclusão: Concluí a prova de desempenho fazendo o comparativo dos conceitos de tempo da natureza e tempo da fábrica relacionando com as tecnologias desenvolvidas no processo de Revolução Industrial, como também com as mudanças do cotidiano na relação com o tempo e o trabalho. Além de fazer as considerações finais resumindo todo o conteúdo ministrado. O que pode ser observado no vídeo da prova de desempenho.</text:p>
            <text:p/>
            <text:p>Fixação e verificação da aprendizagem: todo o desenvolvimento da aula teve por base aula expositiva dialógica (introdução, desenvolvimento e conclusão), como pode ser observado no vídeo da prova de desempenho.</text:p>
            <text:p/>
            <text:p>Recurso sobre os Conteúdos Utilizados:</text:p>
            <text:p>Itens avaliados dos quais peço recorreção item a item da nota</text:p>
            <text:p>Conforme o plano de aula e a aula ministrada que pode ser revista pelo vídeo feito durante o processo avaliativo, eu cumpri os itens:</text:p>
            <text:p/>
            <text:p>Abordagem subjacente à prática: para uma compreensão significativa do conteúdo foi feita uma problematização através de imagens e explicação dialógica na introdução do tema relacionando a nossa concepção de tempo atual desnaturalizando-a e buscando no passado suas raízes históricas, por tanto, relacionando a prática do cotidiano do aluno ao conteúdo trabalhado. Assim como os constantes exemplos no decorrer da aula. Todo  o exposto pode ser visto no vídeo da prova de desempenho, assim como no plano de aula no item 3.2.    </text:p>
            <text:p/>
            <text:p> Atualidade e adequação das informações: a bibliografia utilizada é atualizada, adequada e coerente com o tema abordado utilizando conhecimento acadêmico, referencia [4], [5] e [6],e o conhecimento do ensino básico, referencias [1] e [3]. Conforme pode ser visto no vídeo da prova de desempenho e no plano de aula no item 7.</text:p>
            <text:p/>
            <text:p>Sequência e estrutura dos pontos principais: como está estruturada no conteúdo , presente no plano de aula, mas especificamente no item 3, e nos slides utilizados o tema foi estruturado da seguinte forma:</text:p>
            <text:p>3.1 Retomada das principais características da Revolução  Industrial;</text:p>
            <text:p>3.2 Percepção do tempo atual, desnaturalizando as visões do tempo;</text:p>
            <text:p>3.3 O advento da máquina a vapor e da eletricidade;</text:p>
            <text:p>3.4 Tempo da natureza X tempo da fábrica;</text:p>
            <text:p>3.5 Mudanças cotidianas pós Revolução Industrial na concepção de tempo e trabalho.</text:p>
            <text:p/>
            <text:p>Seguindo a coerência referente ao tema e aos pontos principais a serem abordados para a aprendizagem significativa do conhecimento. </text:p>
            <text:p/>
            <text:p>Motivação e criatividade: no início da aula a justificativa para o aprendizado do conteúdo trabalhado fico explicito na explicação dialógica que teve como base a referência na realidade do cotidiano dos alunos e da sociedade em geral, através da leitura de imagens (slides 4, 5 e 6 do Power Point da apresentação da aula na prova de desempenho) e  reflexão sobre as concepções de tempo desnaturalizando-as (slide 7 do Power Point da apresentação da aula na prova de desempenho). Além na criatividade expressa na forma de abordagem do conteúdo e do discurso utilizado. Conforme pode ser visto no vídeo da prova de desempenho.</text:p>
            <text:p/>
            <text:p>Coerência entre plano e aula: a aula seguiu de forma coesa e coerente com o plano de aula apresentado, relacionando de forma objetiva tema, objetivos, metodologia e avaliação conforme apresentado em vídeo e plano entregue no início da aula. Tive dentre os objetivos a analise critica a organização e percepção do tempo atual relacionando-a com o processo de industrialização, o que pode ser observado na explicação dialógica do slide 4 ao 7, no vídeo da prova de desempenho. Assim como objetivava a compreensão das mudanças da concepção de tempo  e trabalho comparando o tempo da natureza e o tempo da fábrica, o que pode ser comprovado na explicação dialógica do slide 13 ao 17 no vídeo da prova de desempenho, e nos exercícios de fixação da questão 1 a 5, entregue a banca examinadora no ato da realização da prova de desempenho. Comprovando a coerência entre plano de aula, apresentação da aula e atividade de fixação avaliativa.</text:p>
            <text:p/>
            <text:p>Domínio e segurança: conforme pode ser observado no vídeo da prova de desempenho não mostrei insegurança e  mostrei domínio do conteúdo abordado através da relações estabelecidas com o cotidiano dos alunos (slides 4, 5 e 6 do Power Point da apresentação dialógica da aula na prova de desempenho); a retomada das principais características da Revolução Industrial (slide 8 do Power Point da apresentação da aula na prova de desempenho); o advento das maquinas a vapor e da eletricidade (slide 9 ao 11 do Power Point da apresentação da aula na prova de desempenho); na forma com que foi trabalhada a relação entre o tempo da natureza e tempo da fábrica (slide 9 ao 11 do Power Point da apresentação da aula na prova de desempenho); e os recursos utilizados para a maior compreensão dos conteúdos quanto as mudanças cotidianas pós Revolução Industrial na concepção de tempo e trabalho (slide 13 ao 17 do Power Point da apresentação da aula na prova de desempenho). Por tanto atendendo aos requisitos da avaliação da prova de desempenho. </text:p>
            <text:p/>
            <text:p>Avaliação: o processo avaliativo se deu de forma continuada durante a apresentação dialógica observando a participação e  interação dos alunos durante a aula e lista de exercícios abordando o conteúdo exposto, a ser discutida na aula seguinte, oportunidade em que serão dirimidas as dúvidas e analisadas as soluções alternativas das questões que possam surgir. Serão avaliadas também atitudes  importantes  para  a  formação  da  cidadania,  tais  como:  pontualidade, assiduidade, cumprimento dos prazos na entrega de tarefas e, participação em sala de aula. Conforme expresso no plano de aula no item 6.</text:p>
            <text:p/>
            <text:p>Recurso sobre o plano de aula:</text:p>
            <text:p>Itens avaliados dos quais peço recorreção item a item da nota:</text:p>
            <text:p/>
            <text:p>Apresentação do plano e composição:  o plano de aula apresentado encontrava-se com a ortografia correta, layout limpo e claro, com impressão de boa qualidade.</text:p>
            <text:p/>
            <text:p>Procedimentos metodológicos: o conteúdo foi abordado por meio  de problematizações, aula expositiva, pesquisa  e análise de imagens e textos. A aula foi iniciada com a apresentação do cronograma da disciplina, com a finalidade de verificar quais serão as aulas seguintes. Será feita uma retomada de conhecimentos anteriores, relembrando as características básicas da revolução industrial, assim como os principais conceitos. Faremos também uma reflexão sobre a percepção e organização do tempo atual problematizando a percepção naturalizada do tempo, posteriormente fizemos uma comparação entre o  tempo da natureza e o tempo da fábrica e como o advento da maquina alterou as percepções de tempo e trabalho. O que pode ser observado na integra no vídeo da prova de desempenho. </text:p>
            <text:p/>
            <text:p>Avaliação e execução do plano: O plano de aula foi executado de forma integral no decorrer da prova de desempenho, como pode ser observado no vídeo da prova de desempenho. Avaliação foi realizada de forma continuada, por meio da interação com os alunos durante a aula e lista de exercícios abordando o conteúdo exposto, a ser discutida na aula seguinte, oportunidade em que serão dirimidas as dúvidas e analisadas as soluções alternativas das questões que possam surgir. foram avaliadas também atitudes  importantes  para  a  formação  da  cidadania,  tais  como:  pontualidade, assiduidade, cumprimento dos prazos na entrega de tarefas e, participação em sala de aula.</text:p>
            <text:p/>
            <text:p>Referências bibliográficas: está exposta de acordo com as regras da BNT em ordem alfabética e atende ao perfil da instituição quando aponta parte constituída por obras acadêmicas referencia [4], [5] e [6], parte por obras de conhecimento do ensino básico, referencias [1] e [3] e uma obra de básica para a concepção de ensino [2]. atendendo as necessidades do conteúdo e didática.</text:p>
            <text:p/>
          </table:table-cell>
          <table:table-cell table:style-name="ce1"/>
        </table:table-row>
        <table:table-row table:style-name="ro1" table:visibility="filter">
          <table:table-cell table:style-name="ce1" office:value-type="string" calcext:value-type="string">
            <text:p>443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0482-1</text:p>
          </table:table-cell>
          <table:table-cell table:style-name="ce1" office:value-type="string" calcext:value-type="string">
            <text:p>DIEGO FIRMINO CHACON</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3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20063-8</text:p>
          </table:table-cell>
          <table:table-cell table:style-name="ce1" office:value-type="string" calcext:value-type="string">
            <text:p>Paulo Rikardo Pereira Fonseca da Cunha</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4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História - Dedicação Exclusiva</text:p>
          </table:table-cell>
          <table:table-cell table:style-name="ce1" office:value-type="string" calcext:value-type="string">
            <text:p>19656-0</text:p>
          </table:table-cell>
          <table:table-cell table:style-name="ce1" office:value-type="string" calcext:value-type="string">
            <text:p>Lucas Donato Iglésias Freire</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4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21592-0</text:p>
          </table:table-cell>
          <table:table-cell table:style-name="ce1" office:value-type="string" calcext:value-type="string">
            <text:p>Sérvio Túlio Cavalcanti Araújo</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Gostaria que minha prova de desempenho fosse analisada por outra banca, pois julgo que o Conteúdo utilizado e o procedimento didático mereciam uma melhor nota, pois se comparado o com a norma destinada ao assunto proposto, expus um conteúdo bem mais abrangente, utilizando um procedimento didático coerente. Além disso, as bibliografias destinadas ao referido assunto, aborda exatamente o que foi exposto na aula, não havendo perante o tempo determinado, a possibilidade de explanar mais o tema. Agradeço</text:p>
          </table:table-cell>
          <table:table-cell table:style-name="ce1"/>
        </table:table-row>
        <table:table-row table:style-name="ro1" table:visibility="filter">
          <table:table-cell table:style-name="ce1" office:value-type="string" calcext:value-type="string">
            <text:p>444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19367-0</text:p>
          </table:table-cell>
          <table:table-cell table:style-name="ce1" office:value-type="string" calcext:value-type="string">
            <text:p>Alfredo Costa Neto</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4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20641-8</text:p>
          </table:table-cell>
          <table:table-cell table:style-name="ce1" office:value-type="string" calcext:value-type="string">
            <text:p>Vera Maria Lucas Ribeiro</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4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4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4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19954-9</text:p>
          </table:table-cell>
          <table:table-cell table:style-name="ce1" office:value-type="string" calcext:value-type="string">
            <text:p>Isabelly Bezerra Braga Gomes</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4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21621-2</text:p>
          </table:table-cell>
          <table:table-cell table:style-name="ce1" office:value-type="string" calcext:value-type="string">
            <text:p>Diego meira de lacerda</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4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25810-7</text:p>
          </table:table-cell>
          <table:table-cell table:style-name="ce1" office:value-type="string" calcext:value-type="string">
            <text:p>JOSÉ EDSON MARTINS SILVA</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4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24538-0</text:p>
          </table:table-cell>
          <table:table-cell table:style-name="ce1" office:value-type="string" calcext:value-type="string">
            <text:p>JOÃO MARCELO FREIRE SEGUNDO</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4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20720-9</text:p>
          </table:table-cell>
          <table:table-cell table:style-name="ce1" office:value-type="string" calcext:value-type="string">
            <text:p>RODRIGO JOSE LUCENA DE MEDEIROS</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4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20084-0</text:p>
          </table:table-cell>
          <table:table-cell table:style-name="ce1" office:value-type="string" calcext:value-type="string">
            <text:p>Marcos Roberto Magela Dini</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21961-5</text:p>
          </table:table-cell>
          <table:table-cell table:style-name="ce1" office:value-type="string" calcext:value-type="string">
            <text:p>Gabriela Barbosa Bruno</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Instalações Prediais - Dedicação Exclusiva</text:p>
          </table:table-cell>
          <table:table-cell table:style-name="ce1" office:value-type="string" calcext:value-type="string">
            <text:p>21064-4</text:p>
          </table:table-cell>
          <table:table-cell table:style-name="ce1" office:value-type="string" calcext:value-type="string">
            <text:p>BRUNO DE MEDEIROS SOUZA</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19574-5</text:p>
          </table:table-cell>
          <table:table-cell table:style-name="ce1" office:value-type="string" calcext:value-type="string">
            <text:p>michelly cristiny soares</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0852-1</text:p>
          </table:table-cell>
          <table:table-cell table:style-name="ce1" office:value-type="string" calcext:value-type="string">
            <text:p>Camila Dantas Muniz</text:p>
          </table:table-cell>
          <table:table-cell table:style-name="ce1" office:value-type="string" calcext:value-type="string">
            <text:p>4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2492-9</text:p>
          </table:table-cell>
          <table:table-cell table:style-name="ce1" office:value-type="string" calcext:value-type="string">
            <text:p>MARCIA ELIANE ZARABIA LOPES</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0605-1</text:p>
          </table:table-cell>
          <table:table-cell table:style-name="ce1" office:value-type="string" calcext:value-type="string">
            <text:p>MARAISA DAMIANA SOARES ALVES</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1426-0</text:p>
          </table:table-cell>
          <table:table-cell table:style-name="ce1" office:value-type="string" calcext:value-type="string">
            <text:p>PAULO HENRIQUE MOURA LOPES</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0098-1</text:p>
          </table:table-cell>
          <table:table-cell table:style-name="ce1" office:value-type="string" calcext:value-type="string">
            <text:p>ALINE LUNA SABOIA</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0065-7</text:p>
          </table:table-cell>
          <table:table-cell table:style-name="ce1" office:value-type="string" calcext:value-type="string">
            <text:p>Luís Eduardo Oliveira Costa</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5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6322-8</text:p>
          </table:table-cell>
          <table:table-cell table:style-name="ce1" office:value-type="string" calcext:value-type="string">
            <text:p>Hiran Nogueira Moreira</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6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0656-4</text:p>
          </table:table-cell>
          <table:table-cell table:style-name="ce1" office:value-type="string" calcext:value-type="string">
            <text:p>Lucas Leonardo Palmieri</text:p>
          </table:table-cell>
          <table:table-cell table:style-name="ce1" office:value-type="string" calcext:value-type="string">
            <text:p>68.0</text:p>
          </table:table-cell>
          <table:table-cell table:style-name="ce1" office:value-type="string" calcext:value-type="string">
            <text:p>71.0</text:p>
          </table:table-cell>
          <table:table-cell table:number-columns-repeated="2" table:style-name="ce1" office:value-type="string" calcext:value-type="string">
            <text:p>8.0</text:p>
          </table:table-cell>
          <table:table-cell table:number-columns-repeated="2" table:style-name="ce1" office:value-type="string" calcext:value-type="string">
            <text:p>26.0</text:p>
          </table:table-cell>
          <table:table-cell table:style-name="ce1" office:value-type="string" calcext:value-type="string">
            <text:p>24.0</text:p>
          </table:table-cell>
          <table:table-cell table:style-name="ce1" office:value-type="string" calcext:value-type="string">
            <text:p>27.0</text:p>
          </table:table-cell>
          <table:table-cell table:number-columns-repeated="2" table:style-name="ce1" office:value-type="string" calcext:value-type="string">
            <text:p>10.0</text:p>
          </table:table-cell>
          <table:table-cell table:style-name="ce1" office:value-type="string" calcext:value-type="string">
            <text:p>69.0</text:p>
          </table:table-cell>
          <table:table-cell table:style-name="ce1" office:value-type="string" calcext:value-type="string">
            <text:p>71.0</text:p>
          </table:table-cell>
          <table:table-cell table:number-columns-repeated="2" table:style-name="ce1" office:value-type="string" calcext:value-type="string">
            <text:p>8.0</text:p>
          </table:table-cell>
          <table:table-cell table:number-columns-repeated="2" table:style-name="ce1" office:value-type="string" calcext:value-type="string">
            <text:p>22.0</text:p>
          </table:table-cell>
          <table:table-cell table:style-name="ce1" office:value-type="string" calcext:value-type="string">
            <text:p>29.0</text:p>
          </table:table-cell>
          <table:table-cell table:style-name="ce1" office:value-type="string" calcext:value-type="string">
            <text:p>31.0</text:p>
          </table:table-cell>
          <table:table-cell table:number-columns-repeated="2" table:style-name="ce1" office:value-type="string" calcext:value-type="string">
            <text:p>10.0</text:p>
          </table:table-cell>
          <table:table-cell table:style-name="ce1" office:value-type="string" calcext:value-type="string">
            <text:p>68.0</text:p>
          </table:table-cell>
          <table:table-cell table:style-name="ce1" office:value-type="string" calcext:value-type="string">
            <text:p>71.0</text:p>
          </table:table-cell>
          <table:table-cell table:number-columns-repeated="2" table:style-name="ce1" office:value-type="string" calcext:value-type="string">
            <text:p>8.0</text:p>
          </table:table-cell>
          <table:table-cell table:style-name="ce1" office:value-type="string" calcext:value-type="string">
            <text:p>24.0</text:p>
          </table:table-cell>
          <table:table-cell table:style-name="ce1" office:value-type="string" calcext:value-type="string">
            <text:p>25.0</text:p>
          </table:table-cell>
          <table:table-cell table:style-name="ce1" office:value-type="string" calcext:value-type="string">
            <text:p>26.0</text:p>
          </table:table-cell>
          <table:table-cell table:style-name="ce1" office:value-type="string" calcext:value-type="string">
            <text:p>28.0</text:p>
          </table:table-cell>
          <table:table-cell table:number-columns-repeated="2" table:style-name="ce1" office:value-type="string" calcext:value-type="string">
            <text:p>10.0</text:p>
          </table:table-cell>
          <table:table-cell table:style-name="ce1" office:value-type="string" calcext:value-type="string">
            <text:p>Tendo em vista os itens avaliados, e a nota (pontos) atribuída a cada um deles, solicito uma revisão da minha prova de desempenho e das notas (pontos) atribuídas aos referidos itens  notas que considero EXCESSIVAMENTE BAIXAS. Solicito também que sejam levadas em conta as seguintes considerações:</text:p>
            <text:p/>
            <text:p>CONTEÚDOS</text:p>
            <text:p/>
            <text:p>A aula, de acordo com o que sugere o tema LA CULTURA EN LA ENSEÑANZA DEL ESPAÑOL Y DE LAS LITERATURAS HISPÁNICAS, consistiu-se numa abordagem meta-pedagógica (aspectos do ensino-aprendizagem) sobre o tratamento do componente cultural no ensino de E/LE e respectivas literaturas. Nessa línha, a aula se desenvolveu através da apresentação de conceitos teóricos, exemplos e considerações sobre o assunto, destacando sempre a importância do componente cultural  elementos e fatos  e contrapondo enfoques (tradicionais X atuais).</text:p>
            <text:p/>
            <text:p>Organização dos conteúdos: a estrutura introdução, desenvolvimento e conclusão foi respeitada de acordo com a organização dos conteúdos em duas partes (cultura y enseñanza de lengua española // cultura e enseñanza de literaturas hispánicas) e também da aula como um todo.</text:p>
            <text:p/>
            <text:p>Abordagem subjacente à prática: as relações entre teoria e prática foram demostradas com explicações, exemplos e comentários. Foram explicados e exemplificados com clareza os diferentes tratamentos que o componente cultural pode ter no ensino do espanhol e de literaturas hispânicas.</text:p>
            <text:p/>
            <text:p>Atualidade e adequação das informações: como pode se comprovar na bibliografia utilizada para a preparação da aula (e como referencia geral), os conteúdos foram abordados com base em informações atuais: livros e artigos de prestigio nos âmbitos acadêmicos de hoje. A abordagem crítica do tratamento tradicional da cultura em aulas de língua estrangeira, em contraste com enfoques modernos baseados no conceito de INTERCULTURALIDAD, é questão de atualidade e muito presente no debate didático-pedagógico que diz respeito ao ensino-aprendizagem de E/LE. Da mesma forma, os exemplos e considerações referentes à realidade linguística e sociocultural do mundo hispânico são praticamente inquestionáveis em termos de atualidade.</text:p>
            <text:p/>
            <text:p>Sequência e estrutura dos pontos principais: a sequência dos pontos principais foi coerente e seguiu uma progressão temática com conexões sequenciais claras e lógicas: introdução baseada num questionamento sobre o tratamento da cultura no ensino de E/ELE; contrastes entre tratamentos tradicionais e enfoque intercultural (comunicativo), com ênfase no último; exemplos e sugestões didáticas; conclusão; e sequencia similar no que diz respeito à relação cultura-literatura, com as particularidades do caso.</text:p>
            <text:p/>
            <text:p>Motivação e criatividade: independentemente dos critérios utilizados para a avaliação da motivação e criatividade, trata-se de um aspecto extremamente subjetivo, e, dependendo de fatores contextuais e circunstanciais, a aula que ministrei (prova de desempenho) pode ser considerada criativa e motivadora.</text:p>
            <text:p/>
            <text:p>Coerência entre plano e aula: a aula foi desenvolvida de acordo com o plano; e houve coerência entre o planejado (registrado no plano) e o desenvolvimento da aula.</text:p>
            <text:p/>
            <text:p>Domínio e segurança: considero ter mostrado pleno domínio do conteúdo dado e total segurança na exposição oral de dito conteúdo.</text:p>
            <text:p>Avaliação: tendo em conta a impossibilidade de interação com o público, a avaliação consistiu numa sugestão de atividades. Porém, o critério fica explícito no plano de aula e é coerente com a linha didática defendida.</text:p>
            <text:p/>
            <text:p>PROCEDIMENTOS DIDÁTICOS</text:p>
            <text:p/>
            <text:p>Emprego apropriado dos recursos didáticos: o principal recurso didático utilizado foi o projetor multimídia (Data Show), empregado adequadamente mediante a projeção de slides contendo conceitos, quadros explicativos, exemplos, imagens etc., de acordo com a sequência dos conteúdos.</text:p>
            <text:p/>
            <text:p>Clareza na comunicação: considera-se que não houve nenhum problema em termos de clareza na comunicação. Falei em um tom de voz adequado, de forma fluente e com correção (em língua espanhola); não mostrei insegurança nem nervosismo, soube me expressar com soltura e por meio de um discurso bem construído.</text:p>
            <text:p/>
            <text:p>Introdução, desenvolvimento e conclusão da aula: a aula respeitou, sem dúvida, tal estrutura (Introdução, desenvolvimento e conclusão da aula).</text:p>
            <text:p/>
            <text:p>Fixação e verificação da aprendizagem: Este aspecto da aula foi apresentado em forma de sugestão de atividades, já que a aula não contava com um público real para a aplicação de atividades/exercícios.</text:p>
            <text:p/>
            <text:p>CONCLUSÃO: A partir do exposto, considero que a nota atribuída à minha prova de desempenho (resultado da soma dos pontos atribuídos aos diferentes itens) não reflete a qualidade da aula que ministrei. Desse modo, entendo que a nota final dada pelos avaliadores  e expresso aqui meu respeito pelo profissionalismo dos mesmos  resulta injusta; por isso, solicito com humildade que dita nota seja reconsiderada (aumentada) de acordo com os argumentos aqui desenvolvidos.</text:p>
            <text:p/>
          </table:table-cell>
          <table:table-cell table:style-name="ce1" office:value-type="string" calcext:value-type="string">
            <text:p>Após a análise do recurso interposto, reconhecemos que a aula desenvolvida pelo candidato Lucas Leonardo Palmieri é passível de correção de nota. Em se tratando dos itens questionados pelo candidato, avaliamos que:</text:p>
            <text:p/>
            <text:p>Com relação ao item Organização dos conteúdos, reconhecemos que os dois conteúdos foram abordados durante a aula. No entanto, não percebemos o encadeamento das ideias expostas, tampouco uma organização bem definida dos pontos, de forma a propiciar a aprendizagem do aluno.</text:p>
            <text:p/>
            <text:p>Sobre o tópico Abordagem subjacente à prática, entendemos que a teoria trabalhada era insuficiente para a realização da atividade prática sugerida para os alunos. </text:p>
            <text:p/>
            <text:p>No tocante ao aspecto de Atualidade e adequação das informações, o candidato já havia obtido a nota máxima referente a este item.</text:p>
            <text:p/>
            <text:p>Sobre o item Sequência e estrutura dos pontos principais, não ficou clara a relação entre os tópicos trabalhados e as conexões sequenciais pretendidas. Devido ao grande volume de informação apresentado, o candidato deveria ter organizado melhor o encadeamento das ideias e a evolução da aula. Apesar de o candidato argumentar que seguiu uma progressão temática com introdução, desenvolvimento e conclusão, essa sequência não foi percebida durante a aula.</text:p>
            <text:p/>
            <text:p>No que se refere ao ponto de motivação e criatividade, o candidato, apesar de ter trabalhado com imagens e literatura, não os explorou de forma motivadora e criativa.</text:p>
            <text:p/>
            <text:p>Com relação à coerência entre plano e aula, o candidato não executou tudo como previsto no plano. Nos objetivos, não analisou a relação literatura-cultura como se propôs, e não proporcionou o reconhecimento dos elementos culturais nos textos literários apresentados; estava previsto o uso de um texto de Góngora, mas não foi trabalhado. Na parte de metodologia, estava prevista uma sondagem oral dos conhecimentos prévios dos alunos que não foi realizada ou sugerida, bem como um debate sobre os assuntos abordados que também não aconteceu. Com relação à avaliação, a participação dos alunos, como dito no plano, não foi provocada. </text:p>
            <text:p/>
            <text:p>Com relação ao domínio e segurança, o candidato já havia obtido a nota máxima referente a este item.</text:p>
            <text:p/>
            <text:p>Considerando a pertinência do argumento apresentado sobre o item emprego apropriado dos recursos didáticos, a banca resolve validar os argumentos apresentados e atribuir a nota máxima referente ao quesito.</text:p>
            <text:p/>
            <text:p>Com relação à clareza na comunicação, o candidato já havia obtido a nota máxima referente a este item.</text:p>
            <text:p/>
            <text:p>Com relação à introdução, desenvolvimento e conclusão da aula, não estavam claramente delimitados os procedimentos didáticos referentes à organização da aula.</text:p>
            <text:p/>
            <text:p>Sobre a fixação e a verificação da aprendizagem, o candidato não a realizou durante a aula de forma contínua e a avaliação proposta não poderia ser realizada a partir do exposto em sala.</text:p>
            <text:p/>
            <text:p/>
            <text:p>Assim, considerando a pertinência de alguns argumentos apresentados no recurso pelo candidato, a Banca resolve validá-los parcialmente e a nota atribuída, após recurso, será 71,0.</text:p>
          </table:table-cell>
        </table:table-row>
        <table:table-row table:style-name="ro1" table:visibility="filter">
          <table:table-cell table:style-name="ce1" office:value-type="string" calcext:value-type="string">
            <text:p>446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1015-0</text:p>
          </table:table-cell>
          <table:table-cell table:style-name="ce1" office:value-type="string" calcext:value-type="string">
            <text:p>Nathalia Oliveira de Barros</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6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4024-5</text:p>
          </table:table-cell>
          <table:table-cell table:style-name="ce1" office:value-type="string" calcext:value-type="string">
            <text:p>Yeman Omar Zapata Barbosa</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6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3916-3</text:p>
          </table:table-cell>
          <table:table-cell table:style-name="ce1" office:value-type="string" calcext:value-type="string">
            <text:p>MIGUEL AFONSO LINHARES</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6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1070-0</text:p>
          </table:table-cell>
          <table:table-cell table:style-name="ce1" office:value-type="string" calcext:value-type="string">
            <text:p>José Rodrigues de Mesquita Neto</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6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20160-7</text:p>
          </table:table-cell>
          <table:table-cell table:style-name="ce1" office:value-type="string" calcext:value-type="string">
            <text:p>Lívia Raissa Pires da Silva Gonçalves.</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6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Espanhola - Dedicação Exclusiva</text:p>
          </table:table-cell>
          <table:table-cell table:style-name="ce1" office:value-type="string" calcext:value-type="string">
            <text:p>19620-1</text:p>
          </table:table-cell>
          <table:table-cell table:style-name="ce1" office:value-type="string" calcext:value-type="string">
            <text:p>FRANCISCO LINDENILSON LOPES</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6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19529-0</text:p>
          </table:table-cell>
          <table:table-cell table:style-name="ce1" office:value-type="string" calcext:value-type="string">
            <text:p>DIÊGO CESAR LEANDRO</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8.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6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4527-2</text:p>
          </table:table-cell>
          <table:table-cell table:style-name="ce1" office:value-type="string" calcext:value-type="string">
            <text:p>Francisco Cesar Batista de Moura</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6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1990-1</text:p>
          </table:table-cell>
          <table:table-cell table:style-name="ce1" office:value-type="string" calcext:value-type="string">
            <text:p>Rita de Kássia de Aquino Gomes</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7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1142-0</text:p>
          </table:table-cell>
          <table:table-cell table:style-name="ce1" office:value-type="string" calcext:value-type="string">
            <text:p>Lorena Lima Barbosa</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7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19456-4</text:p>
          </table:table-cell>
          <table:table-cell table:style-name="ce1" office:value-type="string" calcext:value-type="string">
            <text:p>Samara Freitas Oliveira</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7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1684-8</text:p>
          </table:table-cell>
          <table:table-cell table:style-name="ce1" office:value-type="string" calcext:value-type="string">
            <text:p>Carla Denise Grüdtner</text:p>
          </table:table-cell>
          <table:table-cell table:number-columns-repeated="30"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7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19916-3</text:p>
          </table:table-cell>
          <table:table-cell table:style-name="ce1" office:value-type="string" calcext:value-type="string">
            <text:p>Francisco Edson Gonçalves Leite</text:p>
          </table:table-cell>
          <table:table-cell table:style-name="ce1" office:value-type="string" calcext:value-type="string">
            <text:p>4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4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Considero que houve equívocos na avaliação de minha prova de desempenho. Desse modo, tecerei algumas considerações abaixo no sentido de apresentar e justificar os motivos pelos quais acredito que minha nota foi inferir ao que foi efetivamente apresentado na prova de desempenho.</text:p>
            <text:p>O item CONTEÚDOS UTILIZADOS compõe-se de 8 (oito) subitens: organização dos conteúdos (introdução, desenvolvimento e  conclusão); abordagem subjacente à prática; atualidade e adequação das informações; sequência e estrutura dos pontos principais; motivação e criatividade; coerência entre plano e aula; domínio e segurança; avaliação.</text:p>
            <text:p>- Organização dos conteúdos. Senti necessidade de delimitar a temática, já que seria bastante complicado trabalhar, numa única aula, todas as formas e usos das vozes ativa e passiva. Se fosse abordar todos eles, a aula seria dedicada somente à exposição descontextualizada de pontos gramaticais, o que não é compatível com os objetivos do ensino de Língua Inglesa, que devem focalizar principalmente a capacidade de leitura dos alunos (conforme os PCN), e com os conteúdos, que devem ter no texto sua unidade fundamental. Sendo assim, diante da necessidade de contextualizar os conteúdos gramaticais e explorar a importância que eles podem ter na formação de leitores de textos, é imprescindível delimitar um aspecto do conteúdo, tendo e vista a necessidade de abordar seu funcionamento nos textos. No caso da aula, o critério de delimitação se deu em função do texto: como ele continha frases nas vozes ativa e passiva predominantemente no passado, esse foi também o recorte definido por mim.</text:p>
            <text:p>- Abordagem subjacente à prática. A minha aula partiu de alguns pressupostos que fundamentam o ensino de Língua Inglesa e o processo ensino-aprendizagem de modo geral: o texto é o objeto principal do ensino de Língua Inglesa, o ponto de partida e de chegada das práticas pedagógicas, por isso o foco no texto como estruturante de todas as atividades e conteúdos propostos; a escola deve primar também pela formação cidadã dos alunos, abordando, para isso, temáticas que sejam significativas para sua vida (como é a temática do meio ambiente), por meio da interdisciplinaridade e da contextualização dos conteúdos, como propõe o próprio Projeto Político-Pedagógico do IFRN; texto é um evento comunicativo no qual convergem conhecimentos de mundo, interacionais e linguísticos, como pode ser percebido na atividade introdutória (conhecimentos de mundo), nas de pré-leitura, leitura e pós-leitura (conhecimentos de mundo, interacionais e linguísticos) e também nos exercícios propostos, a maioria dos quais relaciona gramática e interpretação do texto; o objetivo principal do ensino de Língua Inglesa é a formação da capacidade leitora dos alunos, por isso o foco no texto e na leitura; os conteúdos gramaticais fazem sentido em função do texto e não podem ser abordados com um fim em si mesmos; o contato dos alunos com uma língua estrangeira deve dar-se principalmente por meio de textos autênticos, como o são todos os que utilizei na aula.</text:p>
            <text:p>- Atualidade e adequação das informações. As informações veiculadas, assim como os textos selecionados e trabalhados na aula, demonstram bastante atualidade. Todos são textos autênticos, e aqueles que tematizam o meio ambiente, explorados principalmente no início da aula, são completamente atuais e com informações adequadas. Além disso, o material utilizado durante a aula não apresenta erros ou outras inadequações quanto ao seu conteúdo. Os aspectos gramaticas, como constam nas referências do plano de aula e no material utilizado como recurso didático, foram abordados com base na gramática Practical English Usage de Swan (2005), uma respeitada referência para o ensino de Língua Inglesa.</text:p>
            <text:p>- Sequência e estrutura dos pontos principais. Houve uma sequência lógica na estruturação dos pontos principais da aula. Como já afirmei anteriormente, o texto é o objeto principal do ensino de Língua Inglesa e norteia a organização dos conteúdos, como afirma a literatura dedicada ao ensino de Língua Inglesa. Foi esse o princípio que balizou a sequência e a estruturação dos pontos principais. Assim, adotei uma notícia como núcleo central da aula. Mas, também em consonância com a literatura especializada, não o utilizei como pretexto. Desse modo, iniciei a aula com uma abordagem da temática, a fim de ativar os conhecimentos de mundo dos alunos sobre o tema. Em seguida, realizei atividade de pré-leitura, leitura e pós-leitura, abordando aspectos textuais, da configuração do gênero e também de conhecimentos linguísticos, já antecipando o conteúdo gramatical a ser abordado logo em seguida. Partindo do texto, abordei o conteúdo gramatical e, por fim, propus um exercício, inclusive com algumas questões (as duas primeiras) relacionando o ponto gramatical à notícia lida. Se o princípio defendido na literatura é partir do texto e nele contextualizar os conteúdos gramaticais, estou convicto de que a sequência e a estruturação dos pontos principais foram totalmente adequadas. </text:p>
            <text:p>- Motivação e criatividade. Também estiveram presentes na aula ministrada. Primeiramente, utilizei textos autênticos que tratam de uma temática atual, que tem feito parte dos noticiários e da vida diária de todos nós. Isso já pode garantir a motivação e o envolvimento dos alunos na aula, por abordar temáticas significativas para eles. Além disso, houve também criatividade, como, por exemplo, a atualização de textos de diferentes gêneros e atividades diversificadas (algumas na forma de discussão coletiva, outras na forma de exercícios escritos, além de uma canção e da realização de um quiz), o que também pode tornar a aula mais dinâmica e, por conseguinte, atrativa para o alunado.</text:p>
            <text:p>- Coerência entre plano e aula. Houve coerência entre plano e aula. Primeiramente, o conteúdo e os objetivos no plano foram desenvolvidos na aula: conceituação das vozes ativa e passiva, identificação do sentido e da funcionalidade delas em textos diversos, tanto na interpretação do texto principal quanto nos exercícios propostos no final da aula. Os procedimentos metodológicos (atividade introdutória, pré-leitura, interpretação escrita, pós-leitura, exposição sobre as vozes ativa e passiva e exercícios) e os recursos didáticos elencados no plano (computador, projetor multimídia, aparelho de som, quadro branco e pincel, material impresso) foram todos contemplados na aula. A avaliação proposta no plano de aula (participação dos alunos nas discussões desenvolvidas em sala de aula, resolução das atividades orais e escritas propostas) também foi executada. O plano, portanto, é coerente com a aula executada.</text:p>
            <text:p>- Domínio e segurança. Esse critério refere-se ao domínio e à segurança em relação ao conteúdo ministrado na aula (voz ativa e passiva) e não ao conhecimento da Língua Inglesa no geral. Quanto a esse aspecto, a exposição e principalmente o material de apoio utilizado não continham erros que pudessem comprovar que não houvesse domínio do conteúdo estipulado para aquele momento. Ora, na construção do material, especificamente na abordagem do material impresso utilizado, tomei como base uma gramática bastante respeitada no meio acadêmico (Practical English Usage de Swan), a qual embasou também a exposição que fiz do conteúdo.  </text:p>
            <text:p>- Avaliação. Foi bastante diversificada e permeou todos os momentos da aula. Logo no início, houve um momento de avaliação para saber o que os alunos já sabiam da temática que seria abordada nos textos da aula. Houve, no trabalho com o texto principal da aula (a notícia), atividade de pré-leitura, leitura e pós-leitura, que são também momentos de avaliação. No momento da abordagem do ponto gramatical, a participação dos alunos era requerida, no sentido de saber se o conteúdo estava sendo compreendido e, no final, houve a proposição de uma lista de exercícios. Cabe também ressaltar que a avaliação mostrou-se diversificada, a partir de atividades orais e escritas diversas. </text:p>
            <text:p>Desse modo, num critério que contém 8 (oito) subitens e na maioria dos quais avalio que tive um bom desempenho, creio que a nota conferida a ele não faz jus ao que foi efetivamente realizado na aula.</text:p>
            <text:p>O item PROCEDIMENTOS DIDÁTICOS compõe-se de 5 (cinco)  subitens: emprego apropriado dos recursos didáticos; clareza na comunicação; utilização do tempo; introdução, desenvolvimento e conclusão da aula; fixação e verificação da aprendizagem.</text:p>
            <text:p/>
            <text:p>- Emprego apropriado dos recursos didáticos. Utilizei recursos didáticos variados (computador, projetor multimídia, aparelho de som, quadro branco e pincel, material impresso), o que confere à aula mais dinamicidade e pode contribuir decisivamente para a motivação e o interesse dos alunos. Vale ressaltar que o aparelho de som, que seria utilizado para a audição da canção, não pôde ser usado no momento da aula porque era vetado pelo edital, motivo pelo qual na aula apenas mencionei que a canção seria ouvida. Mas, num contexto real de sala de aula, não há restrição para o uso de som ou outro recurso de áudio, razão pela qual preferi incluir uma canção na aula. Além disso, as canções têm se mostrado recursos muito motivadores e eficientes para o ensino de Língua Inglesa. É preciso atentar também para a qualidade do material impresso adotado na aula, que apresentava atividades variadas com textos e com o ponto gramatical, configurando-se também como um material de consulta e de estudo para o aluno, por conter também uma exposição sobe o conteúdo gramatical.</text:p>
            <text:p>- Clareza na comunicação. Neste ponto, pode ter havido problemas de fluência, especialmente hesitação na hora de pronunciar algumas palavras, os quais podem prejudicar um pouco a clareza na comunicação. Entretanto, ressalto que toda a aula foi ministrada em Língua Inglesa e eventuais problemas de pronúncia ou de fluência apresentados não comprometem de todo a clareza. Ressalto, ainda, que este é apenas um dos cinco subitens de um item, de modo que não deve se sobrepor aos demais e, pelos critérios do edital, deve receber o mesmo tratamento dos outros (ou seja, corresponder a 1/5 da nota do item), já que não há hierarquia ou peso de nenhum subitem em um item, dando a ideia de que todos têm o mesmo valor.</text:p>
            <text:p>- Utilização do tempo. O tempo de aula não excedeu o máximo estabelecido e também não foi muito inferior aos 45 minutos estabelecidos, de modo que a aula não precisou ser interrompida ou abreviada para garantir o cumprimento do tempo.</text:p>
            <text:p>- Introdução, desenvolvimento e conclusão da aula. Conforme já explicitei mais acima, a aula possui uma sequência lógica, de modo que é possível perceber claramente a introdução, com a atividade que instiga os conhecimentos dos alunos sobre a temática do meio ambiente, a ser abordada no texto principal da aula; desenvolvimento, com as atividades de leitura do texto e de exposição sobre o conteúdo gramatical da aula (vozes ativa e passiva); e uma conclusão (a explicação e o encaminhamento de exercícios a serem resolvidos pelos alunos). Saliento que o fato de encaminhar exercícios não significa que a aula não tenha conclusão. Houve sim uma conclusão da aula expositiva, como define o edital, o que não inviabiliza o encaminhamento de atividades para efeito de fixação e verificação da aprendizagem. O percurso que defini para a aula procura mostrar que o texto é o ponto de partida e de chegada das práticas pedagógicas, já que foi utilizado tanto no início da aula quanto retomado no exercício final. Ou seja, todas as partes da aula estavam encadeadas e foram devidamente cumpridas, já que não houve estouro do tempo estipulado pelo edital.</text:p>
            <text:p>- Fixação e verificação da aprendizagem. Atividades de fixação e verificação da aprendizagem estiveram presentes em vários momentos da aula. Logo na atividade introdutória com uso do projetor multimídia, os alunos já eram questionados sobre o tema; desenvolvi três atividades sobre o texto principal da unidade (pré-leitura, leitura, e pós-leitura), em que abordei questões sobre o sentido do texto, o gênero e também sobre conhecimentos linguísticos, já antecipando o conteúdo gramatical a ser exposto mais à frente; ao final, promovi outro momento de verificação da aprendizagem, explicando e encaminhando exercício sobre as vozes ativa e passiva. Ressalto ainda que essas atividades, que permearam toda a aula, foram variadas e exigiram dos alunos a ativação ou a construção de conhecimentos de mundo, interacionais e linguísticos. </text:p>
            <text:p>No item REQUISITOS PESSOAIS, que é dividido em 2 (dois) subitens (pontualidade e postura profissional adequada), o avaliador 3 atribuiu apenas 5 pontos de 10 possíveis. Se se considerar que a pontuação é igualmente dividida nos dois subitens e que não atrasei nem excedi o tempo de aula, cumprindo plenamente o critério da pontualidade, não faz sentido que eu não tenha pontuado em postura profissional. Entre os saberes que constituem o profissional docente estão seu conhecimento do assunto e sua capacidade didático-pedagógica. Se eu pontuei nos outros critérios (de construção do plano, de domínio de conteúdo e de procedimentos didáticos) é porque tive e demonstrei certa postura profissional no que compete à minha profissão, no âmbito do cargo ao qual almejo no concurso.  </text:p>
            <text:p>Portanto, os critérios apontam que o objetivo da prova de desempenho é avaliar prioritariamente a capacidade didático-pedagógica do candidato. É surpreendente que o meu plano de aula tenha sido tão bem avaliado pela banca e que a aula, que seguiu rigorosamente o plano apresentado, não tenha tido igual reconhecimento quanto à pontuação. Se se comparar o plano com a aula, é possível perceber que os objetivos geral e específicos foram desenvolvidos na aula (foi feita a análise da estrutura e do funcionamento das vozes ativa e passiva em textos diversos, conceituando-a, identificando seu funcionamento, sem perder de vista os textos e suas temáticas); que a definição e delimitação do conteúdo foi desenvolvida tal qual aparece no plano; que os procedimentos metodológicos foram realizados na mesma ordem em que aparecem no plano, sem qualquer supressão ou acréscimo; que os recursos didáticos propostos foram utilizados; que a avaliação foi realizada do mesmo modo como se apresenta no plano. Enfim, considerando a satisfatória avaliação do plano e observando que ele foi efetivamente cumprido, é possível notar até mesmo certa incoerência na pontuação entre os critérios que compõem a grade de avaliação da prova de desempenho.</text:p>
            <text:p>Reconheço que pode ter havido momentos de hesitação na hora de pronunciar algumas palavras, mas a aula foi dada integralmente em Língua Inglesa, conforme exige o edital. A fluência na língua não aparece como critério explícito em nenhum dos itens, e o domínio exclusivo da língua havia sido exaustivamente avaliado na etapa da prova escrita. </text:p>
            <text:p>Desse modo, reivindico a reavaliação de minha prova de desempenho, focalizando estritamente os critérios elencados no edital, dando o peso devido a cada um deles e levando em consideração as justificativas apresentadas acima.   </text:p>
          </table:table-cell>
          <table:table-cell table:style-name="ce1"/>
        </table:table-row>
        <table:table-row table:style-name="ro1" table:visibility="filter">
          <table:table-cell table:style-name="ce1" office:value-type="string" calcext:value-type="string">
            <text:p>447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0622-5</text:p>
          </table:table-cell>
          <table:table-cell table:style-name="ce1" office:value-type="string" calcext:value-type="string">
            <text:p>EMERSON GONZAGA DOS SANTOS</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7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2518-0</text:p>
          </table:table-cell>
          <table:table-cell table:style-name="ce1" office:value-type="string" calcext:value-type="string">
            <text:p>MIRELLY KAROLINNY DE MELO MEIRELES</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Gostaria que a minha prova de desempenho fosse reavaliada nos seguintes itens:</text:p>
            <text:p>1)Plano de aula: </text:p>
            <text:p>O plano de aula apresentado evidencia uma estruturação adequada, uma vez que: i) Foi apresentado o público alvo  alunos do curso em Tecnologia em Redes de Computadores, direcionando a aula ao referido público através de gêneros textuais com linguagem específica da área; ii) Apresentação da delimitação ou recorte do conteúdo a ser ministrado, levando em consideração o tempo para o desenvolvimento aula; iii) Exposição de forma clara os objetivos da aula interligados ao conteúdo; iv) Explicitação de forma detalhada dos procedimentos metodológicos da aula, ou seja, das ações a serem desenvolvidas durante a aula; v) Especificação dos recursos didáticos e visuais; vi) Execução do plano; vii) Explicitação da verificação de aprendizagem; e vii) Apresentação das referências bibliográficas utilizadas.</text:p>
            <text:p>É importante que um plano de aula contemple tais elementos citados anteriormente, uma vez que constituem elementos imprescindíveis para o desenvolvimento do processo de ensino-aprendizagem. </text:p>
            <text:p/>
            <text:p>2)Conteúdos utilizados:</text:p>
            <text:p>Quanto à organização dos conteúdos: Inicialmente, foram expostas a temática da aula e a definição dos conteúdos principais  Adjetivos e Advérbios (INTRODUÇÃO); Em seguida, a temática foi desenvolvida através de exemplificações e definições inerentes à prática dos alunos, uma vez que todos os gêneros textuais selecionados estavam concatenados à área de informática, novas tecnologias  trabalhadas no curso de Rede de Computadores (DESENVOLVIMENTO); E, por fim, foram realizadas duas atividades  uma oral e uma escrita  que envolviam todo o conteúdo explanado na aula (CONCLUSÃO). Desse modo, os conteúdos estavam organizados adequadamente - introdução, desenvolvimento e conclusão.</text:p>
            <text:p>Em relação a uma abordagem subjacente à prática: este item foi contemplado, já que todos os textos pertenciam a gêneros específicos que apresentavam termos técnicos da área estudada pelo público-alvo. </text:p>
            <text:p>Considerando que os textos pertenciam a uma temática  Informática, novas tecnologias - conhecida pelos alunos e que estavam intimamente relacionadas com a realidade e prática deles, observa-se a criatividade com que a referida aula foi elaborada, visto que acabava por ser motivante aos alunos  trabalhar com um conteúdo que eles conhecem e apresentam afinidade. </text:p>
            <text:p>A aula seguir todo o percurso descrito no plano de aula, havendo coerência entre estes. Além disso, a avaliação proposta no plano de aula foi executada durante toda a aula considerando a presença e participação dos alunos durante as atividades realizadas em sala de aula  atividades orais e escrita.</text:p>
            <text:p/>
            <text:p>3)Procedimentos didáticos:</text:p>
            <text:p>Quanto aos procedimentos didáticos: i) os recursos didáticos foram empregados de forma adequada - Data Show (Slides); Quadro; Pincel; Cópias da atividade proposta; ii) o tempo foi utilizado corretamente; iii) houve uma introdução da aula, desenvolvimento da temática e conclusão  como exposto no item anterior; iv) fixação e verificação da aprendizagem através das atividades orais e escritas.</text:p>
            <text:p/>
            <text:p>OBS.: Além de todos os itens citados, é relevante ser avaliado que a aula estava em consonância com o Plano Pedagógico do Curso Redes de Computadores. Estudou-se e foi conhecida a estrutura do curso e, em especial, as disciplinas e conteúdos ministrados em cada uma destas. Assim, torna-se relevante, já que foi levado em consideração a necessidade de um determinado contexto.</text:p>
            <text:p/>
          </table:table-cell>
          <table:table-cell table:style-name="ce1"/>
        </table:table-row>
        <table:table-row table:style-name="ro1" table:visibility="filter">
          <table:table-cell table:style-name="ce1" office:value-type="string" calcext:value-type="string">
            <text:p>447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1079-0</text:p>
          </table:table-cell>
          <table:table-cell table:style-name="ce1" office:value-type="string" calcext:value-type="string">
            <text:p>Maria Kassimati Milanez</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7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19371-6</text:p>
          </table:table-cell>
          <table:table-cell table:style-name="ce1" office:value-type="string" calcext:value-type="string">
            <text:p>José William da Silva Netto</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7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19579-8</text:p>
          </table:table-cell>
          <table:table-cell table:style-name="ce1" office:value-type="string" calcext:value-type="string">
            <text:p>André Luiz Rodrigues Marinho</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A nota dada à minha aula não se mostrou compreensível a mim dados os dados abaixo, embasados nos critérios apontados no ítem 9.14 do Edital. No final deixo alguns questionamentos à banca avaliadora.</text:p>
            <text:p/>
            <text:p>Plano de aula:</text:p>
            <text:p>O plano se encontra bem apresentado e organizado, em impressão. Os objetivos são claros e coerentes com os conteúdos. Os procedimentos metodológicos são adequados; não faltaram recursos didáticos e audiovisuais. A aula foi na totalidade executada com relação ao plano e as referências bibliográficas foram adequadas, de fontes reconhecidas e conceituadas, como a Universidade de Cambridge e o British Council. Foram consultados trabalhos científicos e todos os dados apresentados, portanto, se encontram bem embasados.</text:p>
            <text:p/>
            <text:p>Conteúdos utilizados:</text:p>
            <text:p>Os conteúdos se encontram bem organizados, até mesmo em forma de índice nos primeiros slides da apresentação. Existe uma clara progressão lógica entre a introdução, o desenvolvimento e a conclusão, tendo esta retomado perfeitamente o que foi falado e foram tiradas conclusões adequadas.</text:p>
            <text:p/>
            <text:p>Procedimentos didáticos: </text:p>
            <text:p>Não percebo onde houve falha nos meus recursos didáticos ou onde faltou clareza na comunicação, tendo eu sido claro, sucinto e incisivo. Utilizei exatamento o tempo previsto. A fixação e verificação da aprendizagem aconteceriam por meio de uma redação sobre o tema, proposta que apresentei ao final da aula.</text:p>
            <text:p/>
            <text:p>Requisitos pessoais:</text:p>
            <text:p>Cheguei antes do horário previsto e esperei para iniciar minha aula. Não percebo onde me faltou postura profissional para ter recebido nota inferior a 10.</text:p>
            <text:p/>
            <text:p>Por fim, questiono dois problemas que percebi na banca avaliadora:</text:p>
            <text:p>1. Dentre a banca, uma avaliadora observava apenas para o computador e em nenhum momento - ao menos que eu tenha percebido - parecia observar o meu desempenho.</text:p>
            <text:p>2. As notas se mostram muito próximas umas das outras para os três avaliadores, sem uma mínima grande disparidade que seria comum (superior a 5 pontos), o aponta uma suspeição sobre a nota final.</text:p>
          </table:table-cell>
          <table:table-cell table:style-name="ce1"/>
        </table:table-row>
        <table:table-row table:style-name="ro1" table:visibility="filter">
          <table:table-cell table:style-name="ce1" office:value-type="string" calcext:value-type="string">
            <text:p>447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1273-9</text:p>
          </table:table-cell>
          <table:table-cell table:style-name="ce1" office:value-type="string" calcext:value-type="string">
            <text:p>Bruno de Paula Baborsa</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8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3230-4</text:p>
          </table:table-cell>
          <table:table-cell table:style-name="ce1" office:value-type="string" calcext:value-type="string">
            <text:p>Ellen Paula de Oliveira Tomás</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8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1800-6</text:p>
          </table:table-cell>
          <table:table-cell table:style-name="ce1" office:value-type="string" calcext:value-type="string">
            <text:p>Felipe Santos dos Reis</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8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20511-4</text:p>
          </table:table-cell>
          <table:table-cell table:style-name="ce1" office:value-type="string" calcext:value-type="string">
            <text:p>Leonardo Guimarães de Farias</text:p>
          </table:table-cell>
          <table:table-cell table:number-columns-repeated="2" table:style-name="ce1" office:value-type="string" calcext:value-type="string">
            <text:p>55.0</text:p>
          </table:table-cell>
          <table:table-cell table:number-columns-repeated="2" table:style-name="ce1" office:value-type="string" calcext:value-type="string">
            <text:p>6.0</text:p>
          </table:table-cell>
          <table:table-cell table:number-columns-repeated="2" table:style-name="ce1" office:value-type="string" calcext:value-type="string">
            <text:p>19.0</text:p>
          </table:table-cell>
          <table:table-cell table:number-columns-repeated="2" table:style-name="ce1" office:value-type="string" calcext:value-type="string">
            <text:p>20.0</text:p>
          </table:table-cell>
          <table:table-cell table:number-columns-repeated="2" table:style-name="ce1" office:value-type="string" calcext:value-type="string">
            <text:p>10.0</text:p>
          </table:table-cell>
          <table:table-cell table:number-columns-repeated="2" table:style-name="ce1" office:value-type="string" calcext:value-type="string">
            <text:p>56.0</text:p>
          </table:table-cell>
          <table:table-cell table:number-columns-repeated="2" table:style-name="ce1" office:value-type="string" calcext:value-type="string">
            <text:p>7.0</text:p>
          </table:table-cell>
          <table:table-cell table:number-columns-repeated="2" table:style-name="ce1" office:value-type="string" calcext:value-type="string">
            <text:p>19.0</text:p>
          </table:table-cell>
          <table:table-cell table:number-columns-repeated="2" table:style-name="ce1" office:value-type="string" calcext:value-type="string">
            <text:p>20.0</text:p>
          </table:table-cell>
          <table:table-cell table:number-columns-repeated="2" table:style-name="ce1" office:value-type="string" calcext:value-type="string">
            <text:p>10.0</text:p>
          </table:table-cell>
          <table:table-cell table:number-columns-repeated="2" table:style-name="ce1" office:value-type="string" calcext:value-type="string">
            <text:p>59.0</text:p>
          </table:table-cell>
          <table:table-cell table:number-columns-repeated="2" table:style-name="ce1" office:value-type="string" calcext:value-type="string">
            <text:p>7.0</text:p>
          </table:table-cell>
          <table:table-cell table:number-columns-repeated="2" table:style-name="ce1" office:value-type="string" calcext:value-type="string">
            <text:p>20.0</text:p>
          </table:table-cell>
          <table:table-cell table:number-columns-repeated="2" table:style-name="ce1" office:value-type="string" calcext:value-type="string">
            <text:p>22.0</text:p>
          </table:table-cell>
          <table:table-cell table:number-columns-repeated="2" table:style-name="ce1" office:value-type="string" calcext:value-type="string">
            <text:p>10.0</text:p>
          </table:table-cell>
          <table:table-cell table:style-name="ce1" office:value-type="string" calcext:value-type="string">
            <text:p>O Edital 05/2014/IFRN, que inaugura o concurso público para professor do ensino básico técnico e tecnológico, no item 9.13 expõe que:</text:p>
            <text:p/>
            <text:p>Somente poderão ser utilizados na Aula Expositiva os recursos didáticos e audiovisuais disponibilizados pelo IFRN (Computador; Quadro Branco; Projetor Multimídia (Data Show); Pincel para Quadro Branco; Apagador para Quadro Branco; MS Windows XP ou superior; MS Power Point ou superior; Leitor de Arquivos em PDF).</text:p>
            <text:p/>
            <text:p>Contudo, apesar das orientações do item citado acima, alguns candidatos da área de língua inglesa, em clara violação aos termos do edital, utilizaram mídias de áudio durante as suas Aulas Expositivas. Tal conduta viola o princípio constitucional da legalidade (art. 37, caput, CRFB/88), o qual implica que o concurso deve manter total coerência com o que dispõe o edital, sob pena de ser anulado.</text:p>
            <text:p/>
            <text:p>É importante, alertar, ademais, que o item 9.13 do referido edital não cita a possibilidade de utilização de softwares reprodutores de áudio, muito menos caixas de som. E sem qualquer um dos dois, seria impossível a utilização dos itens, cuja importância para a qualidade da aula é inegável.</text:p>
            <text:p/>
            <text:p>Diante dos fatos narrados, constata-se que foi ferido o princípio da igualdade (art. 5º, caput, CRFB/88), bem como os princípios da moralidade e impessoalidade, que regem a Administração Pública, uma vez que o tratamento desigual dispensado aos candidatos fere claramente o princípio da paridade de armas. Dessa forma, houve candidatos prejudicados pela impossibilidade de lançar mão de recursos didáticos importantíssimos.</text:p>
            <text:p/>
            <text:p>Por conseguinte, o requerente considera-se prejudicado diretamente na avaliação do item Conteúdos Utilizados, pois, caso pudesse ter usufruído da utilização das mídias auditivas, considera que teria melhor desempenho no critério sobre motivação e criatividade. Além de indiretamente prejudicado nos critérios de organização de conteúdo, atualidade e adequação das informações e sequência e estrutura dos pontos principais, pois teria elaborado uma aula diferente.</text:p>
            <text:p/>
            <text:p>O requerente também se considera prejudicado no item Plano de Aula e Procedimentos Didáticos, pelos motivos que a seguir aponta. No que concerne ao primeiro item, destaca que, caso fosse possível a utilização das mídias, haveria planejado uma aula diferente da utilizada no certame. Quanto ao segundo, é de se perceber que a introdução, o desenvolvimento e conclusão da aula teriam sido diferentes.</text:p>
            <text:p/>
            <text:p>Enfim, a aula do candidato teria sido planejada, preparada e executada de forma totalmente diferente, de maneira didaticamente otimizada, se a utilização de mídias auditivas lhe tivessem sido permitida, como se sabe que foi para outros concorrentes.</text:p>
            <text:p/>
            <text:p>Diante do exposto, o candidato sugere:</text:p>
            <text:p/>
            <text:p>a) A anulação da prova de desempenho realizada na área de língua inglesa, com a conseqüente realização de novas provas, considerando a violação que houve à igualdade e à paridade de armas;</text:p>
            <text:p/>
            <text:p>b) Caso não ocorra a anulação da prova em sua inteireza, que seja deferida a anulação das pontuações referentes ao item Conteúdos Utilizados;</text:p>
            <text:p/>
            <text:p>c) Como última hipótese, que seja concedida uma nova avaliação da prova do candidato, concedendo-lhe os mesmos recursos que foram permitidos a outros concorrentes.</text:p>
            <text:p/>
            <text:p>d) Além disso, requer também a disponibilização de todos os vídeos da prova de desempenho para que todos os candidatos possam acessá-lo, para fazer valer o princípio constitucional da publicidade, estampado no art. 37, caput, da Constituição Federal.</text:p>
            <text:p> </text:p>
            <text:p>Nestes termos,</text:p>
            <text:p>Pede deferimento.</text:p>
          </table:table-cell>
          <table:table-cell table:style-name="ce1" office:value-type="string" calcext:value-type="string">
            <text:p>De fato, os únicos recursos audiovisuais possíveis de ser utilizados pelos candidatos na Prova de Desempenho são os informados no item 9.13 do Edital.</text:p>
            <text:p>No entanto, ainda que cientes dessa regra, alguns candidatos se dispuseram a descumprir o referido dispositivo editalício, não podendo os mesmos ser interpelados pela respectiva Banca, conforme o item 9.4 do Edital.</text:p>
            <text:p>Sendo assim e para respeitar a regra imposta no Edital, que conduz à isonomia no tratamento entre os candidatos, AS PARTES DAS PROVAS DE DESEMPENHOS NAS QUAIS FORAM FEITO USO DE RECURSOS AUDIOVISUAIS NÃO PREVISTOS EM EDITAL FORAM INTEGRALMENTE DESCONSIDERADAS PARA FINS DE PONTUAÇÃO (seja no tocante ao conteúdo, seja no tocante à abordagem pedagógica), de forma que nem tais candidata(o)s foram beneficiados nem aqueles que não utilizaram citados recursos foram prejudicados.</text:p>
            <text:p>Logo, somente foram alvos de avaliação os intervalos da Prova de Desempenho nos quais foram utilizados EXCLUSIVAMENTE os recursos audiovisuais previsto em Edital.</text:p>
            <text:p>Quanto ao requerimento de disponibilização de todos os vídeos feitos na Prova de Desempenho, informamos que os mesmos são para uso próprio da Banca, para fins de registros e avaliação de recursos.</text:p>
            <text:p>Destarte, considerando que não houve prejuízo ou benefício de qualquer candidato, tendo todos recebido tratamento isonômico em consonância com os pilares constitucionais, há de se indeferir o recurso interposto. RECURSO INDEFERIDO.</text:p>
          </table:table-cell>
        </table:table-row>
        <table:table-row table:style-name="ro1" table:visibility="filter">
          <table:table-cell table:style-name="ce1" office:value-type="string" calcext:value-type="string">
            <text:p>448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19646-6</text:p>
          </table:table-cell>
          <table:table-cell table:style-name="ce1" office:value-type="string" calcext:value-type="string">
            <text:p>Raíssa Raquel Santos de Aquino Queiroz</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8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Língua Inglesa - Dedicação Exclusiva</text:p>
          </table:table-cell>
          <table:table-cell table:style-name="ce1" office:value-type="string" calcext:value-type="string">
            <text:p>19355-7</text:p>
          </table:table-cell>
          <table:table-cell table:style-name="ce1" office:value-type="string" calcext:value-type="string">
            <text:p>Lorena Azevedo de Sousa</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8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nutenção e Suporte em Informática - 20 horas semanais</text:p>
          </table:table-cell>
          <table:table-cell table:style-name="ce1" office:value-type="string" calcext:value-type="string">
            <text:p>20567-0</text:p>
          </table:table-cell>
          <table:table-cell table:style-name="ce1" office:value-type="string" calcext:value-type="string">
            <text:p>Nelson Ion de Oliveira</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8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nutenção e Suporte em Informática - 20 horas semanais</text:p>
          </table:table-cell>
          <table:table-cell table:style-name="ce1" office:value-type="string" calcext:value-type="string">
            <text:p>21429-3</text:p>
          </table:table-cell>
          <table:table-cell table:style-name="ce1" office:value-type="string" calcext:value-type="string">
            <text:p>Lindemberg Silva Pereira</text:p>
          </table:table-cell>
          <table:table-cell table:style-name="ce1" office:value-type="string" calcext:value-type="string">
            <text:p>4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47.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Venho por meio deste meio, interpor recurso para a nota dada na prova de desempenho, considerando os seguintes itens:</text:p>
            <text:p>1. Plano de aula - Discordo da nota dada pelos avaliadores 2 e 3, pois o plano de aula estava bem elaborado, com coerência entre objetivos e conteúdos, e clareza dos objetivos e procedimentos metodológicos;</text:p>
            <text:p>2. Conteúdos utilizados - A nota dada foi muito baixa, pois a aula teve organização dos conteúdos, abordando uma sequência e estrutura dos pontos principais. Também houve coerência entre o plano e a aula;</text:p>
            <text:p>3. Procedimentos didáticos - Também não concordo com a nota dada pelos avaliadores neste item, pois esta foi muito baixa. Houve o emprego apropriado dos recursos didáticos, clareza na comunicação, fixação e verificação da aprendizagem;</text:p>
            <text:p>4. Requisitos pessoais - Fui pontual, chegando antes do horário, e tive uma postura profissional adequada.</text:p>
            <text:p/>
            <text:p>Pela razão das notas dadas pelos avaliadores da banca, não entendi os critérios de avaliação usados, principalmente para os conteúdos utilizados e para os procedimentos didáticos.</text:p>
          </table:table-cell>
          <table:table-cell table:style-name="ce1"/>
        </table:table-row>
        <table:table-row table:style-name="ro1" table:visibility="filter">
          <table:table-cell table:style-name="ce1" office:value-type="string" calcext:value-type="string">
            <text:p>448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nutenção e Suporte em Informática - 20 horas semanais</text:p>
          </table:table-cell>
          <table:table-cell table:style-name="ce1" office:value-type="string" calcext:value-type="string">
            <text:p>21134-6</text:p>
          </table:table-cell>
          <table:table-cell table:style-name="ce1" office:value-type="string" calcext:value-type="string">
            <text:p>Anderson Eugênio Silva da Costa</text:p>
          </table:table-cell>
          <table:table-cell table:style-name="ce1" office:value-type="string" calcext:value-type="string">
            <text:p>6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6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8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nutenção e Suporte em Informática - 20 horas semanais</text:p>
          </table:table-cell>
          <table:table-cell table:style-name="ce1" office:value-type="string" calcext:value-type="string">
            <text:p>19443-7</text:p>
          </table:table-cell>
          <table:table-cell table:style-name="ce1" office:value-type="string" calcext:value-type="string">
            <text:p>Samuel de Paiva Rêgo</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8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nutenção e Suporte em Informática - 20 horas semanais</text:p>
          </table:table-cell>
          <table:table-cell table:style-name="ce1" office:value-type="string" calcext:value-type="string">
            <text:p>21779-0</text:p>
          </table:table-cell>
          <table:table-cell table:style-name="ce1" office:value-type="string" calcext:value-type="string">
            <text:p>Gutemberg Santos Santiago</text:p>
          </table:table-cell>
          <table:table-cell table:style-name="ce1" office:value-type="string" calcext:value-type="string">
            <text:p>6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9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nutenção e Suporte em Informática - 20 horas semanais</text:p>
          </table:table-cell>
          <table:table-cell table:style-name="ce1" office:value-type="string" calcext:value-type="string">
            <text:p>20059-1</text:p>
          </table:table-cell>
          <table:table-cell table:style-name="ce1" office:value-type="string" calcext:value-type="string">
            <text:p>Marcelo Rômulo Fernandes</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À Banca de Revisão,</text:p>
            <text:p/>
            <text:p>No que concerne ao critério conteúdos utilizados, entende o candidato recorrente que suas notas devem ser revistas para maior, pelas razões a seguir elencadas.</text:p>
            <text:p>As notas atribuídas pelos três avaliadores são bastante diversas, chegando-se a uma significativa diferença de oito pontos entre a nota atribuída pelo avaliador 1 e a nota atribuída pelo avaliador 3. </text:p>
            <text:p>Quanto ao quesito domínio e segurança possivelmente foi influenciada negativamente por um episódio não atribuível ao candidato, ocorrido durante a primeira metade da aula. Revendo-se a gravação da prova de desempenho do candidato, será possível verificar que houve interrupção inusitada na apresentação dos slides preparados pelo concorrente, surgindo na tela do computador imagem de origem desconhecida, o que levou à paralisação da exposição do candidato para fins de solução do incidente. Ressalte-se que tal contratempo (que durou cerca de 03 minutos) abalou a segurança do candidato, prejudicando a exposição de seu domínio de conteúdo, na medida em que exigiu do candidato restabelecimento de sua concentração e equilíbrio emocional, antes de prosseguir sua exposição.</text:p>
            <text:p>Quanto ao quesito coerência entre plano e aula, entende este candidato que houve fidelidade entre a execução de aula e seu plano originalmente estabelecido, o qual inclusive foi objeto de explanação no início da aula.</text:p>
            <text:p>Quanto ao quesito sequência e estrutura dos pontos principais, o candidato preocupou-se em demarcar claramente os principais pontos abordados, delimitando cada tópico principal em um slide exclusivo, facilitando a compreensão do assunto na medida em que a aula avançava.</text:p>
            <text:p/>
            <text:p>No que concerne ao critério procedimentos didáticos, entende o candidato recorrente que suas notas devem ser revistas para maior, pelas razões a seguir elencadas.</text:p>
            <text:p>Quanto aos itens utilização do tempo e clareza da comunicação, o desempenho do candidato sofreu pertubação em decorrência do episódio já narrado anteriormente, consistente em interrupção inusitada na apresentação dos slides preparados pelo concorrente, surgindo na tela do computador imagem de origem desconhecida, o que levou à paralisação da exposição do candidato para fins de solução do incidente. Ressalte-se que, além da perda de tempo (aproximadamente preciosos 03 minutos), houve outro prejuízo ao candidato, inclusive de maior seriedade, haja vista que precisou, nos minutos seguintes, restabelecer sua concentração e equilíbrio emocional, de modo a devolver à aula sua dinâmica natural.</text:p>
            <text:p>Quanto ao item emprego apropriado de recursos didáticos, foram utilizados variados recursos dentre os disponíveis para este certame, a saber: utilização de data show, lousa para apontamentos, resolução de exercícios durante a aula, proposição de exercícios para serem feitos em casa e indicação de leituras complementares.</text:p>
            <text:p>Quanto ao item fixação e verificação de aprendizagem, o expositor dedicou-se a resolver exercícios em sala de aula (questões de concurso), assim como em elaborar outras questões discursivas a serem resolvidas pelos alunos em momento posterior com vistas a melhor fixação e verificação do aprendizado. Ressalte-se que o nível dos exercícios correspondeu ao nível do conhecimento transmitido em aula.</text:p>
            <text:p/>
            <text:p>No que concerne ao critério requisitos pessoais, entende o candidato recorrente que suas notas devem ser revistas para maior, pelas razões a seguir elencadas.</text:p>
            <text:p>A nota do avaliador 2 revelou-se bem inferior às notas dos demais avaliadores, acarretando um desvio padrão considerável. Válido frisar que tanto o avaliador 1 quanto o avaliador 3 atribuíram ao candidato nota máxima (dez), ao passo em que o avaliador 2 atribuiu apenas a nota sete. </text:p>
            <text:p>A reavaliação da menor nota é medida que se impõe, não só pela diferença de três pontos, mas especialmente por ter o candidato obtido notas máximas (e não quaisquer outras notas) dos demais avaliadores neste quesito.</text:p>
            <text:p>Quanto aos quesitos pontualidade e postura profissional adequada, o recorrente adotou conduta irrepreensível, entendimento ratificado por dois avaliadores. </text:p>
            <text:p>Necessário frisar que, durante a apresentação, ocorreu situação adversa consistente em interrupção inusitada na apresentação dos slides preparados pelo concorrente, surgindo na tela do computador imagem de origem desconhecida, o que levou à paralisação da exposição do candidato para fins de solução do incidente. Ressalte-se que, além da perda de tempo (aproximadamente preciosos 03 minutos), houve outro prejuízo ao candidato, inclusive de maior seriedade, haja vista que precisou, nos minutos seguintes, restabelecer sua concentração e equilíbrio emocional, de modo a devolver à aula sua dinâmica natural.</text:p>
            <text:p>Considerando que possivelmente os demais candidatos não passaram pelo mesmo problema, faz-se necessário que tal adversidade seja observada na avaliação feita pelo avaliador 2, o que certamente ocorreu em relação aos demais avaliadores.</text:p>
            <text:p/>
            <text:p>Nestes termos,</text:p>
            <text:p>Pede deferimento.</text:p>
          </table:table-cell>
          <table:table-cell table:style-name="ce1"/>
        </table:table-row>
        <table:table-row table:style-name="ro1" table:visibility="filter">
          <table:table-cell table:style-name="ce1" office:value-type="string" calcext:value-type="string">
            <text:p>449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3156-6</text:p>
          </table:table-cell>
          <table:table-cell table:style-name="ce1" office:value-type="string" calcext:value-type="string">
            <text:p>Saulo Henrique Gomes de Azevêdo</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9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19306-3</text:p>
          </table:table-cell>
          <table:table-cell table:style-name="ce1" office:value-type="string" calcext:value-type="string">
            <text:p>CAMILA PACELLY BRANDAO DE ARAUJO</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9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1840-0</text:p>
          </table:table-cell>
          <table:table-cell table:style-name="ce1" office:value-type="string" calcext:value-type="string">
            <text:p>Dival de Brito Guerra Neto</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Conforme o parâmetro de correção, no item 9 subitem 9.14, considerou-se como critério o de correção da prova de desempenho didático nos itens: Conteúdos Utilizados, Procedimentos Didáticos, Requisitos Pessoais, Plano de Aula. O candidato, Dival de Brito Guerra Neto, vem, por meio deste, solicitar a possibilidade de reconsiderar o resultado atribuído à pontuação destes itens. O tema sorteado pelo candidato foi: Reações químicas e cálculo estequiométrico, para este tema os assuntos ministrados na aula foram: o que era uma reação química, tipos de fórmulas químicas, foi explanado as maneiras de se representar uma fórmula química: fórmula percentual, fórmula empírica ou mínima, fórmula molecular, de acordo com o livro BRADY, J. E., HUMISTON, G. E. Química geral volume 1. Capítulo 2, páginas 42 a 48, 2ed. São Paulo: LTC, 1986. Após as explicações de formulas químicas foi explicado o que era cálculo estequiométrico: balanceamento de equação química (BRADY, J. E., HUMISTON, G. E.. Química geral volume 1. Capítulo 2, paginas 48 e 49, 2ed. São Paulo: LTC, 1986) (KOTZ, J. C.; TREICHEL, P. Química Geral e reações químicas. 5.ed., capítulo 4, São Paulo: Thompson, 2003), durante a prova didática foi explicado as leis ponderais, Lei de conservação das massas: Lei de Lavoisier , com exemplo aplicado em sala, e Lei das proporções constantes: Joseph Louis Proust <text:s/>1799 (BRADY, J. E., HUMISTON, G. E.. Química geral volume 1. Capítulo 1, paginas 20 a 22, 2ed. São Paulo: LTC, 1986), em seguida foi explicado a leis volumétricas: relaciona os volumes dos participantes na reação, Lei de Gay-Lussac (KOTZ, J. C.; TREICHEL, P. Química Geral e reações químicas. Capítulo 12, páginas 441 e 442, 5.ed., São Paulo: Thompson, 2003). E Finalizando o conteúdo foi explicado o que era um reagente limitante, reagente em excesso, grau de conclusão de uma reação e rendimento de uma reação (BRASIL, Nilo Indio do. Introdução à Engenharia Química. Capítulo 4, páginas 151 a 156, 2.ed.,Rio de Janeiro: Interciência, 2004) aplicado a um exercício da lista de exercício previamente entregue a banca examinadora junto com o plano de aula. A aula foi ministrada em 46 minutos e 30 segundos, houve pontualidade ao inicio da aula e não houve falta de decoro por parte do candidato. Assim, diante das referidas ponderações, requer a verificação da possibilidade de reavaliação da prova didática aplicada no dia 07 de Junho de 2014 às 18 horas e 30 minutos</text:p>
          </table:table-cell>
          <table:table-cell table:style-name="ce1"/>
        </table:table-row>
        <table:table-row table:style-name="ro1" table:visibility="filter">
          <table:table-cell table:style-name="ce1" office:value-type="string" calcext:value-type="string">
            <text:p>449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19730-8</text:p>
          </table:table-cell>
          <table:table-cell table:style-name="ce1" office:value-type="string" calcext:value-type="string">
            <text:p>Ruthinéia Jéssica Alves do Nascimento</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9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19681-8</text:p>
          </table:table-cell>
          <table:table-cell table:style-name="ce1" office:value-type="string" calcext:value-type="string">
            <text:p>Thales Cainã dos Santos Barbalho</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49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1413-2</text:p>
          </table:table-cell>
          <table:table-cell table:style-name="ce1" office:value-type="string" calcext:value-type="string">
            <text:p>Carlos Henrique Reginaldo Sales</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Prezada Banca Examinadora,</text:p>
            <text:p/>
            <text:p>Nunca fui uma pessoa de questionar muito as minhas notas recebidas, sei que para toda a avaliação há critérios a serem verificados e se não obtive o sucesso esperado era porque não cumpri certos pontos da avaliação.</text:p>
            <text:p/>
            <text:p>Confio seriamente na capacidade da Banca Examinadora, mas como toda avaliação é subjetiva gostaria de discutirmos os motivos que levaram a minha nota ter sido tão abaixo do que esperava.</text:p>
            <text:p/>
            <text:p>Vários aspectos passaram pela minha cabeça, primeiro ponto é se a minha dicção atrapalhou. Tenho um problema diagnosticado na fala de Sigmatismo Lateral - O que faz com que tenha dificuldade em falar o som de S. Porém tenho tido sessões de fonoaudiologia constantemente e avanços tem ocorrido nesse tratamento. Não sei se a Banca tirou muitos pontos por causa da fala em si.</text:p>
            <text:p/>
            <text:p>Outro item que não sei se atrapalhou foi o tema que recebi. Sei que no edital candidatei-me a vaga de Processos Químicos, que essencialmente visa-se a Engenharia Química, onde Operações Unitárias e Fenômenos de Transporte são disciplinas bem específicas do Curso. Porém, fui sorteado para dar uma aula sobre Reações Químicas e Cálculos Estequiométricos, que é um tema da Química pura. Ao fazer a aula desconhecia quem seria meu público alvo, pensei que o interesse é que mesmo sendo professor de uma áreas técnica no IFRN, que seria necessário que em algum momento ensinasse Química para ensino médio. Por isso procurei fazer uma abordagem de uma aula introdutória aos Cálculos Estequiométricos, com conceitos simples para um aluno que nunca viu o assunto. Talvez a banca não tenha gostado, que tenha achado o conteúdo muito básico, mas em nenhum momento tinha como prever quem era o público alvo e qual enfoque que deveria dar a esse tema.</text:p>
            <text:p/>
            <text:p>Tecnicamente, procurei preparar a aula com os itens que constavam no edital. No processo de elaboração, tracei uma série de objetivos para aula que ao meu ver teriam sido alcançados ao final da Prova de Desempenho.</text:p>
            <text:p/>
            <text:p>No item Conteúdos Utilizados.  Acreditava que tinha ido bem no tópico Organização do Conteúdo, introduzi um sumário no início da aula com os assuntos que seriam abordados, disse porque que cada um desses assuntos seriam abordados nessa sequência e ao final da aula fiz uma mapa conceitual interligando tudo que foi visto em sala.</text:p>
            <text:p/>
            <text:p>No item Abordagem subjacente a Prática, fiz questão de utilizar exemplos do nosso cotidiano ou que o aluno de nível técnico poderia encontrar em uma indústria. Citei a síntese da amônia desenvolvida por Haber-Bosch e sua importância histórica, como também para a atualidade na produção de fertilizantes. Comentei a reação de obtenção do hipoclorito de sódio que compõe a água sanitária e detalhei a importância dos cálculos estequiométricos nesse processo, que seria determinar as quantidades de reagentes necessários para a produção da massa fixada de produto.</text:p>
            <text:p/>
            <text:p>Atualidade e Adequação dos conteúdos, ao preparar a aula, busquei mais de cinco livros didáticos de edições recentes e procurei abordar a aula de acordo com o conteúdo desses livros. Inclusive dei importância a análise dimensional, que é uma técnica de resolução de exercícios mais moderna do que a Regra de Três, muito difundido ainda no ensino médio.</text:p>
            <text:p/>
            <text:p>Sequência e estrutura dos pontos principais, acho esse tópico semelhante a organização do conteúdo, mas gostaria de ressaltar que em todos os meus slides segui uma sequência pré-definida e procurei deixar o conteúdo na forma mais limpa possível, evitei colocar excesso de textos de modo que a estrutura dos pontos principais estavam muito bem visíveis ao aluno/Banca. Ainda por cima coloquei em todas as imagens suas respectivas referências na internet.</text:p>
            <text:p/>
            <text:p>Motivação e Criatividade, abordei os temas sempre procurando contextualizar e explicar aos alunos onde esses assuntos seriam vistos no nosso dia a dia. A criatividade também penso que foi alcançada haja visto que fiz questão de comentar muitos pontos históricos de um assunto essencialmente matemático. </text:p>
            <text:p/>
            <text:p>Coerência entre Plano e aula, esse é um ponto que também fiquei imaginando como meu plano de aula foi tão ruim. Um examinador deu nota 8,0 para o item "Plano de Aula" enquanto outro deu nota 5,0. Ao fazer a aula, procurei sempre ver se a coerência entre o Plano e Aula estavam adequadas, mas realmente não consigo entender porque que perdi pontos nesse aspecto.</text:p>
            <text:p/>
            <text:p>Domínio e Segurança, acredito que falei com domínio e segurança durante a aula e que não tenha dito nenhum conceito errado.</text:p>
            <text:p/>
            <text:p>Avaliação, fiz uma lista de exercícios que seriam discutidos na próxima aula após o aluno tentar em casa. Assim como fiz um exercício de fixação para verificação de aprendizagem.</text:p>
            <text:p/>
            <text:p>Nesse item de Conteúdos utilizados, ao final da apresentação pensei que conseguiria algo em torno de 90% dos pontos da seção, mas o resultado deu como 70% de aproveitamento (28-27 pontos) de dois examinadores e 55% de um examinador (22 pontos).</text:p>
            <text:p/>
            <text:p>No item Procedimentos Didáticos, dos cinco tópicos que seriam avaliados no edital, realmente reconheço que falhei um pouco no primeiro tópico Emprego apropriado dos recursos didáticos, já que em primeiro momento utilizei um pincel falhando (mas que em seguida realizei a troca do pincel), deveria ter sido também mais cauteloso em saber se a escrita estava bem acessível aos alunos/Banca, procurei fazer um esquema que coubesse no quadro mas que talvez não tenha sido tão visível. Porém há de se destacar que fiz uma apresentação no tempo de 40 min, não extrapolei o tempo fornecido e também não fui tão rápido. Nos outros tópicos acredito que fui bem: fui claro na apresentação, apresentei uma introdução, desenvolvimento e conclusão, e fiz a verificação de aprendizagem adequada.</text:p>
            <text:p/>
            <text:p>Em Procedimentos Didáticos obtive como resultado cerca de 80% dos pontos da seção de dois examinadores (30 e 32 pontos de 40), o que consideraria relativamente justo, porém um examinador me deu 24 pontos apenas que achei muito baixo pelo que apresentei.</text:p>
            <text:p/>
            <text:p>O item Requisitos Pessoais atenderam as minhas expecativas e não tenho nada a me queixar.</text:p>
            <text:p/>
            <text:p>Gostaria realmente que a banca pudesse rever a avaliação desses critérios da Prova de Desempenho, como falei, procurei contemplar todos os requisitos explicitados no edital. Ao término da apresentação da aula tive a sensação de dever cumprido, que tinha me saído muito bem. Porém ao ver a minha nota fiquei bastante frustrado, foi bem abaixo da minha expectativa.</text:p>
          </table:table-cell>
          <table:table-cell table:style-name="ce1"/>
        </table:table-row>
        <table:table-row table:style-name="ro1" table:visibility="filter">
          <table:table-cell table:style-name="ce1" office:value-type="string" calcext:value-type="string">
            <text:p>449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1847-2</text:p>
          </table:table-cell>
          <table:table-cell table:style-name="ce1" office:value-type="string" calcext:value-type="string">
            <text:p>Jéssica Isabelle de Souza Freitas</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9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1249-5</text:p>
          </table:table-cell>
          <table:table-cell table:style-name="ce1" office:value-type="string" calcext:value-type="string">
            <text:p>Felipe Pedro da Costa Gomes</text:p>
          </table:table-cell>
          <table:table-cell table:style-name="ce1" office:value-type="string" calcext:value-type="string">
            <text:p>42.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1.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6.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49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0710-5</text:p>
          </table:table-cell>
          <table:table-cell table:style-name="ce1" office:value-type="string" calcext:value-type="string">
            <text:p>Antonio do Nascimento Dantas Filho</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6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0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0636-7</text:p>
          </table:table-cell>
          <table:table-cell table:style-name="ce1" office:value-type="string" calcext:value-type="string">
            <text:p>Hanniel Ferreira Sarmento de Freitas</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6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     Venho através do presente recurso solicitar a reavaliação do meu desempenho na prova didática realizada em cumprimento ao edital 05/2014, haja vista os seguintes pontos:</text:p>
            <text:p>     Quanto ao item 'Plano de Aula', acredito que elaborei o mesmo de modo a contemplar os diversos tópicos do tema necessários para o seu entendimento, bem como creio que o documento estava bem impresso, de maneira que os objetivos pudessem ser claramente visualizados. Gostaria de salientar também que, no meu entendimento, os tópicos descritos no mesmo foram seguidos apropriadamente durante a aula ministrada. É importante salientar também o fato de que proposta apresentou também uma atividade de fixação, de modo a balizar a compreensão do conteúdo ministrado. Por fim, julgo salutar mencionar que as referências bibliográficas apresentadas vão ao encontro daquelas conceituadas como referência no tema, aliando-se inclusive com aquelas utilizadas por docentes da própria instituição que lecionam acerca do assunto, bem como por docentes de outros Institutos de Educação, Ciência e Tecnologia, conforme pode ser visto através de uma consulta da ementa das disciplinas disponíveis nos websites dos docentes.</text:p>
            <text:p>      No que concerne os conteúdos utilizados, incluí em minha aula com o tema de "Fenômenos de Transporte" o arcabouço básico referente ao tema, no que tange aos conhecimentos introdutórios necessários para o desenvolvimento do mesmo como as definições de fluido, propriedades características, etc. Durante toda a aula, busquei aliar a teoria à exemplos do dia dia, e me utilizar de exemplos que julgo que facilitem a compreensão do aluno. Preocupei-me ainda de estabelecer as ligações de conteúdos vistos anteriormente com as informações apresentadas na aula, e ainda discuti tópicos que seriam vistos posteriormente, de modo a garantir que o conhecimento fosse apresentado de maneira a ser continuamente edificado. É importante salientar ainda que os tópicos utilizados na aula vão ao encontro dos que são encontrados nos roteiros de aula dos cursos de 'Fenômenos de Transporte' utilizados no próprio IFRN, conforme pode ser visto através de uma consulta àqueles disponíveis nos websites de docentes da instituição.</text:p>
            <text:p>      No que tange as notas referentes aos 'Procedimentos didáticos', acredito que a aula foi ministrada de maneira a se alinhar com os requisitos mencionados no edital, prezando pela motivação de modo a cativar o aluno, aliado a um cuidado em exemplificar os conceitos teóricos apresentados com exemplos do cotidiano, aproximando assim o conhecimento do aluno. Julgo também que prezei por uma linguagem clara e concisa, bem como acredito ter empregado apropriadamente os recursos didáticos, haja vista que assegurei-me de que todos os conceitos mostrados nos slides de apoio fossem esmiuçados em exemplos no quadro branco, de modo a garantir que essa sinergia entre os recursos propiciasse um melhor entendimento dos conceitos apresentados na aula.</text:p>
            <text:p>      No que diz respeito ao tópico 'Requisitos Pessoais', gostaria de salientar que o meu comportamento foi ao encontro do que é solicitado no edital, a saber "pontualiade" e "postura profissional adequada". Quanto ao primeiro item, apresentei-me à sala para a realização da prova de desempenho em tempo adequado, antes mesmo de que o equipamento de para apresentação(notebook) estivesse disponível na sala. Por fim, no quesito 'postura profissional adequada', acredito que tenha me portado de maneira coerente com o que se espera da postura de um docente durante toda a aula.</text:p>
            <text:p>      Diante do exposto neste recurso, solicito respeitosamente uma reavaliação da prova de desempenho.</text:p>
          </table:table-cell>
          <table:table-cell table:style-name="ce1"/>
        </table:table-row>
        <table:table-row table:style-name="ro1" table:visibility="filter">
          <table:table-cell table:style-name="ce1" office:value-type="string" calcext:value-type="string">
            <text:p>450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1478-7</text:p>
          </table:table-cell>
          <table:table-cell table:style-name="ce1" office:value-type="string" calcext:value-type="string">
            <text:p>Diogo Rosembergh da Silva Nóbrega</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0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3287-4</text:p>
          </table:table-cell>
          <table:table-cell table:style-name="ce1" office:value-type="string" calcext:value-type="string">
            <text:p>Luiz Antonio Pimentel Cavalcanti</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Prezados,</text:p>
            <text:p/>
            <text:p>venho por meio deste, respeitosamente, solicitar revisão do item "conteúdos utilizados" da minha prova didática, uma vez que, a nota do examinador 3, foi muito diferente dos demais avaliadores. Em todos os outros quesitos a avaliação teve notas semelhantes e apenas neste item no examinador 3 a nota foi completamente diferente dos demais.</text:p>
            <text:p/>
            <text:p>Agradeço a atenção.</text:p>
            <text:p/>
            <text:p>Luiz Antonio Pimentel Cavalcanti</text:p>
          </table:table-cell>
          <table:table-cell table:style-name="ce1"/>
        </table:table-row>
        <table:table-row table:style-name="ro1">
          <table:table-cell table:style-name="ce1" office:value-type="string" calcext:value-type="string">
            <text:p>450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5786-7</text:p>
          </table:table-cell>
          <table:table-cell table:style-name="ce1" office:value-type="string" calcext:value-type="string">
            <text:p>TARCISIO DAVID KONNA NUNES SANTOS</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6.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Peço revisão de alguns pontos da prova didática, em princípio a avaliação do plano de aula, pois a mesma que trás clareza nos objetivos, coerência entre objetivos e conteúdos, recursos audiovisuais, avaliação e referências. Quanto aos procedimentos didáticos, fiz o emprego apropriado dos recursos didáticos, fui claro na comunicação, fui bem preciso na utilização do tempo me excedendo poucos segundos com autorização da banca, fiz a introdução com um breve resumo, desenvolvi a aula através de conteúdo teórico e fiz a conclusão através de exercício de fixação. Desta forma peço a consideração dos pontos sustentados, visto que a avaliação da banca trás muitas diferenças entre as pontuações.</text:p>
          </table:table-cell>
          <table:table-cell table:style-name="ce1"/>
        </table:table-row>
        <table:table-row table:style-name="ro1" table:visibility="filter">
          <table:table-cell table:style-name="ce1" office:value-type="string" calcext:value-type="string">
            <text:p>450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4513-0</text:p>
          </table:table-cell>
          <table:table-cell table:style-name="ce1" office:value-type="string" calcext:value-type="string">
            <text:p>Hugo de Paiva Nunes</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0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3571-1</text:p>
          </table:table-cell>
          <table:table-cell table:style-name="ce1" office:value-type="string" calcext:value-type="string">
            <text:p>Ary Leonídio do Carmo Assunção</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0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2266-0</text:p>
          </table:table-cell>
          <table:table-cell table:style-name="ce1" office:value-type="string" calcext:value-type="string">
            <text:p>Alyane Nataska Fontes Viana</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4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0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2252-9</text:p>
          </table:table-cell>
          <table:table-cell table:style-name="ce1" office:value-type="string" calcext:value-type="string">
            <text:p>Victor Augusto Sousa e Silva</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0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1957-9</text:p>
          </table:table-cell>
          <table:table-cell table:style-name="ce1" office:value-type="string" calcext:value-type="string">
            <text:p>Ênio Rafael de Medeiros Santos</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0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Processos Químicos - Dedicação Exclusiva</text:p>
          </table:table-cell>
          <table:table-cell table:style-name="ce1" office:value-type="string" calcext:value-type="string">
            <text:p>20745-9</text:p>
          </table:table-cell>
          <table:table-cell table:style-name="ce1" office:value-type="string" calcext:value-type="string">
            <text:p>Márcia Gabriely Alves da Cruz</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1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19433-3</text:p>
          </table:table-cell>
          <table:table-cell table:style-name="ce1" office:value-type="string" calcext:value-type="string">
            <text:p>ANTONIO CÉSAR NOBRE DE ABRANTES</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1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19839-1</text:p>
          </table:table-cell>
          <table:table-cell table:style-name="ce1" office:value-type="string" calcext:value-type="string">
            <text:p>Carlos Jonnatan Pimentel Barros</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1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21486-1</text:p>
          </table:table-cell>
          <table:table-cell table:style-name="ce1" office:value-type="string" calcext:value-type="string">
            <text:p>Alexsandro da Silva Cavalcanti</text:p>
          </table:table-cell>
          <table:table-cell table:style-name="ce1" office:value-type="string" calcext:value-type="string">
            <text:p>6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number-columns-repeated="2" table:style-name="ce1" office:value-type="string" calcext:value-type="string">
            <text:p>75.0</text:p>
          </table:table-cell>
          <table:table-cell table:number-columns-repeated="2" table:style-name="ce1" office:value-type="string" calcext:value-type="string">
            <text:p>9.0</text:p>
          </table:table-cell>
          <table:table-cell table:number-columns-repeated="2" table:style-name="ce1" office:value-type="string" calcext:value-type="string">
            <text:p>30.0</text:p>
          </table:table-cell>
          <table:table-cell table:number-columns-repeated="2" table:style-name="ce1" office:value-type="string" calcext:value-type="string">
            <text:p>28.0</text:p>
          </table:table-cell>
          <table:table-cell table:number-columns-repeated="2" table:style-name="ce1" office:value-type="string" calcext:value-type="string">
            <text:p>8.0</text:p>
          </table:table-cell>
          <table:table-cell table:style-name="ce1" office:value-type="string" calcext:value-type="string">
            <text:p>7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Durante minha prova de desempenho didático, um dos avaliadores, desde o primeiro minuto, mostrava-se impaciente. Arrastou cadeira, mudou-se de lugar e, em não poucas ocasiões, mostrou-se desatento à minha exposição. Não sei se tal comportamento fazia parte da avaliação, uma vez que não li tal situação descrita no edital. Assim, o comportamento do avaliador supracitado, certamente fez a aula cair de rendimento, pois eu percebia que a avaliação já seria tendenciosa.</text:p>
          </table:table-cell>
          <table:table-cell table:style-name="ce1" office:value-type="string" calcext:value-type="string">
            <text:p>Em resposta ao recurso interposto pelo (a)candidato (a),reiteramos que nota atribuída ao candidato e toma como referência a base inconsistente da alegação de que o avaliador não estava atento a sua aula, o que não ocorreu. O avaliador mudou de lugar para se posicionar contrario ao ar condicionado, o que não justifica a desatenção a aula do candidato. Baseando-se no exposto, não há fundamento na justificativa apresentada e, por isso o recurso está INDEFERIDO.A Banca MANTÉM a nota atribuída ao(à) candidato(a)</text:p>
          </table:table-cell>
        </table:table-row>
        <table:table-row table:style-name="ro1" table:visibility="filter">
          <table:table-cell table:style-name="ce1" office:value-type="string" calcext:value-type="string">
            <text:p>451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20646-0</text:p>
          </table:table-cell>
          <table:table-cell table:style-name="ce1" office:value-type="string" calcext:value-type="string">
            <text:p>Augusto de Lima Xavier</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1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20642-2</text:p>
          </table:table-cell>
          <table:table-cell table:style-name="ce1" office:value-type="string" calcext:value-type="string">
            <text:p>GUSTAVO FABIAN VELARDEZ</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1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24407-2</text:p>
          </table:table-cell>
          <table:table-cell table:style-name="ce1" office:value-type="string" calcext:value-type="string">
            <text:p>Alexandre Carreira da Cruz Sousa</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number-columns-repeated="2" table:style-name="ce1" office:value-type="string" calcext:value-type="string">
            <text:p>67.0</text:p>
          </table:table-cell>
          <table:table-cell table:number-columns-repeated="2" table:style-name="ce1" office:value-type="string" calcext:value-type="string">
            <text:p>7.0</text:p>
          </table:table-cell>
          <table:table-cell table:number-columns-repeated="4" table:style-name="ce1" office:value-type="string" calcext:value-type="string">
            <text:p>25.0</text:p>
          </table:table-cell>
          <table:table-cell table:number-columns-repeated="2" table:style-name="ce1" office:value-type="string" calcext:value-type="string">
            <text:p>10.0</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Excelentíssima Banca Examinadora,</text:p>
            <text:p/>
            <text:p>Sabendo que vossa avaliação é soberana, gostaria de, respeitosamente, pedir que seja verificada se a nota atribuída a minha prova de desempenho não foi confundida com a nota de outro candidato.</text:p>
            <text:p/>
            <text:p>Tal pedido se fundamenta na convicção de que, durante a prova de desempenho, atentei para cumprir com excelência todos os critérios de avaliação constantes no Edital. Tal conduta já me rendeu rendimentos superiores a 95% em todas as provas dessa natureza (Aula) que realizei em outros concursos públicos.</text:p>
            <text:p/>
            <text:p>Assim, peço que seja verificada se realmente a nota que me foi atribuída corresponde à aula ministrada por mim.</text:p>
            <text:p/>
            <text:p>Respeitosamente,</text:p>
          </table:table-cell>
          <table:table-cell table:style-name="ce1" office:value-type="string" calcext:value-type="string">
            <text:p>Em resposta ao recurso interposto pelo (a)candidato (a),reiteramos que nota atribuída ao candidato toma como referência alguns itens descritos na Ficha de Avaliação do Edital, conforme está especificado a seguir. O candidato não especificou o nível de escolaridade da aula em seu plano. Acrescentou exercícios de fixação como sendo conteúdo. Desenvolvimento e conclusão da aula confuso. Não apresentou segurança, motivação ou criatividade na aula.Logo, o(a) candidato(a) não atendeu de forma satisfatória aos requisitos da Prova de</text:p>
            <text:p>desempenho e, por isso, o recurso está indeferido. A Banca MANTÉM a nota atribuída ao (à) candidato(a)</text:p>
          </table:table-cell>
        </table:table-row>
        <table:table-row table:style-name="ro1" table:visibility="filter">
          <table:table-cell table:style-name="ce1" office:value-type="string" calcext:value-type="string">
            <text:p>451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19483-1</text:p>
          </table:table-cell>
          <table:table-cell table:style-name="ce1" office:value-type="string" calcext:value-type="string">
            <text:p>Ricardo Fernandes dos Santos</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1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21772-8</text:p>
          </table:table-cell>
          <table:table-cell table:style-name="ce1" office:value-type="string" calcext:value-type="string">
            <text:p>JEFFERSON ANDREY LOPES MATIAS</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1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20977-4</text:p>
          </table:table-cell>
          <table:table-cell table:style-name="ce1" office:value-type="string" calcext:value-type="string">
            <text:p>Kaiser Jackson Pereira de Sousa</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1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19580-0</text:p>
          </table:table-cell>
          <table:table-cell table:style-name="ce1" office:value-type="string" calcext:value-type="string">
            <text:p>samuel pedro dantas marques</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2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26005-6</text:p>
          </table:table-cell>
          <table:table-cell table:style-name="ce1" office:value-type="string" calcext:value-type="string">
            <text:p>DOUGLAS LOPES BERNARDO</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number-columns-repeated="2" table:style-name="ce1" office:value-type="string" calcext:value-type="string">
            <text:p>63.0</text:p>
          </table:table-cell>
          <table:table-cell table:number-columns-repeated="2" table:style-name="ce1" office:value-type="string" calcext:value-type="string">
            <text:p>7.0</text:p>
          </table:table-cell>
          <table:table-cell table:number-columns-repeated="2" table:style-name="ce1" office:value-type="string" calcext:value-type="string">
            <text:p>18.0</text:p>
          </table:table-cell>
          <table:table-cell table:number-columns-repeated="2" table:style-name="ce1" office:value-type="string" calcext:value-type="string">
            <text:p>28.0</text:p>
          </table:table-cell>
          <table:table-cell table:number-columns-repeated="2" table:style-name="ce1" office:value-type="string" calcext:value-type="string">
            <text:p>10.0</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Gostaria de saber a justificativa para as notas que eu tirei na prova de desempenho. </text:p>
          </table:table-cell>
          <table:table-cell table:style-name="ce1" office:value-type="string" calcext:value-type="string">
            <text:p>Em resposta ao recurso interposto pelo (a)candidato (a), reiteramos que nota atribuída ao candidato, conforme está <text:s/>especificado a seguir. Conforme solicitado apresentamos que o candidato não executou o plano. Não existiu coerencia entre os objetivos e o conteúdo. A nomenclatura dos ácidos não foi apresentada nos objetivos. <text:s/>O candidato NÃO apresentou a formação do hidronio (H3O+) para o ácido de Arrehenius, não relatou na aula a formação de íons (cátion e anion). Não falou sobre a aplicação dos ácidos. Passou muito rapido por conceitos importantes, porque não planejou o tempo deixando a conclusão a desejar. Não fez a fixação dos principais conceitos.Logo, o(a) candidato(a) não atendeu de forma satisfatória aos requisitos da Prova de desempenho e, por isso, o recurso está indeferido. A Banca MANTÉM a nota atribuída ao(à)candidato(a)</text:p>
          </table:table-cell>
        </table:table-row>
        <table:table-row table:style-name="ro1">
          <table:table-cell table:style-name="ce1" office:value-type="string" calcext:value-type="string">
            <text:p>452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22374-8</text:p>
          </table:table-cell>
          <table:table-cell table:style-name="ce1" office:value-type="string" calcext:value-type="string">
            <text:p>severino araújo de souza</text:p>
          </table:table-cell>
          <table:table-cell table:style-name="ce1" office:value-type="string" calcext:value-type="string">
            <text:p>5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number-columns-repeated="2" table:style-name="ce1" office:value-type="string" calcext:value-type="string">
            <text:p>59.0</text:p>
          </table:table-cell>
          <table:table-cell table:number-columns-repeated="2" table:style-name="ce1" office:value-type="string" calcext:value-type="string">
            <text:p>7.0</text:p>
          </table:table-cell>
          <table:table-cell table:number-columns-repeated="2" table:style-name="ce1" office:value-type="string" calcext:value-type="string">
            <text:p>20.0</text:p>
          </table:table-cell>
          <table:table-cell table:number-columns-repeated="2" table:style-name="ce1" office:value-type="string" calcext:value-type="string">
            <text:p>22.0</text:p>
          </table:table-cell>
          <table:table-cell table:number-columns-repeated="2" table:style-name="ce1" office:value-type="string" calcext:value-type="string">
            <text:p>10.0</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6/2014</text:p>
            <text:p>Prezados(as) Senhores(as) Examinadores (as),</text:p>
            <text:p>Eu, SEVERINO ARAÚJO DE SOUZA, venho através deste solicitar aos membros da Banca Examinadora do Concurso Publico  Professor do Ensino Básico, Técnico e Tecnológico  Edital 05/2014 a revisão das minhas notas na prova de desempenho, considerando que a Nota Final 5,6 não condiz com resultados da minha atuação no referido Concurso, conforme o Plano de Aula, Conteúdos Utilizados, Procedimentos Didáticos e Requisitos Pessoais: </text:p>
            <text:p/>
            <text:p>1. Plano de Aula</text:p>
            <text:p>O Plano de Aula elaborado dentro dos conceitos didáticos foi entregue no inicio da aula, apresentando boa qualidade do material quanto à tipografia, impressão, ortografia e layout.</text:p>
            <text:p>Os objetivos expostos no Plano de Aula estavam em coerência com o conteúdo apresentado e, serviu de base para os procedimentos metodológicos.</text:p>
            <text:p>Todos os recursos didáticos disponibilizados (conforme edital) foram utilizados para a execução da aula.</text:p>
            <text:p>A avaliação do aprendizado sobre a aula ministrada foi contínua usando exemplos dentro do assunto no decorrer da aula e, a disponibilização de uma lista de exercícios para a fixação da aprendizagem foi entregue.</text:p>
            <text:p>As referencias bibliográficas utilizadas para elaboração da aula foram disponibilizadas do Plano de Aula. </text:p>
            <text:p/>
            <text:p>2. Conteúdos Utilizados</text:p>
            <text:p>Os conteúdos foram apresentados na sequencia: Introdução, Desenvolvimento e Conclusão.</text:p>
            <text:p>Durante a exposição foi mostrada a relação entre o conteúdo didático e o cotidiano (contextualização) com suas devidas aplicações.</text:p>
            <text:p>Todo o material apresentado foi contextualizado e voltado para informação atualizada.</text:p>
            <text:p>A aula seguiu uma sequencia apresentada no plano de aula, os pontos principais do conteúdo didático foram destacados.</text:p>
            <text:p>A motivação e a criatividade ocorreram com a utilização de todos os recursos didáticos disponibilizados para a execução da aula.</text:p>
            <text:p>O domínio do conteúdo e a segurança do conhecimento foram apresentados durante toda a aula, com as resoluções de situações e exemplos expostos.</text:p>
            <text:p>A avaliação do conteúdo apresentado na aula ocorreu com disponibilidade de situações concretas embasada nos conhecimentos científicos.  </text:p>
            <text:p>3. Procedimentos Didáticos </text:p>
            <text:p>Todos os recursos didáticos disponibilizados foram empregados de forma apropriada favorecendo a compreensão do conteúdo apresentado.</text:p>
            <text:p>Durante toda a aula tive a preocupação de expor o conteúdo de forma clara e concisa.</text:p>
            <text:p>A aula decorreu com uma introdução sobre o tema seguido de demonstração e aplicações relacionando com o cotidiano e, por último, o encerramento da aula com um exemplo resolvido, disponibilizando uma lista de exercício para a verificação da aprendizagem.</text:p>
            <text:p>O tempo da aula foi dentro do estabelecido no edital, com duração de 45 minutos.</text:p>
            <text:p/>
            <text:p>Pelo exposto, solicito revisão das minhas notas da prova de desempenho uma vez que a Nota Final 5,6 ficou próximo da nota mínima exigida 6,0 para que se faça justiça.</text:p>
            <text:p/>
          </table:table-cell>
          <table:table-cell table:style-name="ce1" office:value-type="string" calcext:value-type="string">
            <text:p>Em resposta ao recurso interposto pelo(a) candidato (a), informamos que a avaliação da Prova de Desempenho consistiu na análise dos itens descritos na Ficha de Avaliação.Não informou o nível de escolaridade. Não apresentou metodologia; Não executou o plano; Organização do conteúdo confusa; Extrapolou o tempo em 4 min; Não houve motivação; Não apresentou segurança na aula. Apresentou erros conceituais (Kp). Não apresentou o ciclo de Haber, portanto incoerencia entre a aula e o plano.Não concluiu a aula. Não resolveu os exercícios de fixação ou verificação. Extrapolou o tempo em 4 min. Baseando-se no exposto, não há fundamento na justificativa apresentada e, por isso o recurso está INDEFERIDO. A Banca MANTÉM a nota atribuída ao(à) candidato(a).</text:p>
            <text:p>.</text:p>
          </table:table-cell>
        </table:table-row>
        <table:table-row table:style-name="ro1">
          <table:table-cell table:style-name="ce1" office:value-type="string" calcext:value-type="string">
            <text:p>452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21652-8</text:p>
          </table:table-cell>
          <table:table-cell table:style-name="ce1" office:value-type="string" calcext:value-type="string">
            <text:p>Araken Albuquerque Silva</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Venho por meio desta, interpor recurso contra a minha nota alcançada na prova de desempenho no que diz respeito aos itens plano de aula e conteúdos utilizados. Com relação ao "plano de aula", foram cumpridos os requisitos dispostos no edital além da observância dos demais pontos de caráter subjetivo. Com relação ao item "conteúdos utilizados" pode-se constatar no registro a observância da quase totalidade dos requisitos dispostos em edital, quando no entanto a nota atribuída ficou muito abaixo do esperado. Com isso peço a digníssima banca de revisão uma reavaliação das notas atribuídas referentes aos itens colocados.</text:p>
          </table:table-cell>
          <table:table-cell table:style-name="ce1"/>
        </table:table-row>
        <table:table-row table:style-name="ro1" table:visibility="filter">
          <table:table-cell table:style-name="ce1" office:value-type="string" calcext:value-type="string">
            <text:p>452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Química - Dedicação Exclusiva</text:p>
          </table:table-cell>
          <table:table-cell table:style-name="ce1" office:value-type="string" calcext:value-type="string">
            <text:p>19325-6</text:p>
          </table:table-cell>
          <table:table-cell table:style-name="ce1" office:value-type="string" calcext:value-type="string">
            <text:p>MARCIO ROBERTO DE OLIVEIRA</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5.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2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19362-7</text:p>
          </table:table-cell>
          <table:table-cell table:style-name="ce1" office:value-type="string" calcext:value-type="string">
            <text:p>Israel Eduardo de Barros Filho</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4.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Prezada Banca, </text:p>
            <text:p/>
            <text:p>Recurso 1: Gostaria de interpor recurso para revisão das notas referente a prova didática. Cujo quesito Conteúdos Utilizados, o 1º Avaliador julgou como nota 21,  o 2º Avaliador a nota 14 e  já o 3º Avaliador nota 20. Diante disto,  as notas obtiveram uma discrepância significativa, entre os pontos na nota do 2º avaliador em relação aos demais avaliadores.</text:p>
            <text:p/>
            <text:p>Recuso 2: Gostaria de interpor recurso para revisão das notas na prova didática nos quesitos abaixo.  Informando onde ministrei de acordo com os itens do edital.</text:p>
            <text:p/>
            <text:p/>
            <text:p>Plano de Aula</text:p>
            <text:p/>
            <text:p>Apresentação do plano e composição: Foi entregue para os membros da banca.</text:p>
            <text:p>Qualidade do material impresso (ortografia, layout; tipografia e impressão) : o material apresentado estava coerente com o edital.</text:p>
            <text:p>Coerência e clareza dos objetivos: Os objetivos estavam de acordo com a aula apresentada. </text:p>
            <text:p>Coerência entre objetivos e conteúdos: Existia uma relação direta entre os objetivos e o conteúdo.</text:p>
            <text:p>Recursos didáticos e audiovisuais: Foram utilizados os recursos de forma correta.</text:p>
            <text:p>Avaliação e execução do plano: Foi realizada a avaliação e foi seguindo a execução do plano.</text:p>
            <text:p>Referências bibliográficas: Foi inserida as referências bibliográficas no plano de aula e na apresentação.</text:p>
            <text:p/>
            <text:p>Conteúdos Utilizados </text:p>
            <text:p/>
            <text:p>Organização dos conteúdos (introdução, desenvolvimento e conclusão) : Isso foi seguido à risca, tanto nos slides como verbalmente.</text:p>
            <text:p>Abordagem subjacente à prática: foi mostrado em aula uma aplicação usando a ferramenta SNORT.</text:p>
            <text:p>Atualidade e adequação das informações: foram mostrados exemplos de acordo com o cenário real. </text:p>
            <text:p>Sequência e estrutura dos pontos principais: Foi mostrado uma sequência do conteúdo e tendo a preocupação de abordar os principais pontos. </text:p>
            <text:p>Motivação e criatividade: No inicio da aula foi mostrado uma motivação do porque usar o IDS.</text:p>
            <text:p>Coerência entre plano e aula: A aula estava coerente com o plano de aula.</text:p>
            <text:p>Domínio e segurança: Foi apresentado domínio do conteúdo e segurança. Boa dicção e desenvoltura.</text:p>
            <text:p>Avaliação: No final da aula foi realizada uma avaliação de fixação onde foi respondida uma questão.</text:p>
            <text:p/>
            <text:p>Procedimentos Didáticos</text:p>
            <text:p/>
            <text:p>Emprego apropriado dos recursos didáticos: Foram utilizados recursos didáticos adequados.  </text:p>
            <text:p>Introdução, desenvolvimento e conclusão da aula; A aula foi realizada seguindo essa ordem. </text:p>
            <text:p>Fixação e verificação da aprendizagem: No final da aula foi feita uma pequena revisão do que foi visto na aula.</text:p>
            <text:p/>
            <text:p>Requisitos Pessoais</text:p>
            <text:p/>
            <text:p>Pontualidade; O candidato chegou ao local 30 minutos antes da aula conforme edital</text:p>
            <text:p>Postura profissional adequada: Foi apresentado uma postura de docente (sem dificuldades de oratória e exposição dos conteúdos.)</text:p>
            <text:p/>
          </table:table-cell>
          <table:table-cell table:style-name="ce1"/>
        </table:table-row>
        <table:table-row table:style-name="ro1" table:visibility="filter">
          <table:table-cell table:style-name="ce1" office:value-type="string" calcext:value-type="string">
            <text:p>452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19431-4</text:p>
          </table:table-cell>
          <table:table-cell table:style-name="ce1" office:value-type="string" calcext:value-type="string">
            <text:p>Daniel Lisboa de Menezes</text:p>
          </table:table-cell>
          <table:table-cell table:style-name="ce1" office:value-type="string" calcext:value-type="string">
            <text:p>46.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4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2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19396-6</text:p>
          </table:table-cell>
          <table:table-cell table:style-name="ce1" office:value-type="string" calcext:value-type="string">
            <text:p>Moroni Neres Vieira</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2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23938-0</text:p>
          </table:table-cell>
          <table:table-cell table:style-name="ce1" office:value-type="string" calcext:value-type="string">
            <text:p>ANDERSON APOLONIO LIRA QUEIROZ</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2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21335-6</text:p>
          </table:table-cell>
          <table:table-cell table:style-name="ce1" office:value-type="string" calcext:value-type="string">
            <text:p>Ramon Mota de Souza Farias</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2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20820-1</text:p>
          </table:table-cell>
          <table:table-cell table:style-name="ce1" office:value-type="string" calcext:value-type="string">
            <text:p>Jarson Alves Medeiros da Silva</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3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21449-0</text:p>
          </table:table-cell>
          <table:table-cell table:style-name="ce1" office:value-type="string" calcext:value-type="string">
            <text:p>DENYS ALEXANDRE BARBOZA DA SILVA</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3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19363-1</text:p>
          </table:table-cell>
          <table:table-cell table:style-name="ce1" office:value-type="string" calcext:value-type="string">
            <text:p>RODRIGO RONNER TERTULINO DA SILVA</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3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21991-6</text:p>
          </table:table-cell>
          <table:table-cell table:style-name="ce1" office:value-type="string" calcext:value-type="string">
            <text:p>Thiago Fernandes Silva Dutra</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3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19461-5</text:p>
          </table:table-cell>
          <table:table-cell table:style-name="ce1" office:value-type="string" calcext:value-type="string">
            <text:p>JEFFERSON IGOR DUARTE SILVA</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3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20099-6</text:p>
          </table:table-cell>
          <table:table-cell table:style-name="ce1" office:value-type="string" calcext:value-type="string">
            <text:p>Jefferson Johnne Marques da Silva</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48.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Bom dia,</text:p>
            <text:p/>
            <text:p>Solicito revisão das minhas notas da prova de desempenho pois observa-se diversas disparidades entre as notas dos avaliadores e também por acreditar ter tido melhor desempenho em relação ao que foi dado.</text:p>
            <text:p/>
            <text:p>No que tange ao quesito "Plano de Aula" justifico que o mesmo foi analisado por profissionais técnicos e docentes da área de pedagogia e outras áreas onde fui informado que o conteúdo e estrutura estão de acordo com o que se pede, sendo assim merecendo notas melhores em relação as que foi dada. E afirmo que o mesmo foi seguido coerentemente durante a exposição da aula.</text:p>
            <text:p/>
            <text:p>Em relação aos "Conteúdos Utilizados" e "Procedimentos Didáticos" devo ser melhor avaliado pois acredito que tenha desempenhado a aula bem onde me senti seguro e confiante, tanto no comportamento quanto no conteúdo, no que me propus a apresentar.</text:p>
            <text:p/>
            <text:p>Referindo-se ao "Requisito Pessoal" observa-se a principal disparidade onde 2 avaliadores deram nota máxima (10), e próxima a máxima (9), ao passo que um dos avaliadores deu metade da nota (5). Acredito não ter cometido nenhum erro neste quesito que justificasse a nota baixa.</text:p>
            <text:p/>
            <text:p>Por fim solicito também que seja disponibilizada a gravação da aula.</text:p>
            <text:p/>
            <text:p>Sem mais.</text:p>
          </table:table-cell>
          <table:table-cell table:style-name="ce1"/>
        </table:table-row>
        <table:table-row table:style-name="ro1" table:visibility="filter">
          <table:table-cell table:style-name="ce1" office:value-type="string" calcext:value-type="string">
            <text:p>453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19331-1</text:p>
          </table:table-cell>
          <table:table-cell table:style-name="ce1" office:value-type="string" calcext:value-type="string">
            <text:p>TÁRIKLY TÁVORA ARAÚJO LIRA</text:p>
          </table:table-cell>
          <table:table-cell table:number-columns-repeated="30"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3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22152-6</text:p>
          </table:table-cell>
          <table:table-cell table:style-name="ce1" office:value-type="string" calcext:value-type="string">
            <text:p>JOÃO PHELLIPE DE FREITAS PINTO</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Prezados e conceituados membros da banca, considerando-se os critérios avaliativos previstos no edital, solicito a revisão, em grau de recurso, em virtude de acreditar que as notas atribuídas por esta conceituada banca examinadora aos itens sejam passíveis de revisão. Para tanto, exponho as presentes justificativas:</text:p>
            <text:p/>
            <text:p>1.Plano de aula:</text:p>
            <text:p>A apresentação do plano de aula se deu no início da aula, sua composição foi realizada contemplando todos os pontos do assunto em questão, Serviço de Nomes de Domínio (DNS), quanto a qualidade do material, foi impresso em papel de qualidade, não contendo falhas de impressão ou rasuras. Quanto aos aspectos linguísticos, o texto apresentou significativo e consistente domínio da norma culta, considerando-se ortografia e morfossintaxe, regência, concordância e até mesmo de pontuação, sem erros gramaticais.</text:p>
            <text:p>Coerência e clareza dos objetivos, no plano de aula estava claro o que seria apresentado e todo o plano de aula foi seguido. No mesmo, foi apresentado os recursos didáticos e audiovisuais utilizados em sala de aula e todos os procedimentos metodológicos de avaliação, com clareza e objetividade. Sendo a aula executada em conformidade com o que estava descrito no plano.</text:p>
            <text:p>Referências Bibliográficas, feitas em conformidade com as normas da ABNT e apresentando bibliografias consagradas na área relativa ao tema da aula.</text:p>
            <text:p>Portanto, diante das referidas ponderações, venho requerer a verificação da possibilidade de reconsiderar a pontuação atribuída, de modo a assegurar a menção integral inerente ao presente item.</text:p>
            <text:p/>
            <text:p>2.Conteúdos Utilizados</text:p>
            <text:p>Organização dos conteúdos, seguido na sequência prevista, sendo realizado a introdução, iniciando com a história, a necessidade da criação do DNS. O desenvolvimento foi realizado com a explicação de como funciona, como funciona os seus registros, um exemplo comentado de um arquivo de configuração de DNS, exemplo de uma ferramenta (nslookup), organograma contendo a hierarquia organizacional do DNS. Na conclusão, fecha-se a sequência de ideias e opiniões desenvolvidas ao longo da aula, com a retomada coesiva final dos argumentos anteriormente apresentados e do tema discutido, apresentando soluções para os problemas tematizados.</text:p>
            <text:p>Abordagem subjacente a prática, durante a realização dos sorteios dos temas, uma das orientações que recebemos é a de que a aula somente poderá ser realizada com o material disponível em sala de aula e que toda e qualquer forma de realizar aula com material extra seria desconsiderada e que os softwares usados seriam apenas os que já se encontravam instalados na máquina. Logo, como seria feita uma demonstração do servidor DNS bind do Linux sem a possibilidade de usar uma máquina virtual ou mostrar o serviço de DNS do Windows se o mesmo existe apenas nas versões do Windows Server e a máquina usada para a aula tinha apenas o Windows 7. Mesmo assim foi comentado durante a aula que os alunos instalassem os referidos sistemas operacionais em máquinas virtuais e que fosse discutido comigo após a aula, por isso foi demonstrado apenas a ferramenta dnslookup durante a aula. Apresentar como se configura ou se instala, seria apenas um artifício que muitas vezes, na pratica, não se obtém os resultados desejados para a aprendizagem do aluno, pois a interação do mesmo, com outros alunos e o professor durante uma aula prática, que por orientação e força de edital era proibido interação de qualquer forma durante a apresentação da aula, é que produz resultados satisfatórios de aprendizado e assimilação, um tutorial nunca tem o mesmo efeito didático de um encontro presencial e em conjunto entre pessoas.</text:p>
            <text:p>Atualidade e adequação das informações, foi contemplado com a explicação da extensão do DNS o DNSSEC, justificando a sua necessidade explicando como pode acontecer um ataque e como ele o previne, foi inserido o registro IPv6 e como são resolvidos, nesse ponto acredito ter contemplado todo os quesitos de atualidade e adequação.</text:p>
            <text:p>Sequência e estrutura dos pontos principais, toda a aula seguiu uma sequência ordenada do assunto, todos os pontos principais de como funciona e se faz a configuração de um arquivo de um servidor DNS foram contemplados.</text:p>
            <text:p>Motivação e criatividade, ressalte-se que a feitura do texto apoiou-se em argumentos consistentes, relevantes e de aceitável carga informativa, caracterizando uma boa e ampla visão do assunto. Se não primou pela originalidade, expondo argumentos derivados de profundas reflexões pessoais, tampouco se perdeu na exposição de ideias equivocadas e descontextualizadas da proposta de produção de texto, preferindo o uso, por meio da reinterpretação de ideias provenientes do texto base, ideias essas relacionadas e profundamente coerentes com o tema.</text:p>
            <text:p>Coerência entre o plano e aula, toda a aula foi executada com base no plano de aula, sem desvios ou saltos nos assuntos relacionados.</text:p>
            <text:p>Domínio e segurança, no domínio do assunto estava ciente e seguro de todo o funcionamento, de como se configura e como se faz, mas novamente o que me deixaram usar seria apenas os equipamentos que estavam na sala, sem uma oportunidade de demonstrar mais do que a teoria em si.</text:p>
            <text:p>Avaliação, realizada ao final da aula, sendo exposto uma lista de exercícios, relacionados com a aula, para que os alunos a realizassem e trouxessem na próxima aula, como forma de avaliação.</text:p>
            <text:p/>
            <text:p>Dessa forma, diante dos fundamentos apresentados, venho requerer aos membros da conceituada banca a verificação da possibilidade de reconsiderar a pontuação atribuída.</text:p>
            <text:p/>
            <text:p>3.Procedimentos utilizados:</text:p>
            <text:p/>
            <text:p>Emprego apropriado dos recursos didáticos, todos os recursos de sala foram utilizados de forma apropriada, plano de aula entregue e discutido no início da aula, notebook configurado para ficar em duas telas ficando com a resolução adequada em cada tela pra apresentação, uso dos marcadores do quadro, quadro usado, apagador, quadro apagado ao final da aula, respeitando o próximo professor a usar a sala e receber o quadro limpo para seu uso. </text:p>
            <text:p>Clareza na comunicação, todos os termos técnicos usados na aula, são provenientes da natureza do curso, sendo que os alunos devem estar familiarizados com os mesmos durante a apresentação da disciplina, de forma que entendi que os mesmos teriam a compreensão dos termos usados na aula, pois o curso seria organizado de forma tal que, os discentes estariam aptos ao entendimento dos termos usados durante a aula e seriam de fácil compreensão para os alunos.</text:p>
            <text:p>Utilização do tempo, conforme o parâmetro de correção, considerou-se como critério a apresentação deveria ter 45 minutos, mas não deixa claro se existe uma margem para menos ou para mais, a apresentação do plano de aula, a aula em si, a apresentação dos exercícios, teve algo em torno de 47 minutos, ou seja, dois minutos a mais, que representa uma margem de 0,04% de erro do tempo total.</text:p>
            <text:p/>
            <text:p>Introdução, desenvolvimento e conclusão, contemplado anteriormente no item Organização dos conteúdos, reforço aqui que foram realizados pontualmente, a introdução deu-se início com o histórico, o desenvolvimento foi realizado com precisão, abrangendo todo o assunto e a conclusão foi sobre o que foi apresentado em sala de forma exata, sendo a ligação entre os mesmos realizados de forma clara, coesa e objetiva, mesmo com a limitação de elementos extras ao que foi disponibilizado para a aula.</text:p>
            <text:p/>
            <text:p>Fixação e verificação da aprendizagem, esse ponto foi realizado com a aplicação de exercícios, com o assunto inteiro abordado durante a aula no exercício, sem fugir ao que foi apresentado, para os alunos levarem e o realizarem em casa, de forma que os mesmos, continuamente, estivessem em necessidade de revisar o conteúdo, mesmo após a aula, melhorando assim a fixação e assimilação do conteúdo, a verificação aconteceria durante a correção e a interação com os mesmos, algo que, por força do edital, não pode acontecer com os conceituados membros da banca, mas que seria realizado com os alunos.</text:p>
            <text:p/>
            <text:p>Em virtude dos argumentos apresentados, creio que estes se configuram, pois, como suficientes para que esta conceituada banca examinadora reveja a nota atribuída aos critérios supracitados.</text:p>
            <text:p/>
            <text:p>4.Requisitos pessoais</text:p>
            <text:p>Pontualidade, me encontrava no recinto antes da hora marcada para a realização da aula, contemplando esse ponto de forma máxima.</text:p>
            <text:p>Postura profissional adequada, toda a forma de iteração foi realizada com o intuito apenas de simular uma relação entre professor e alunos(as), sem a menor intenção de forçar uma comunicação com a banca. As vestes foram adequadas para realização da aula e em todos os momentos tratei e me dirigi com respeito aos membros da conceituada banca.</text:p>
            <text:p/>
            <text:p>Diante do exposto, solicito a V.Sas. a revisão no julgamento dos referidos itens, de modo a requerer a menção integral inerente ao presente item.</text:p>
            <text:p>Dessa forma, considerando que ao menos várias partes dos parâmetros considerados na correção foram atendidos, venho, muito respeitosamente, requerer a verificação da possibilidade de reconsiderar a toda a pontuação atribuída.</text:p>
            <text:p/>
          </table:table-cell>
          <table:table-cell table:style-name="ce1"/>
        </table:table-row>
        <table:table-row table:style-name="ro1" table:visibility="filter">
          <table:table-cell table:style-name="ce1" office:value-type="string" calcext:value-type="string">
            <text:p>453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21232-0</text:p>
          </table:table-cell>
          <table:table-cell table:style-name="ce1" office:value-type="string" calcext:value-type="string">
            <text:p>Danilo Curvelo de Souza</text:p>
          </table:table-cell>
          <table:table-cell table:style-name="ce1" office:value-type="string" calcext:value-type="string">
            <text:p>6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3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Redes de Computadores - Dedicação Exclusiva</text:p>
          </table:table-cell>
          <table:table-cell table:style-name="ce1" office:value-type="string" calcext:value-type="string">
            <text:p>20552-3</text:p>
          </table:table-cell>
          <table:table-cell table:style-name="ce1" office:value-type="string" calcext:value-type="string">
            <text:p>FELIPE CÉSAR ALVES DO COUTO</text:p>
          </table:table-cell>
          <table:table-cell table:style-name="ce1" office:value-type="string" calcext:value-type="string">
            <text:p>5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À Banca de Revisão da Fundação de Apoio a Educação e ao Desenvolvimento Tecnológico do RN (FUNCERN).</text:p>
            <text:p>Tendo em vista a ausência de acesso ao espelho de correção da prova de desempenho, iremos fazer o recurso de forma mais abrangente possível registrando, desde logo, que caso não seja deferido este recurso, requeiro que me seja franqueado o acesso ao referido espelho, me concedendo novo prazo para interposição de recurso, haja vista o não acesso às razões específicas de atribuição de notas tão incompatíveis entre a apresentação e as notas dos avaliadores divulgadas na área do candidato (site FUNCERN).</text:p>
            <text:p>1  Plano de Aula</text:p>
            <text:p>De acordo com o item 9.14 do Edital Nº 05/2014-REITORIA/IFRN os critérios para avaliação do plano de aula, são:</text:p>
            <text:p>1.1  - Apresentação do plano e composição</text:p>
            <text:p/>
            <text:p>O plano de aula foi apresentando à banca da prova de desempenho contendo a identificação, o tema, os objetivos gerais e específicos, o conteúdo programático, os recursos didáticos, os recursos metodológicos, a forma de avaliação e as referências bibliográficas, portanto, composto por todos os itens normalmente solicitados em provas de desempenho.</text:p>
            <text:p/>
            <text:p> </text:p>
            <text:p/>
            <text:p>1.2  - Qualidade do material impresso (ortografia, layout; tipografia e impressão)</text:p>
            <text:p/>
            <text:p>A qualidade do material impresso utilizado no plano de aula foi confeccionado em impressora de boa qualidade, utilizando-se das regras padrão da ABNT, prezando pela ortografia e compreensão no seu conteúdo.</text:p>
            <text:p/>
            <text:p> </text:p>
            <text:p/>
            <text:p>1.3  - Coerência e clareza dos objetivos</text:p>
            <text:p/>
            <text:p>Os objetivos foram divididos em gerais e específicos proporcionando um melhor entendimento por parte da banca examinadora e de modo que o desenrolar da aula pudesse ser acompanhado de uma sequencia lógica e concatenada, sendo inadmissível a nota concedida pela Banca Examinadora.</text:p>
            <text:p/>
            <text:p> </text:p>
            <text:p/>
            <text:p>1.4  - Coerência entre objetivos e conteúdos</text:p>
            <text:p/>
            <text:p>Apesar do conteúdo genérico e potencialmente extenso do tema sorteado, todos os objetivos citados foram alcançados fielmente conforme pode ser observado na filmagem da aula em questão. Note que aqui tivemos que optar por temais mais importantes e interessantes, haja vista a limitação de 45 minutos para a apresentação, tudo imposto pelo edital do concurso.</text:p>
            <text:p/>
            <text:p> </text:p>
            <text:p/>
            <text:p>1.5  - Procedimentos metodológicos</text:p>
            <text:p/>
            <text:p>Como procedimento metodológico foi utilizado a aula expositiva, assim como todos os outros candidatos. Não se pode baixar a nota porque o candidato seguiu o procedimento padrão da academia.</text:p>
            <text:p/>
            <text:p> </text:p>
            <text:p/>
            <text:p>1.6  - Recursos didáticos e audiovisuais</text:p>
            <text:p/>
            <text:p>Foram citados os recursos a serem utilizados na aula expositiva, a saber: Data Show (projetor de vídeo), quadro branco, pincel e apagador.</text:p>
            <text:p> </text:p>
            <text:p/>
            <text:p>1.7  - Avaliação e execução do plano</text:p>
            <text:p/>
            <text:p>Por várias vezes foi solicitada a participação dos alunos, em caso de dúvidas, para verificar o entendimento do conteúdo da aula expositiva buscando sempre os objetivos do plano de aula. Ademais, todo o conteúdo programático foi abordado durante a apresentação, tendo sido o mesmo completamente executado.</text:p>
            <text:p/>
            <text:p>Quanto a avaliação do plano de aula, é de bom alvitre registrar que o conteúdo possível de abordagem era imenso, porque o tema era genérico e abstrato, diferente dos demais temas sorteados, impossível de ser abordado em 45 minutos, tendo o candidato se esforçado herculeamente para delimitar os pontos mais importantes e abordá-los de modo que conferisse clareza durante a exposição.</text:p>
            <text:p/>
            <text:p> </text:p>
            <text:p/>
            <text:p>1.8  - Referências bibliográficas</text:p>
            <text:p/>
            <text:p>Foram apresentadas as referências bibliográficas utilizadas para inspirar o desenvolvimento do conteúdo da aula expositiva.</text:p>
            <text:p/>
            <text:p> </text:p>
            <text:p> </text:p>
            <text:p> </text:p>
            <text:p>2  Conteúdos Utilizados</text:p>
            <text:p>De acordo com o item 9.14 do Edital Nº 05/2014-REITORIA/IFRN os critérios para avaliação dos conteúdos utilizados, são:</text:p>
            <text:p>2.1 - Organização dos conteúdos (introdução, desenvolvimento e conclusão)</text:p>
            <text:p/>
            <text:p>A apresentação foi organizada conforme solicitado com introdução ao tema apresentado, desenvolvimento dos assuntos referente ao tema sorteado e, por fim, a conclusão que pode-se absorver com a apresentação das vantagens relacionadas ao tema.</text:p>
            <text:p/>
            <text:p> </text:p>
            <text:p/>
            <text:p>2.2 - Abordagem subjacente à prática</text:p>
            <text:p/>
            <text:p>Foram citadas várias situações de aplicações práticas nos conteúdos apresentados durante a aula expositiva, conforme pode se verificar da análise do vídeo da aula.</text:p>
            <text:p/>
            <text:p> </text:p>
            <text:p/>
            <text:p>2.3 - Atualidade e adequação das informações</text:p>
            <text:p/>
            <text:p>Em sua maioria, as informações foram colhidas nas principais referências relacionadas ao tema. No caso, do Active Directory, o próprio site da Microsoft serviu de base para abordagem de parte do conteúdo apresentando.</text:p>
            <text:p/>
            <text:p> </text:p>
            <text:p/>
            <text:p>2.4 - Sequência e estrutura dos pontos principais</text:p>
            <text:p/>
            <text:p>A sequência e estrutura dos pontos principais foram bem abordadas tendo em vista a abrangência do tema sorteado.</text:p>
            <text:p/>
            <text:p> </text:p>
            <text:p/>
            <text:p>2.5 - Motivação e criatividade</text:p>
            <text:p/>
            <text:p>A motivação e criatividade com os exemplos apresentados para melhor entendimento dos alunos foi um destaque na aula em questão pelas comparações com analogias de sistemas bem conhecidos e de fácil entendimento.</text:p>
            <text:p/>
            <text:p> </text:p>
            <text:p/>
            <text:p>2.6 - Coerência entre plano e aula</text:p>
            <text:p/>
            <text:p>Toda a aula expositiva foi baseada no plano de aula seguindo fielmente os itens citados e a ordem dos mesmos.</text:p>
            <text:p/>
            <text:p> </text:p>
            <text:p/>
            <text:p>2.7 - Domínio e segurança</text:p>
            <text:p/>
            <text:p>Durante a aula expositiva foi passado o domínio e segurança relacionada ao tema, mostrando vários detalhes de implementação e utilização das ferramentas apresentadas.</text:p>
            <text:p/>
            <text:p> </text:p>
            <text:p/>
            <text:p>2.8  Avaliação</text:p>
            <text:p/>
            <text:p>Foram realizados exercícios no final da aula expositiva para fixar e avaliar o entendimento dos alunos com o conteúdo apresentado.</text:p>
            <text:p/>
            <text:p> </text:p>
            <text:p>3  Procedimentos Didáticos</text:p>
            <text:p>De acordo com o item 9.14 do Edital Nº 05/2014-REITORIA/IFRN os critérios para avaliação dos procedimentos didáticos, são:</text:p>
            <text:p>3.1 - Emprego apropriado dos recursos didáticos</text:p>
            <text:p/>
            <text:p>Todos os recursos didáticos e audiovisuais citados foram utilizados, inclusive o quadro branco e o pincel para explicar melhor parte do conteúdo (slide) da aula expositiva mostrada no Data Show (projetor de vídeo).</text:p>
            <text:p/>
            <text:p> </text:p>
            <text:p/>
            <text:p>3.2 - Clareza na comunicação</text:p>
            <text:p/>
            <text:p>A comunicação utilizada para explanação da aula expositiva foi em bom tom facilitando o entendimento por parte da banca examinadora.</text:p>
            <text:p/>
            <text:p> </text:p>
            <text:p/>
            <text:p>3.3 - Utilização do tempo</text:p>
            <text:p/>
            <text:p>Conforme edital citado acima, o tempo máximo de duração para aula expositiva é de 45 (quarenta e cinco) minutos. Na aula expositiva em questão foi utilizado cerca de 42 (quarenta e dois) minutos, não ultrapassando o tempo previsto no edital.</text:p>
            <text:p/>
            <text:p> </text:p>
            <text:p/>
            <text:p>3.4 - Introdução, desenvolvimento e conclusão da aula</text:p>
            <text:p/>
            <text:p>Conforme já citado, a introdução, desenvolvimento e conclusão da aula expositiva foram realizados de forma satisfatória proporcionando o entendimento, absorção e avaliação dos conteúdos apresentados à banca examinadora.</text:p>
            <text:p/>
            <text:p> </text:p>
            <text:p/>
            <text:p>3.5 - Fixação e verificação da aprendizagem</text:p>
            <text:p/>
            <text:p>Em conjunto com a banca examinadora foi realizada a fixação e verificação da aprendizagem por meio de uma resolução de exercícios sobre o tema apresentado.</text:p>
            <text:p> </text:p>
            <text:p>4  Requisitos Pessoais</text:p>
            <text:p>De acordo com o item 9.14 do Edital Nº 05/2014-REITORIA/IFRN os critérios para avaliação dos requisitos pessoais, são:</text:p>
            <text:p>4.1  Pontualidade</text:p>
            <text:p/>
            <text:p> </text:p>
            <text:p/>
            <text:p>4.2 - Postura profissional adequada</text:p>
            <text:p/>
            <text:p> </text:p>
            <text:p/>
            <text:p> </text:p>
            <text:p/>
            <text:p>Portanto, venho por meio deste requerer revisão da Prova de Desempenho Didático devido a discordância com a nota atribuída. Após observar o item 9.14 do Edital Nº 05/2014-REITORIA/IFRN, onde se apresentam os pontos avaliados na Prova de Desempenho Didático, principalmente o item Conteúdos Utilizados, entendi que todos os pontos foram cumpridos conforme explanado nos itens 2.1 até 2.8 apresentados acima. O item em questão avalia principalmente se o conteúdo apresentado aborda o que foi solicitado no tema sorteado, a saber tema 3  Criação e administração de domínios em sistemas abertos e proprietários.  Por se tratar o tema 3, de conteúdo de caráter prático e, portanto, não abordado nos cursos tradicionais de Redes de Computadores, a definição do conteúdo programático para tal aula é bastante abrangente e em 45 (quarenta e cinco) minutos fica impossível tratar de todo o conteúdo por ser muito genérico. Após pesquisas com diversos profissionais da área e docentes da área de Redes, o único consenso existente é que a ferramenta Active Directory deveria ser apresentada. Sendo assim, acredito que aula apresentada estava bem estruturada e coerente com o tema sorteado, proporcionando dessa forma uma nota maior.</text:p>
            <text:p>Solicito, por fim, que a aula gravada seja estudada pelo avaliador do recurso diante das informações trazidas neste recurso, para que possa, então, aferir uma nota digna ao candidato recorrente,</text:p>
            <text:p>Note que foi muito esforço conferido até o presente momento, já que o objetivo de vida do presente candidato é ser professor do IFET/RN, tendo o mesmo estudado por anos para participar deste certame, não sendo justo que por descuido da banca examinadora o mesmo seja desclassificado do concurso.</text:p>
            <text:p>Não é possível que o nono colocado do concurso não seja capaz de ser aprovado na prova de desempenho, rogando pelo bom senso da banca julgadora dos recursos no sentido de que refaça a injustiça que foi propalada com o resultado provisório das provas.</text:p>
            <text:p/>
            <text:p>1-Ethernet</text:p>
            <text:p>2-Roteamento IP estático e dinâmico</text:p>
            <text:p>3-Criação e administração de domínios em sistemas abertos e proprietários</text:p>
            <text:p>4-Serviço de Nomes de Domínio (DNS)</text:p>
            <text:p>5-Sistemas de Detecção de Intrusos (IDS)</text:p>
            <text:p/>
            <text:p>Outros itens que também podem ser levados em consideração:</text:p>
            <text:p>·       Foi o conteúdo mais difícil dos 5 (cinco) temas da prova de desempenho;</text:p>
            <text:p/>
            <text:p>·       Não é comum esse tema em cursos de redes de computadores;</text:p>
            <text:p/>
            <text:p>·       Nos principais livros da literatura sobre redes de computadores, esse tema não é tratado, por exemplo, o livro J. Wetherall, David; Tanenbaum, Andrew S..Redes de Computadores - 5ª Ed.  2011 e o livro KUROSE, J. F.; ROSS, K. W. Redes de Computadores e a Internet: uma nova abordagem. Tradução de Arlete Simille Marques. São Paulo: Addison Wesley, 2003.</text:p>
            <text:p/>
            <text:p>·       Todos os outros temas (1, 2, 4 e 5) existem nas principais literaturas, por exemplo, o livro J. Wetherall, David; Tanenbaum, Andrew S..Redes de Computadores - 5ª Ed.  2011 e o livro KUROSE, J. F.; ROSS, K. W. Redes de Computadores e a Internet: uma nova abordagem. Tradução de Arlete Simille Marques. São Paulo: Addison Wesley, 2003.</text:p>
            <text:p/>
            <text:p>·       Todos os outros temas (1, 2, 4 e 5) são bem definidos e tornam bem claro a abordagem que o candidato deve focar diferentemente do tema 3;</text:p>
            <text:p/>
            <text:p>·       O tema trata-se de assuntos práticos, diferente dos outros 4 (quatro) temas;</text:p>
            <text:p/>
            <text:p>·       Somente 2 (dois) dos 15 (quinze) candidatos foram sorteados com esse tema, mostrando a desvantagem na qual os mesmos foram submetidos.</text:p>
            <text:p/>
            <text:p>·       Limite de aula não dava</text:p>
            <text:p/>
            <text:p>Gostaria da reavaliação da prova de desempenho considerando a dificuldade no tema em questão em virtude de todos os itens citados acima proporcionando uma equiparação (justiça) entre os candidatos.</text:p>
          </table:table-cell>
          <table:table-cell table:style-name="ce1"/>
        </table:table-row>
        <table:table-row table:style-name="ro1" table:visibility="filter">
          <table:table-cell table:style-name="ce1" office:value-type="string" calcext:value-type="string">
            <text:p>453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0155-6</text:p>
          </table:table-cell>
          <table:table-cell table:style-name="ce1" office:value-type="string" calcext:value-type="string">
            <text:p>Cyva Cynara dos Santos Lima</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4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0217-3</text:p>
          </table:table-cell>
          <table:table-cell table:style-name="ce1" office:value-type="string" calcext:value-type="string">
            <text:p>DANIELLE REZENDE FERREIRA</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Senhores membros da banca, peço, de maneira respeitosa, a revisão do resultado da prova de desempenho, com base nos critérios estabelecidos no edital do concurso e nos argumentos a seguir explicitados.</text:p>
            <text:p>O plano de aula foi apresentado e entregue à banca, com qualidade na forma de material impresso, apresentando clareza nos objetivos, os quais se relacionavam diretamente com o conteúdo ministrado na aula (prova de desempenho). Esse documento contava também com os procedimentos metodológicos, os recursos didáticos e audiovisuais utilizados, a avaliação e a execução do plano. Todos os passos para o Plano de Aula foram seguidos, não havendo compreensão na nota final dada pela banca (5,66  56% da nota).</text:p>
            <text:p>Quanto aos conteúdos explorados, foram apresentados de forma organizada, seguindo o que determinava o edital do concurso, estando relacionados diretamente com a prática. A sequência se deu considerando os pontos principais, devido ao tema ser extenso (Norma Regulamentadora 32). A base dessa aula era A NR-32, complementada por literatura especializada a fim de melhor embasar a exploração do conteúdo: além da própria NR-32, foi levado para discussão um artigo atualizado sobre um dos tópicos (materiais perfurocortantes). Todos os pontos ajustavam-se, segundo podem constatar os membros da banca, coerentemente com o plano de aula, bem como com o objeto de ensino. A candidata obteve nota máxima no item Requisitos Pessoais, que está diretamente ligado ao domínio e à segurança. Considerando-se a estreita relação entre esses itens e o conhecimento do tema, é de estranhar que a nota final obtida tenha sido 21,33 (53,32%).</text:p>
            <text:p>No tópico procedimentos didáticos também foi seguido o que determinava o edital do concurso, conforme o item 9.13, que traz a seguinte informação: Somente poderão ser utilizados na Aula Expositiva os recursos didáticos e audiovisuais disponibilizados pelo IFRN, não possibilitava ao candidato lançar mão a recursos diferentes para facilitar o processo ensino-aprendizagem. Em observância a esse tópico, é possível reconhecer que a candidata fez o emprego apropriado dos recursos, utilizando os recursos de multimídia disponibilizados, o que se deu pela exposição de imagens capazes de possibilitar maior compreensão do tema por parte dos alunos/ membros da banca. Além disso, o tempo foi bem utilizado, sendo realizado um exercício de fixação, ao final da aula, a fim de propiciar sedimentação do aprendizado. Todos os passos para o item foram seguidos, sendo constatada a possível incompatibilidade entre o desenvolvimento da aula e a nota final atribuída a ela (26,33  65,82% da nota).</text:p>
            <text:p>Em face dos argumentos expostos, pode-se e confia-se no deferimento do pedido de revisão da nota ora apresentado. </text:p>
          </table:table-cell>
          <table:table-cell table:style-name="ce1"/>
        </table:table-row>
        <table:table-row table:style-name="ro1" table:visibility="filter">
          <table:table-cell table:style-name="ce1" office:value-type="string" calcext:value-type="string">
            <text:p>454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19652-1</text:p>
          </table:table-cell>
          <table:table-cell table:style-name="ce1" office:value-type="string" calcext:value-type="string">
            <text:p>Roberta Keile Gomes de Sousa Manso</text:p>
          </table:table-cell>
          <table:table-cell table:style-name="ce1" office:value-type="string" calcext:value-type="string">
            <text:p>7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4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0203-1</text:p>
          </table:table-cell>
          <table:table-cell table:style-name="ce1" office:value-type="string" calcext:value-type="string">
            <text:p>RAFAEL HEITOR NUNES DE RUBIM COSTA</text:p>
          </table:table-cell>
          <table:table-cell table:style-name="ce1" office:value-type="string" calcext:value-type="string">
            <text:p>9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4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19797-1</text:p>
          </table:table-cell>
          <table:table-cell table:style-name="ce1" office:value-type="string" calcext:value-type="string">
            <text:p>Clarice César Marinho Silva</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4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0473-2</text:p>
          </table:table-cell>
          <table:table-cell table:style-name="ce1" office:value-type="string" calcext:value-type="string">
            <text:p>Wania Regina Harada do Nascimento</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4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1110-0</text:p>
          </table:table-cell>
          <table:table-cell table:style-name="ce1" office:value-type="string" calcext:value-type="string">
            <text:p>THAMYRIS BARBOSA DE OLIVEIRA FRANÇA</text:p>
          </table:table-cell>
          <table:table-cell table:style-name="ce1" office:value-type="string" calcext:value-type="string">
            <text:p>2.0</text:p>
          </table:table-cell>
          <table:table-cell table:number-columns-repeated="7" table:style-name="ce1" office:value-type="string" calcext:value-type="string">
            <text:p>-</text:p>
          </table:table-cell>
          <table:table-cell table:style-name="ce1" office:value-type="string" calcext:value-type="string">
            <text:p>2.0</text:p>
          </table:table-cell>
          <table:table-cell table:number-columns-repeated="21"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4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5611-6</text:p>
          </table:table-cell>
          <table:table-cell table:style-name="ce1" office:value-type="string" calcext:value-type="string">
            <text:p>ALINE DANNYELE SOUZA DE OLIVEIRA</text:p>
          </table:table-cell>
          <table:table-cell table:number-columns-repeated="2" table:style-name="ce1" office:value-type="string" calcext:value-type="string">
            <text:p>96.0</text:p>
          </table:table-cell>
          <table:table-cell table:number-columns-repeated="2" table:style-name="ce1" office:value-type="string" calcext:value-type="string">
            <text:p>10.0</text:p>
          </table:table-cell>
          <table:table-cell table:number-columns-repeated="2" table:style-name="ce1" office:value-type="string" calcext:value-type="string">
            <text:p>36.0</text:p>
          </table:table-cell>
          <table:table-cell table:number-columns-repeated="2" table:style-name="ce1" office:value-type="string" calcext:value-type="string">
            <text:p>40.0</text:p>
          </table:table-cell>
          <table:table-cell table:number-columns-repeated="2" table:style-name="ce1" office:value-type="string" calcext:value-type="string">
            <text:p>10.0</text:p>
          </table:table-cell>
          <table:table-cell table:number-columns-repeated="2" table:style-name="ce1" office:value-type="string" calcext:value-type="string">
            <text:p>91.0</text:p>
          </table:table-cell>
          <table:table-cell table:number-columns-repeated="2" table:style-name="ce1" office:value-type="string" calcext:value-type="string">
            <text:p>10.0</text:p>
          </table:table-cell>
          <table:table-cell table:number-columns-repeated="2" table:style-name="ce1" office:value-type="string" calcext:value-type="string">
            <text:p>33.0</text:p>
          </table:table-cell>
          <table:table-cell table:number-columns-repeated="2" table:style-name="ce1" office:value-type="string" calcext:value-type="string">
            <text:p>38.0</text:p>
          </table:table-cell>
          <table:table-cell table:number-columns-repeated="2" table:style-name="ce1" office:value-type="string" calcext:value-type="string">
            <text:p>10.0</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Prezada banca Avaliadora,</text:p>
            <text:p/>
            <text:p>Venho por meio deste solicitar uma reavaliação das notas a mim atribuídas na Prova de Desempenho. </text:p>
            <text:p>1  Nota (9,0) atribuída pela terceira avaliadora no tocante ao item Plano de Aula.</text:p>
            <text:p>Conforme solicitado no edital o Plano de Aula foi entregue e apresentado à banca com objetivos claros ao início da aula, os conteúdos foram  adequados à temática (bem definido em tópicos com a finalidade de contribuir com o processo de aprendizagem dos alunos), utilizando os recursos disponíveis e necessários, bibliografia mais atualizada no tocante à temática e por fim, foi executado em sua totalidade.</text:p>
            <text:p>Desta forma, não concordo com a nota a mim atribuída neste item e solicito que a mesma seja reavaliada.</text:p>
            <text:p/>
            <text:p>2  Nota atribuída pelos três avaliadores ao item Conteúdo Utilizado.</text:p>
            <text:p>Conforme solicitado no edital, o Conteúdo Utilizado foi apresentado de forma organizada (introdução, desenvolvimento e conclusão) usando como principal bibliografia o manual de referência internacional sobre a temática.</text:p>
            <text:p>O tema foi apresentado de forma seqüencial, permitindo a construção gradual do conhecimento, revendo conceitos básicos para a compreensão adequada do tema.</text:p>
            <text:p>Como meio de motivação e criatividade a turma foi a todo momento chamada à participar da compreensão do tema. E para contribuir com o aprendizado foi feita demonstrações manuais e desenhos com a finalidade de chamar a atenção e facilitar o entendimento pelos mesmos.</text:p>
            <text:p>A aula foi ministrada com total domínio do tema e segurança. </text:p>
            <text:p>Por fim, foi feita avaliação de forma contínua e com entrega de atividade ao fim da aula.</text:p>
            <text:p>Desta forma, solicito a reavaliação de todos os avaliadores pois não concordo com a nota a mim atribuída neste item.</text:p>
            <text:p>3  Nota atribuída pelo segundo e terceiro avaliador no item Procedimentos Didáticos.</text:p>
            <text:p>A didática apresentada na Prova de Desempenho cumpriu totalmente ao que foi estabelecido pelo edital: A aula foi ministrada no tempo determinado pela banca, todos os recursos disponíveis foram bem utilizados e a todo o momento foi feito verificação do aprendizado chamando os alunos à participação demonstrando compreensão do assunto ministrado. Inclusive, foram sugeridas aulas posteriores com a utilização de recursos para facilitar a prática, os quais não poderiam ser usados na Prova de Desempenho.</text:p>
            <text:p>Desta forma, solicito a reavaliação dos avaliadores pois não concordo com a nota a mim atribuída neste item.</text:p>
            <text:p/>
            <text:p/>
          </table:table-cell>
          <table:table-cell table:style-name="ce1" office:value-type="string" calcext:value-type="string">
            <text:p>Em resposta ao recurso interposto pela candidata, informamos que a avaliação da Prova de Desempenho consistiu na análise dos itens descritos na Ficha de Avaliação. Com base nos itens conteúdos utilizados e procedimentos didáticos, avalia-se que apesar da candidata transmitir segurança no assunto, mencionou termos ultrapassados, como: massagem cardíaca ao invés de compressão cardíaca e apêndice xifoide ao invés de processo xifoide. E o mais grave: afirmou erroneamente que o DEA deve ser utilizado somente pelos profissionais da saúde. De acordo com I Diretriz de Ressuscitação Cardiopulmonar e Cuidados Cardiovasculares de Emergência da Sociedade Brasileira de Cardiologia (p. 26), o treinamento de indivíduos leigos em RCP e uso do DEA pode elevar substancialmente a probabilidade de um espectador realizar a RCP e aumentar a sobrevida de uma vítima que sofreu parada cardíaca. Portanto, a informação da candidata foi inadequada. E essa informação incoerente comprometeu sua apresentação, principalmente, o item de desenvolvimento de conteúdos, uma vez que a aula não contemplou os principais pontos do atendimento a vítima em PCR, como treinamento de DEA para leigos, ritmos chocáveis e locais onde deveria ter esse equipamento. Outro ponto negativo da aula, foi a pouca abordagem subjacente a prática. Baseando-se no exposto, não há fundamento na justificativa apresentada e, por isso o recurso está INDEFERIDO. A Banca MANTÉM a nota atribuída à candidata. </text:p>
            <text:p/>
            <text:p/>
          </table:table-cell>
        </table:table-row>
        <table:table-row table:style-name="ro1" table:visibility="filter">
          <table:table-cell table:style-name="ce1" office:value-type="string" calcext:value-type="string">
            <text:p>454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0796-1</text:p>
          </table:table-cell>
          <table:table-cell table:style-name="ce1" office:value-type="string" calcext:value-type="string">
            <text:p>Jullyana Marion Medeiros de Oliveira</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4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3062-9</text:p>
          </table:table-cell>
          <table:table-cell table:style-name="ce1" office:value-type="string" calcext:value-type="string">
            <text:p>RAMON EVANGELISTA DOS ANJOS PAIVA</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4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2305-7</text:p>
          </table:table-cell>
          <table:table-cell table:style-name="ce1" office:value-type="string" calcext:value-type="string">
            <text:p>GLENDA SOARES SALDANHA</text:p>
          </table:table-cell>
          <table:table-cell table:number-columns-repeated="2" table:style-name="ce1" office:value-type="string" calcext:value-type="string">
            <text:p>55.0</text:p>
          </table:table-cell>
          <table:table-cell table:number-columns-repeated="2" table:style-name="ce1" office:value-type="string" calcext:value-type="string">
            <text:p>7.0</text:p>
          </table:table-cell>
          <table:table-cell table:number-columns-repeated="2" table:style-name="ce1" office:value-type="string" calcext:value-type="string">
            <text:p>17.0</text:p>
          </table:table-cell>
          <table:table-cell table:number-columns-repeated="2" table:style-name="ce1" office:value-type="string" calcext:value-type="string">
            <text:p>21.0</text:p>
          </table:table-cell>
          <table:table-cell table:number-columns-repeated="2" table:style-name="ce1" office:value-type="string" calcext:value-type="string">
            <text:p>10.0</text:p>
          </table:table-cell>
          <table:table-cell table:style-name="ce1" office:value-type="string" calcext:value-type="string">
            <text:p>5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Ilustríssimos membros da banca examinadora do concurso público,</text:p>
            <text:p/>
            <text:p>Venho, respeitosamente, por meio deste requerimento, solicitar a revisão da pontuação da prova de desempenho, sabendo que utilizei de recursos didáticos pedagógicos que cumprem com o edital: problematizei o tema com vídeo, aula expositiva com perguntas e respostas interativas, abordagem subjacente à prática, criatividade com a utilização de poesia relacionada ao tema em questão,  coerência entre plano e aula, e fixação dos conteúdos através de atividade de aprofundamento. Discordo da nota atribuída em conteúdo utilizado, pois, essa pontuação é para uma aula na qual tivesse ocorrido o uso inadequado de conceitos em 90% das palavras ou que tivesse divergido do tema e não tivesse mantido a linearidade com a introdução, desenvolvimento e conclusão. Com certeza, esse não é o caso dessa aula. Concordo que em minha apresentação, eu estava um pouco emocionada, o que é natural, por ser minha primeira experiência neste tipo de prova de desempenho para concursos, porém no edital não diz que é pré-requisito ter experiência profissional como professor, portanto o fato de eu estar nervosa não impediu de ter passado o conteúdo da aula.</text:p>
            <text:p/>
          </table:table-cell>
          <table:table-cell table:style-name="ce1" office:value-type="string" calcext:value-type="string">
            <text:p>Em resposta ao recurso interposto pelo (a)candidato (a), reiteramos que nota atribuída ao candidato toma como referência base todos os itens descritos na Ficha de Avaliação do Edital, conforme está especificado a seguir. Em se tratando do item Conteúdos utilizados, esclarecemos que a candidata não conseguiu desenvolver o tema proposto de maneira lógica e sequenciada e a abordagem dos pontos principais ocorreu de forma confusa, dificultando a apreensão das condutas definidas pela Norma NR 32. Consideramos ainda que a temática foi tratada de forma insipiente, sem aprofundamento, carecendo de ampliação e/ou exemplificação contextualizada e relacionada com a prática. Além disso, a candidata utilizou <text:s/>apenas 31 minutos do tempo disponível, comprometendo assim <text:s/>o desenvolvimento, aprofundamento e a ampliação do tema. Logo, o(a) candidato(a) não atendeu de forma satisfatória aos requisitos da Prova de desempenho e, por isso, o recurso está indeferido. A Banca MANTÉM a nota atribuída ao(à) candidato(a). OU </text:p>
          </table:table-cell>
        </table:table-row>
        <table:table-row table:style-name="ro1" table:visibility="filter">
          <table:table-cell table:style-name="ce1" office:value-type="string" calcext:value-type="string">
            <text:p>455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1189-7</text:p>
          </table:table-cell>
          <table:table-cell table:style-name="ce1" office:value-type="string" calcext:value-type="string">
            <text:p>RENATA DO NASCIMENTO SIMIAO RODRIGUES</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5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aúde Ocupacional e Primeiros Socorros - 40 horas semanais</text:p>
          </table:table-cell>
          <table:table-cell table:style-name="ce1" office:value-type="string" calcext:value-type="string">
            <text:p>20596-6</text:p>
          </table:table-cell>
          <table:table-cell table:style-name="ce1" office:value-type="string" calcext:value-type="string">
            <text:p>DIANA DIONISIO DE ARAÚJO COUTINHO</text:p>
          </table:table-cell>
          <table:table-cell table:style-name="ce1" office:value-type="string" calcext:value-type="string">
            <text:p>8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5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19450-7</text:p>
          </table:table-cell>
          <table:table-cell table:style-name="ce1" office:value-type="string" calcext:value-type="string">
            <text:p>Rafael Araújo Sales</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5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2889-8</text:p>
          </table:table-cell>
          <table:table-cell table:style-name="ce1" office:value-type="string" calcext:value-type="string">
            <text:p>Sherley Romeiro Freire</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5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0780-0</text:p>
          </table:table-cell>
          <table:table-cell table:style-name="ce1" office:value-type="string" calcext:value-type="string">
            <text:p>Brenno Dayano Azevedo da Silveira</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5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1087-5</text:p>
          </table:table-cell>
          <table:table-cell table:style-name="ce1" office:value-type="string" calcext:value-type="string">
            <text:p>Nycollas Rennan Lima Pinheiro Martins</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5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1786-0</text:p>
          </table:table-cell>
          <table:table-cell table:style-name="ce1" office:value-type="string" calcext:value-type="string">
            <text:p>ERIC GOMES CHAO</text:p>
          </table:table-cell>
          <table:table-cell table:style-name="ce1" office:value-type="string" calcext:value-type="string">
            <text:p>46.0</text:p>
          </table:table-cell>
          <table:table-cell table:number-columns-repeated="3"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2.0</text:p>
          </table:table-cell>
          <table:table-cell table:number-columns-repeated="3"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8.0</text:p>
          </table:table-cell>
          <table:table-cell table:number-columns-repeated="3"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5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1241-9</text:p>
          </table:table-cell>
          <table:table-cell table:style-name="ce1" office:value-type="string" calcext:value-type="string">
            <text:p>LUCIANI PAOLA ROCHA CRUZ BARROS</text:p>
          </table:table-cell>
          <table:table-cell table:style-name="ce1" office:value-type="string" calcext:value-type="string">
            <text:p>89.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5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0963-2</text:p>
          </table:table-cell>
          <table:table-cell table:style-name="ce1" office:value-type="string" calcext:value-type="string">
            <text:p>Priscila Gonçalves Vasconcelos Sampaio</text:p>
          </table:table-cell>
          <table:table-cell table:number-columns-repeated="2" table:style-name="ce1" office:value-type="string" calcext:value-type="string">
            <text:p>87.0</text:p>
          </table:table-cell>
          <table:table-cell table:number-columns-repeated="2" table:style-name="ce1" office:value-type="string" calcext:value-type="string">
            <text:p>10.0</text:p>
          </table:table-cell>
          <table:table-cell table:number-columns-repeated="2" table:style-name="ce1" office:value-type="string" calcext:value-type="string">
            <text:p>40.0</text:p>
          </table:table-cell>
          <table:table-cell table:number-columns-repeated="2" table:style-name="ce1" office:value-type="string" calcext:value-type="string">
            <text:p>27.0</text:p>
          </table:table-cell>
          <table:table-cell table:number-columns-repeated="2" table:style-name="ce1" office:value-type="string" calcext:value-type="string">
            <text:p>10.0</text:p>
          </table:table-cell>
          <table:table-cell table:number-columns-repeated="2" table:style-name="ce1" office:value-type="string" calcext:value-type="string">
            <text:p>92.0</text:p>
          </table:table-cell>
          <table:table-cell table:number-columns-repeated="2" table:style-name="ce1" office:value-type="string" calcext:value-type="string">
            <text:p>10.0</text:p>
          </table:table-cell>
          <table:table-cell table:number-columns-repeated="4" table:style-name="ce1" office:value-type="string" calcext:value-type="string">
            <text:p>36.0</text:p>
          </table:table-cell>
          <table:table-cell table:number-columns-repeated="2" table:style-name="ce1" office:value-type="string" calcext:value-type="string">
            <text:p>10.0</text:p>
          </table:table-cell>
          <table:table-cell table:number-columns-repeated="2" table:style-name="ce1" office:value-type="string" calcext:value-type="string">
            <text:p>86.0</text:p>
          </table:table-cell>
          <table:table-cell table:number-columns-repeated="2" table:style-name="ce1" office:value-type="string" calcext:value-type="string">
            <text:p>10.0</text:p>
          </table:table-cell>
          <table:table-cell table:number-columns-repeated="4" table:style-name="ce1" office:value-type="string" calcext:value-type="string">
            <text:p>33.0</text:p>
          </table:table-cell>
          <table:table-cell table:number-columns-repeated="2" table:style-name="ce1" office:value-type="string" calcext:value-type="string">
            <text:p>10.0</text:p>
          </table:table-cell>
          <table:table-cell table:style-name="ce1" office:value-type="string" calcext:value-type="string">
            <text:p>Ilustríssima banca examinadora, a nota objeto deste recurso é a nota do Avaliador 1 (27 pontos) referente aos procedimentos didáticos. O tema da aula foi Legislação Trabalhista e Previdenciária Aplicada à Segurança do Trabalho. Buscou-se abordar este tema, que é basicamente teórico, de forma descontraída e com muitos exemplos a cerca dos artigos constantes do Capítulo V da Consolidação das Leis do Trabalho e da Lei 8.213/1991. Ante o exposto, faz-se imperiosa revisão da nota citada, face a discrepância de 9 pontos entre o avaliador 2 (36 pontos) e de 6 pontos em relação ao avaliador 3 (33 pontos).</text:p>
          </table:table-cell>
          <table:table-cell table:style-name="ce1" office:value-type="string" calcext:value-type="string">
            <text:p>No ítem procedimentos didáticos a banca examina o emprego apropriado dos recursos didáticos, clareza na comunicação, utilização do tempo, introdução desenvolvimento e conclusão da aula e, por fim, fixação e verificação da aprendizagem. </text:p>
            <text:p>No que se refere ao emprego apropriado dos recursos didáticos e clareza na comunicação, a candidata obteve a pontuação máxima, ou seja, 8 e 8.</text:p>
            <text:p>Em relação à utilização do tempo, considero que não houve uma bom desempenho. A candidata usou 41 minutos da aula na introdução ao assunto e no primeiro tema da aula "artigos constantes do Capítulo V da Consolidação das Leis do Trabalho" . Em seguida gastou mais 11 minutos com o segundo tema, ultrapassando, assim, o tempo de aula em 7 minutos. Por estes motivos a nota foi 3 pontos neste ítem.</text:p>
            <text:p>A introdução, o desenvolvimento e a conclusão da aula foram bastante comprometidos diante do mau uso do tempo. Por isto, a candidata obteve nota 8.</text:p>
            <text:p>Não houve, por fim, fixação e verificação da aprendizagem.</text:p>
            <text:p>Diante do exposto, indeferimos o recurso interposto pela candidata e mantemos a nota 27 para procedimentos didáticos.</text:p>
            <text:p/>
            <text:p> </text:p>
          </table:table-cell>
        </table:table-row>
        <table:table-row table:style-name="ro1">
          <table:table-cell table:style-name="ce1" office:value-type="string" calcext:value-type="string">
            <text:p>455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0412-6</text:p>
          </table:table-cell>
          <table:table-cell table:style-name="ce1" office:value-type="string" calcext:value-type="string">
            <text:p>Andréa Fortuna de Freitas Borges</text:p>
          </table:table-cell>
          <table:table-cell table:number-columns-repeated="2" table:style-name="ce1" office:value-type="string" calcext:value-type="string">
            <text:p>75.0</text:p>
          </table:table-cell>
          <table:table-cell table:number-columns-repeated="2" table:style-name="ce1" office:value-type="string" calcext:value-type="string">
            <text:p>9.0</text:p>
          </table:table-cell>
          <table:table-cell table:number-columns-repeated="2" table:style-name="ce1" office:value-type="string" calcext:value-type="string">
            <text:p>26.0</text:p>
          </table:table-cell>
          <table:table-cell table:number-columns-repeated="2" table:style-name="ce1" office:value-type="string" calcext:value-type="string">
            <text:p>30.0</text:p>
          </table:table-cell>
          <table:table-cell table:number-columns-repeated="2" table:style-name="ce1" office:value-type="string" calcext:value-type="string">
            <text:p>10.0</text:p>
          </table:table-cell>
          <table:table-cell table:style-name="ce1" office:value-type="string" calcext:value-type="string">
            <text:p>80.0</text:p>
          </table:table-cell>
          <table:table-cell table:style-name="ce1" office:value-type="string" calcext:value-type="string">
            <text:p>81.0</text:p>
          </table:table-cell>
          <table:table-cell table:style-name="ce1" office:value-type="string" calcext:value-type="string">
            <text:p>9.0</text:p>
          </table:table-cell>
          <table:table-cell table:style-name="ce1" office:value-type="string" calcext:value-type="string">
            <text:p>10.0</text:p>
          </table:table-cell>
          <table:table-cell table:number-columns-repeated="2" table:style-name="ce1" office:value-type="string" calcext:value-type="string">
            <text:p>31.0</text:p>
          </table:table-cell>
          <table:table-cell table:number-columns-repeated="2" table:style-name="ce1" office:value-type="string" calcext:value-type="string">
            <text:p>30.0</text:p>
          </table:table-cell>
          <table:table-cell table:number-columns-repeated="2" table:style-name="ce1" office:value-type="string" calcext:value-type="string">
            <text:p>10.0</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Prezados,</text:p>
            <text:p/>
            <text:p>Solicito a revisão da nota da prova de desempenho, através da reavaliação de alguns critérios, conforme as justificativas a seguir:</text:p>
            <text:p/>
            <text:p>Plano de Aula: Antes do início da aula, o plano de aula foi entregue em 3 vias, uma para cada um dos membros da banca, conforme exige o Edital 05/2014 - Reitoria/IFRN, com impressão de boa qualidade, escrito com clareza e objetividade e apresentando todos os itens indispensáveis (assunto da aula, identificação do professor, carga horária, data da aula, objetivo, competência, bases tecnológicas, procedimentos metodológicos, recursos didáticos, avaliação e referências bibliográficas). O plano de aula foi devidamente apresentado no início da aula. Quanto a este critério, creio não ter deixado nada a desejar e, portanto, julgo merecer nota máxima no mesmo.</text:p>
            <text:p/>
            <text:p>Conteúdo utilizado e Procedimentos didáticos: Quanto ao conteúdo apresentado, foi devidamente explicitado a banca examinadora que, por ter sido sorteado tema cujo conteúdo é demasiadamente abrangente, diante da limitação do tempo de apresentação ( 45 minutos), dentro do tema proposto, foram elencados tópicos do assunto cujo seu conhecimento é essencial aos profissionais que atuam em Segurança e saúde do trabalho. Portanto, na aula foram apresentadas as principais Normas Jurídicas relacionadas ao trabalho e a Previdência Social, com ênfase na segurança e saúde do trabalhador, sistematizadas em 3 Níveis, sendo Legislação Constitucional (CF/88), Legislação Ordinária (CLT e Lei 8.213/91) e Legislação complementar (Normas regulamentadoras), chamando atenção para relação de interdependência existente entre elas. Como foi proposto no plano de aula, devido ao  caráter essencialmente teórico do assunto, o conteúdo foi desenvolvido através de exposição oral e de algumas explicitações e correlações com a rotina do trabalho. Além disso, um exercício de fixação de conteúdo foi entregue aos membros da banca. Apesar da limitação do tempo e do nervosismo próprio da circunstância, acredito ter desenvolvido o assunto proposto no plano de aula e demonstrado domínio satisfatório do mesmo e, portanto,  referente a esses critérios (conteúdo e procedimentos metodológicos), julgo as notas recebidas aquém do merecido.</text:p>
            <text:p/>
            <text:p>Nestes termos, peço deferimento.</text:p>
            <text:p/>
          </table:table-cell>
          <table:table-cell table:style-name="ce1" office:value-type="string" calcext:value-type="string">
            <text:p>Com relação ao plano de aula, a candidata obteve uma boa pontuação, não pontuando a nota máxima, na visão de dois membros da banca, apenas por não ter executado o plano na sua plenitude.</text:p>
            <text:p/>
            <text:p>Quanto ao conteúdo apresentado, , a candidata foi avaliada com média 28, entre os três membros da banca, devido aos seguintes fatores:</text:p>
            <text:p>- Organização dos conteúdos - avaliado positivamente pela banca;</text:p>
            <text:p>- Abordagem subjacente à prática - A banca avaliou que a candidata não cumpriu esse ítem. Aula dada com base apenas em leitura de slides, sem exemplificação prática ou mesmo contextualização que facilitassem à aprendizagem;</text:p>
            <text:p>- Atualidade e adequação das informações - consideradas satisfatórias pela banca;</text:p>
            <text:p>- Motivação e criatividade - Aula pouco motivante ou criativa. </text:p>
            <text:p>- Sequência e estrutura dos pontos principais - avaliados positivamente pela banca;</text:p>
            <text:p>- Coerência entre plano e aula - avaliado positivamente pela banca;</text:p>
            <text:p>- Domínio e segurança - A banca entendeu que a candidata demonstrou insegurança com o tema da aula;</text:p>
            <text:p>- Avaliação - A candidata lembrou de falar sobre como seria feita a avaliação após a aula ter sido encerrada.</text:p>
            <text:p/>
            <text:p>Quanto aos procedimentos didáticos, a candidata foi avaliada com média 29, entre os três membros da banca, devido aos seguintes fatores:</text:p>
            <text:p>- Não soube utilizar bem o tempo: aula muito corrida, principalmente na segunda metade, para conseguir cumprir com o planejado;</text:p>
            <text:p>- houve introdução e desenvolvimento da aula, mas não uma conclusão;</text:p>
            <text:p>- a fixação e a verificação da aprendizagem foi feita de forma bastante superficial, por falta de tempo.</text:p>
            <text:p/>
            <text:p>Desta forma, A banca indefere o recurso.</text:p>
            <text:p/>
            <text:p/>
            <text:p/>
            <text:p/>
          </table:table-cell>
        </table:table-row>
        <table:table-row table:style-name="ro1" table:visibility="filter">
          <table:table-cell table:style-name="ce1" office:value-type="string" calcext:value-type="string">
            <text:p>456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1421-7</text:p>
          </table:table-cell>
          <table:table-cell table:style-name="ce1" office:value-type="string" calcext:value-type="string">
            <text:p>Fábio Mathias Felicio da Silva</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6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1040-9</text:p>
          </table:table-cell>
          <table:table-cell table:style-name="ce1" office:value-type="string" calcext:value-type="string">
            <text:p>Leonardo Coutinho de Medeiros</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6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2657-2</text:p>
          </table:table-cell>
          <table:table-cell table:style-name="ce1" office:value-type="string" calcext:value-type="string">
            <text:p>José Nilo Monteiro Braga Júnior </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6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20553-8</text:p>
          </table:table-cell>
          <table:table-cell table:style-name="ce1" office:value-type="string" calcext:value-type="string">
            <text:p>Ricardo Luiz Machado</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6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Segurança do Trabalho - Dedicação Exclusiva</text:p>
          </table:table-cell>
          <table:table-cell table:style-name="ce1" office:value-type="string" calcext:value-type="string">
            <text:p>19342-0</text:p>
          </table:table-cell>
          <table:table-cell table:style-name="ce1" office:value-type="string" calcext:value-type="string">
            <text:p>Luciano Ricardo Costa do Nascimento Ciríaco</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0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6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Topografia; Irrigação e Drenagem; Máquinas e Implementos Agrícolas - Dedicação Exclusiva</text:p>
          </table:table-cell>
          <table:table-cell table:style-name="ce1" office:value-type="string" calcext:value-type="string">
            <text:p>22015-2</text:p>
          </table:table-cell>
          <table:table-cell table:style-name="ce1" office:value-type="string" calcext:value-type="string">
            <text:p>ROGÉRIO DANTAS DE LACERDA</text:p>
          </table:table-cell>
          <table:table-cell table:style-name="ce1" office:value-type="string" calcext:value-type="string">
            <text:p>6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62.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6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6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0235-1</text:p>
          </table:table-cell>
          <table:table-cell table:style-name="ce1" office:value-type="string" calcext:value-type="string">
            <text:p>Marcio de Castro Fonseca</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5.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6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0146-7</text:p>
          </table:table-cell>
          <table:table-cell table:style-name="ce1" office:value-type="string" calcext:value-type="string">
            <text:p>RUBENS DIEGO FERNANDES ALVES</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Solicito através desse recurso a reconsideração de alguns pontos abordados pelos avaliadores, de forma a tornar a avaliação mais coerente com o que foi apresentado:</text:p>
            <text:p>Em relação ao Plano de aula apresentado pode-se perceber que os critérios adotados pelo avaliador 3 possuem uma discrepância muito alta em relação aos demais avaliadores, tendo sido considerado apenas 50% da nota referente ao plano, como se apenas metade dos itens tivessem sido atendidos, o que de fato não ocorreu. O plano de aula foi entregue antecipadamente aos avaliadores e, além disso, continha todos os itens previstos em edital tais como: impressão colorida e legível, layout apresentável, objetivos, conteúdos a serem utilizados, procedimentos metodológicos, recursos didáticos e audiovisuais, avaliação e execução do plano, procedimentos didáticos e referências bibliográficas referentes à aula apresentada. Diante disso, fica evidente a falta de critério adotado pelo avaliador 3 em relação ao plano de aula.</text:p>
            <text:p>Outro ponto a ser destacado é no que diz respeito ao conteúdo utilizado e procedimentos didáticos haja vista que na aula foram abordados aspectos bastante relevantes sobre o tema argamassa. A aula foi iniciada com uma definição sobre o tema, logo em seguida um breve histórico foi apresentado, discutido as principais propriedades, classificações, após isso, foi abordado os diferentes casos de aplicações na construção civil, apresentado a forma de cálculo do consumo dos materiais empregados e por fim uma forma de avaliação da aula através de exercícios para serem entregue em outra aula. Sempre priorizado a relação teoria e prática em conjunto com inovações tecnológicas também apresentadas. Isso posto, torna-se evidente a não coerência da apresentação com as pontuações atribuídas pelos avaliadores 2 e 3 que consideram que apenas algo em torno de 50% dos itens foram atendidos.</text:p>
            <text:p>Já nos requisitos pessoais que deve levar em consideração a pontualidade e a postura profissional, ambos os critérios foram satisfeitos, pois não houve atrasos no inicio da aula, muito menos algum comportamento profissional inadequado. Não justificando, portanto, as notas atribuídas pelos avaliadores 2 e 3. </text:p>
            <text:p/>
          </table:table-cell>
          <table:table-cell table:style-name="ce1"/>
        </table:table-row>
        <table:table-row table:style-name="ro1">
          <table:table-cell table:style-name="ce1" office:value-type="string" calcext:value-type="string">
            <text:p>456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0794-2</text:p>
          </table:table-cell>
          <table:table-cell table:style-name="ce1" office:value-type="string" calcext:value-type="string">
            <text:p>HAZEN WILLIAN BEZERRA PEREIRA</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3.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65.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Diante das notas emitidas pela comissão de avaliação da prova didática, vimos que foi concedida notas 4 e 3 ao Plano de Aula. Sob nosso entendimento, este item deveria ser reavaliado, visto que o candidato, além de ter utilizado de ter tomado como base outros planos de aula, disponibilizados, na internet, por outros Institutos Federais. No desenvolvimento do plano de aula constou, além dos objetivos pedagógicos da disciplina, uma ementa dos tópicos abordados na prova de desempenho. Por fim, houve a adoção de uma literatura base, e sugerida uma bibliografia complementar, cuja base foram de Normas Técnicas editadas pela Associação Brasileira de Normas Técnicas.</text:p>
            <text:p/>
            <text:p>Sob nosso ponto de vista, realizou-se também, a utilização apropriada dos recursos didáticos; e principalmente do tempo. Foi previsto um tempo máximo de 45 minutos para a exposição do tema, tendo o candidato utilizado aproximadamente 43 minutos do que lhe fora disponibilizado. Também houve, sob nosso entendimento, a realização da comunicação de maneira clara e direta. A apresentação também apresentou uma sequência lógica, em que foi solicitado (introdução, desenvolvimento e conclusão), visto que a apresentação iniciou-se com uma introdução dos produtos cerâmicos, incluindo sua relação com outras áreas do conhecimento. Realizou-se a apresentação do objeto da aula, relacionando-a com prescrições normativas recém publicadas pela ABNT. Por fim, apresentou-se a relação existente entre as prescrições normativas e problemas que os produtos cerâmicos podem apresentar.</text:p>
            <text:p/>
            <text:p>Diante do exposto, solicitamos que a comissão de seleção reavalie a apresentação do candidato.</text:p>
          </table:table-cell>
          <table:table-cell table:style-name="ce1"/>
        </table:table-row>
        <table:table-row table:style-name="ro1" table:visibility="filter">
          <table:table-cell table:style-name="ce1" office:value-type="string" calcext:value-type="string">
            <text:p>456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0179-1</text:p>
          </table:table-cell>
          <table:table-cell table:style-name="ce1" office:value-type="string" calcext:value-type="string">
            <text:p>Neuber Nascimento de Araujo</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7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0655-0</text:p>
          </table:table-cell>
          <table:table-cell table:style-name="ce1" office:value-type="string" calcext:value-type="string">
            <text:p>Rafael Melo Torres</text:p>
          </table:table-cell>
          <table:table-cell table:style-name="ce1" office:value-type="string" calcext:value-type="string">
            <text:p>9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7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0645-6</text:p>
          </table:table-cell>
          <table:table-cell table:style-name="ce1" office:value-type="string" calcext:value-type="string">
            <text:p>Thiago Vieira Fonseca</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7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1049-0</text:p>
          </table:table-cell>
          <table:table-cell table:style-name="ce1" office:value-type="string" calcext:value-type="string">
            <text:p>Nilton Ribeiro Pereira Bomfim</text:p>
          </table:table-cell>
          <table:table-cell table:style-name="ce1" office:value-type="string" calcext:value-type="string">
            <text:p>4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1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4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5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7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0919-1</text:p>
          </table:table-cell>
          <table:table-cell table:style-name="ce1" office:value-type="string" calcext:value-type="string">
            <text:p>ÍTALO VALE MONTE JÚNIOR</text:p>
          </table:table-cell>
          <table:table-cell table:style-name="ce1" office:value-type="string" calcext:value-type="string">
            <text:p>5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De acordo com o projeto pedagógico do curso Técnico em Edificações, dessa instituição de ensino, o tema Análise, dimensionamento e desenho de estruturas não faz parte das ementas das disciplinas de Materiais de Construção e Construção Civil I e II, sendo objeto desse concurso na matéria/disciplina Construção Civil e Materiais de Construção. De acordo com mesmo projeto pedagógico, esse tema é abordado na disciplina de Estabilidade, a qual não faz parte desse Concurso.</text:p>
            <text:p>Nesse sentido, optei por dar coerência na abordagem do tema sorteado com a matéria/disciplina objeto do concurso (Construção Civil e Materiais de Construção). Claramente, fui prejudicado pela incoerência do tema sorteado com a matéria/disciplina Construção Civil e Materiais de Construção, que é objeto desse concurso.</text:p>
            <text:p>Sendo assim, solicito revisão das notas da Prova de Desempenho nos critérios: Plano de aula, Conteúdos utilizados e Procedimentos didáticos, uma vez que segui todos os itens avaliados na Prova de Desempenho.</text:p>
            <text:p/>
          </table:table-cell>
          <table:table-cell table:style-name="ce1"/>
        </table:table-row>
        <table:table-row table:style-name="ro1" table:visibility="filter">
          <table:table-cell table:style-name="ce1" office:value-type="string" calcext:value-type="string">
            <text:p>457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1204-8</text:p>
          </table:table-cell>
          <table:table-cell table:style-name="ce1" office:value-type="string" calcext:value-type="string">
            <text:p>Paulo Víctor Medeiros da Fonsêca</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7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1244-2</text:p>
          </table:table-cell>
          <table:table-cell table:style-name="ce1" office:value-type="string" calcext:value-type="string">
            <text:p>Evilane Cássia de Farias</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7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0958-1</text:p>
          </table:table-cell>
          <table:table-cell table:style-name="ce1" office:value-type="string" calcext:value-type="string">
            <text:p>RAUL OMAR DE OLIVEIRA DANTAS</text:p>
          </table:table-cell>
          <table:table-cell table:style-name="ce1" office:value-type="string" calcext:value-type="string">
            <text:p>52.0</text:p>
          </table:table-cell>
          <table:table-cell table:number-columns-repeated="3"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51.0</text:p>
          </table:table-cell>
          <table:table-cell table:number-columns-repeated="3" table:style-name="ce1" office:value-type="string" calcext:value-type="string">
            <text:p>-</text:p>
          </table:table-cell>
          <table:table-cell table:style-name="ce1" office:value-type="string" calcext:value-type="string">
            <text:p>26.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46.0</text:p>
          </table:table-cell>
          <table:table-cell table:number-columns-repeated="3"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1- PLANO DE AULA  10 PONTOS MÁXIMO / 00 PONTOS OBTIDOS (00,00%) </text:p>
            <text:p> </text:p>
            <text:p>1.1- ENTREGA DO PLANO DE AULA</text:p>
            <text:p/>
            <text:p>9.11. No início da Prova de Desempenho, o candidato entregará à banca examinadora um Plano de Aula em 3 (três) vias impressas. </text:p>
            <text:p>Foi disponibilizado o Plano de Aula em 3 (três) vias impressas entregues aos três representantes da banca examinadora.</text:p>
            <text:p/>
            <text:p>9.12. A realização da Aula Expositiva ocorrerá no início da Prova de Desempenho, com duração de 45 (quarenta e cinco) minutos.</text:p>
            <text:p>Foi registrado em relógio analógico a duração da prova exatamente igual a 45minutos de aula, atendendo com relação ao tempo exatamente o requisitado no item 9.12 a partir do momento que a banca examinadora permitiu o início da aula de desempenho</text:p>
            <text:p/>
            <text:p>9.14. A avaliação da Prova de Desempenho consistirá da análise dos itens descritos a seguir, com a </text:p>
            <text:p>respectiva pontuação máxima: </text:p>
            <text:p/>
            <text:p>Conforme se verifica em material em anexo o plano de aula consiste nos seguintes itens:</text:p>
            <text:p/>
            <text:p>1.1.1- Apresentação do plano de aula e composição:</text:p>
            <text:p>OK Atendido!</text:p>
            <text:p/>
            <text:p>1.1.2- Qualidade do material impresso (ortografia, layout, tipografia e impressão)</text:p>
            <text:p>Ortografia: Não foi identificado erros de grafia.</text:p>
            <text:p>Impressão: Utilizado material específico com folha de 180g  Atendimento a impressão</text:p>
            <text:p/>
            <text:p>1.1.3- Layout: Conforme o plano de aula utilizado inclusive na Universidade Federal do Rio Grande do Norte.</text:p>
            <text:p>Tipografia: Utilizado material específico com fontes adequadas conforme ABNT</text:p>
            <text:p/>
            <text:p>1.1.4- Coerência e clareza dos objetivos: Apresentados no plano de aula</text:p>
            <text:p/>
            <text:p>1.1.5- Avaliação e execução do plano: Todo os itens apresentados no plano de aula foram abordados e detalhados.</text:p>
            <text:p/>
            <text:p>1.1.6- Referências Bibliográficas: Todos os materiais de base de consulta foram listados.</text:p>
            <text:p/>
            <text:p>SOLICITO A REVISÃO COMPLETA DA AVALIAÇÃO DE DESEMPENHO POIS NÃO ESTÁ ATUALMENTE CONDIZENTE COM A AULA MINISTRADA.</text:p>
            <text:p/>
            <text:p>FOI CONSIDERADO NOTA IGUAL A 0,0 NESTE EQUIVALENTE AO MESMO NÃO TER SIDO ENTREGUE.</text:p>
            <text:p/>
            <text:p>O PLANO DE AULA UTILIZADO NESSE CONCURSO FOI EXATAMENTE O MESMO PLANO DE AULA UTILIZADO NO CONCURSO 036/2011 IFRN, ONDE COM O MESMO MATERIAL ADAPTADO AO OUTRO CURSO RECEBI A NOTA MÁXIMA NO PLANO DE AULA E NESSE CONCURSO RECEBI A NOTA ZERO. </text:p>
            <text:p/>
            <text:p>ESSE MESMO PLANO DE AULA FOI UTILIZADO EM CONCURSOS DA UNIVERSIDADE FEDERAL DO RIO GRANDE DO NORTE O QUAL FOI ACEITE E APROVADO, ASSIM COMO NA UNIFACEX.</text:p>
            <text:p/>
            <text:p>É IMPORTANTE SER RESSALTADO QUE NÃO EXISTE NENHUM DOCUMENTO MODELO DISPONIBILIZADO OFICIALMENTE PELA INSTITUIÇÃO, APENAS PESSOAS COM OUTRAS FONTES DE INFORMAÇÃO TIVERAM ACESSO AO MODELO ESPECÍFICO DESEJADO.</text:p>
            <text:p/>
            <text:p>2- CONTEÚDOS UTILIZADOS  40 PONTOS MÁXIMO / 25,33 PONTOS OBTIDOS (63,33%) </text:p>
            <text:p/>
            <text:p>2.1- ORGANIZAÇÃO DOS CONTEÚDOS:</text:p>
            <text:p>O tema selecionado foi CONCRETOS, durante a aula a sequência seguiu uma metodologia abordando as três etapas de Introdução, Desenvolvimento e Conclusão.</text:p>
            <text:p/>
            <text:p>2.1.1- Introdução: </text:p>
            <text:p>Foi abordado em sala de aula a importância do estudo do concretos, sua composição, revisão de todos os seus componentes necessários para sua fabricação e classificação dos seus insumos.</text:p>
            <text:p/>
            <text:p>2.1.2- Desenvolvimento: </text:p>
            <text:p>- Abordou-se todos as principais propriedades no estado fresco como trabalhabilidade, teor de ar incorporado, segregação, exsudação e tempo de pega.</text:p>
            <text:p>- Foi detalhados conceitos fundamentais para a resistência do concreto duro em relação a sua resistência e módulo de deformação, explicando influencias na qualidade final do produto</text:p>
            <text:p>- Foi detalhado as etapas de execução de um concreto desde a sal concepção, dosagem, produção, transporte, lançamento, cura e desforma.</text:p>
            <text:p> </text:p>
            <text:p>2.1.3- Conclusão:</text:p>
            <text:p>- Tipos especiais de Concreto utilizados como o concreto de alto desempenho, alto adensável, concreto massa compactado com rolo, concreto projetado, concreto reforçado com fibras, concreto leve e concreto final.</text:p>
            <text:p>- Abordagem final sobre o tema.</text:p>
            <text:p/>
            <text:p>COMO NÃO FOI DISPONIBILIZADO UM TEMA ESPECÍFICO PARA A AULA PARA PODER DETALHAR OS DIVERSOS CONCEITOS, FOI DESENVOLVIDO UMA VISÃO GERAL DO QUE SÃO OS CONCRETOS, COMO SÃO PRODUZIDOS, SUAS APLICAÇÕES E TIPOLOGIAS.</text:p>
            <text:p/>
            <text:p>2.2-ABORDAGEM SUBJACENTE À PRÁTICA:</text:p>
            <text:p>- Cada um dos conceitos aplicados na apresentação foi em conjunto com imagens práticas da execução de serviços e detalhado em apresentação as suas aplicações.</text:p>
            <text:p>- Todas as imagens coletadas são representações práticas de todos os conceitos desenvolvidos.</text:p>
            <text:p>- Todos os tópicos abordados em sala de aula estão aliado a exemplos práticos e compatíveis as boas práticas da construção civil além dos requerimentos normativos da ABNT.</text:p>
            <text:p/>
            <text:p>2.3-ATUALIDADE E ADEQUAÇÃO DAS INFORMAÇÕES:</text:p>
            <text:p>- A cada tópico abordado foi feito uma interligação com os itens anteriores, além de estar a todo momento simulando a interação com os alunos perguntando se o processo de aprendizagem estava sendo bem absorvido pelos estudantes.</text:p>
            <text:p>- Os conceitos estão atuais com relação as publicações nacionais da construção civil feitas pelo IBRACON, revista TECHNE, apresentações e exposições dos principais cursos de materiais e perícias existente no Brasil emitidos por professores da USP-São Carlos, UNIP, UNESP, UFRN, UNP e UNIFACEX.</text:p>
            <text:p/>
            <text:p>2.4-SEQUÊNCIA E ESTRUTURA DOS PONTOS PRINCIPAIS:</text:p>
            <text:p>- Toda a apresentação seguiu uma orientação lógica e prática estruturada em tópicos e abordada em cima de temas fundamentais.</text:p>
            <text:p>- Não ocorreu em nenhum momento uma passagem de conceito que não fosse gradual, com exemplificações, demonstrações práticas e confirmação do processo de aprendizagem.</text:p>
            <text:p/>
            <text:p>2.5-MOTIVAÇÃO E CRIATIVIDADE:</text:p>
            <text:p>- Foi contextualizado teoria com a prática, com experiências relacionadas da construção civil, ilustrações, conceitos normativos, com interações para os alunos em um alto nível de publicação acima do nível de apresentação verificada pelas instituições de nível superior do país e do RN, sem perder o foco na simplicidade dos conceitos permitindo uma abordagem desde alunos com conhecimento avançado aos mais básicos.</text:p>
            <text:p>- A todo momento foi demonstrado aos alunos a importância do tema, motivando-os a se aprofundar e conhecer melhor o tema, além de ter um palestrante extremamente motivado e disposto a ensinar e passar o máximo possível de seus conhecimentos e aprendizagem. </text:p>
            <text:p>-Esse tópico foi integralmente atendido, solicito a verificação do vídeo de aula para comprovar tal atendimento.</text:p>
            <text:p/>
            <text:p>2.6-COERÊNCIA ENTRE PLANO E AULA:</text:p>
            <text:p>- Todos os tópicos apresentados em sala de aula estão abordados e condizentes com o plano de aula, existindo uma completa coerência dos tópicos existentes no plano de aula e a aula ministrada.</text:p>
            <text:p>- Esse item foi atendido em sua plenitude.</text:p>
            <text:p/>
            <text:p>2.7-DOMÍNIO E SEGURANÇA:</text:p>
            <text:p>Todos os conceitos abordados em sala de aula estão compatíveis com as principais referências bibliográficas brasileiras, normas técnicas apresentadas com segurança e embasamento técnico científico. </text:p>
            <text:p>Esse tópico foi integralmente atendido, solicito a verificação do vídeo de aula para comprovar tal atendimento. </text:p>
            <text:p>- Esse item foi atendido em sua plenitude.</text:p>
            <text:p/>
            <text:p>2.8-AVALIAÇÃO:</text:p>
            <text:p>- Durante a abordagem foi desenvolvido simulações de abordagens com os alunos para validar seu processo de aprendizagem com fases tipo: Pessoal alguma dúvida, podemos dar sequência entre outras.</text:p>
            <text:p>- Foi mencionado que seriam desenvolvidos atividades sobre os temas abordados com o intuito de aprofundar conceitos uma vez que muitos dos temas apresentados teve um caráter generalista para uma apresentação inicial do tema. Os trabalhos e atividades seriam detalhados especificamente em aulas ministradas posteriormente. </text:p>
            <text:p>- Esse tópico foi integralmente atendido, solicito a verificação do vídeo de aula para comprovação</text:p>
            <text:p/>
            <text:p>SOLICITO REVISÃO DA NOTA COMPLETA DESTE ITEM, POIS AS AVALIAÇÕES APRESENTADAS NÃO ESTÃO CONDIZENTES COM O QUE FOI LECIONADO ASSIM COMO OS CRITÉRIOS DISPOSTOS NO EDITAL.</text:p>
            <text:p/>
            <text:p>PARTICIPEI ANTERIORMENTE DO CONCURSO PARA DOCENTES DO IFRN 036/2011 ONDE OS MESMO PROCEDIMENTO DIDÁTICO E CONTEÚDOS FORAM UTILIZADOS, APENAS COM A ADAPTAÇÃO PARA OUTRO TEMA DE REFERÊNCIA. PORÉM, APESAR DA MESMA METODOLOGIA, DESEMPENHO EM SALA DE AULA E PLANOS DE AULA FOI AFERIDO NOTAS BEM SUPERIORES. DESTA FORMA NÃO ESTA SENDO VERIFICADO A COMPATIBILIZAÇÃO DE CRITÉRIOS ENTRE CONCURSOS DA MESMA INSTITUIÇÃO</text:p>
            <text:p/>
            <text:p>SOLICITO A DESCRIÇÃO DETALHADA DE COMO CADA UMA DAS NOTAS FORAM GRADUADAS, QUE APRESENTEM RASTREABILIDADE E EMBASAMENTO PARA A AVALIAÇÃO.</text:p>
            <text:p/>
            <text:p>SOLICITO A REVISÃO COMPLETA DA AVALIAÇÃO DE DESEMPENHO POIS NÃO VERIFIQUEI COMPATIBILIDADE ENTRE A AULA MINISTRADA E AS NOTAS AFERIDAS.</text:p>
            <text:p/>
            <text:p>3- PROCEDIMENTOS DIDÁTICOS  40 PONTOS MÁXIMO / 14,33 PONTOS OBTIDOS (35,83%) </text:p>
            <text:p/>
            <text:p>É IMPORTANTE SER RESSALTADO QUE O TEMA CONCRETOS É SUFICIENTE PARA O PREENCHIMENTO DE UM SEMESTRE INTEIRO DE AULAS, SENDO SUBSEQUENTE A DIVERSAS MATÉRIAS LIGADAS A DISCIPLINA DE MATERIAIS DE CONSTRUÇÃO. DESSA FORMA NÃO EXISTE TEMPO MÍNIMO NECESSÁRIO PARA DETALHAR TODOS OS CONCEITOS, ONDE A FORMA DIDÁTICA VERIFICADA FOI ABORDAR DE FORMA MAIS GERAL TRAZENDO A ATENÇÃO DOS ALUNOS A TODO O MOMENTO SOBRE CONCEITOS VERIFICADOS EM AULAS ANTERIORES (PREVISTO DE SER LECIONADO) E INFORMANDO QUAIS SÃO AS ETAPAS FUTURAS QUE SERÃO ESTUDADAS.</text:p>
            <text:p/>
            <text:p>OUTRO ASPECTO FUNDAMENTAL QUE POSSÍVELMENTE NÃO FOI IDENTIFICADO PELA BANCA, QUE A AULA MINISTRADA FOI UMA SIMULAÇÃO DE UM AMBIENTE DE SALA DE AULA REPLETO DE ALUNOS OS QUAIS JA ASSISTIRAM DIVERSAS OUTRAS AULAS NESSE CURSO. POR ISSO FOI SIMULADO DIVERSAS INTERAÇÕES COM OS ALUNOS COMO PODE SER IDENTIFICADO NO VIDEO, CHAMANDO A ATENÇÃO, QUESTIONANDO, CHECANDO A APRENDIZAGEM NAS ETAPAS DE AULAS, ABRINDO ESPAÇO PARA PERGUNTAS E DÚVIDAS, CONFIRMANDO RESPOSTAS. </text:p>
            <text:p/>
            <text:p>NÃO OCORREU NENHUMA ABORDAGEM A BANCA EXAMINADORA, MAS APENAS UMA REPRESENTAÇÃO DIDÁTICA DA INTERAÇÃO ENTRE O PROFESSOR E ALUNOS EM SALA DE AULA. O MESMO PODE SER VERIFICADO POIS AS FORMAS DE ABORDAGEM SE REFERIRAM A TERMOS GENÉRICOS COMO PESSOAL ENTRE OUTROS CHAMAMENTOS.</text:p>
            <text:p/>
            <text:p>3.1- EMPREGO APROPRIADO DOS RECURSOS DIDÁTICOS:</text:p>
            <text:p>Dentre os recursos disponibilizados pela instituição todos estes foram utilizados durante a aula de exposição, portanto foi apresentado com plenitude os recursos disponíveis.</text:p>
            <text:p/>
            <text:p>9.13. Somente poderão ser utilizados na Aula Expositiva os recursos didáticos e audiovisuais </text:p>
            <text:p>disponibilizados pelo IFRN (Computador; Quadro Branco; Projetor Multimídia (Data Show); Pincel para Quadro Branco; Apagador para Quadro Branco; MS Windows XP ou superior; MS Power Point ou superior; Leitor de Arquivos em PDF). </text:p>
            <text:p/>
            <text:p>Computador / Projetor Multimídia (Data Show): Toda a aula foi ministrada utilizando estes recursos.</text:p>
            <text:p>Quadro Branco / Pincel  Foi utilizado em uma apresentação prática rápida durante a exposição</text:p>
            <text:p>MS Windows XP ou Superior / MS Power Point: As apresentações foram ministradas com esses recursos. A partir de Slides com efeitos especiais, imagens e outros recursos do programa.</text:p>
            <text:p/>
            <text:p>3.2- CLAREZA NA COMUNICAÇÃO:</text:p>
            <text:p>Esse tópico foi integralmente atendido, solicito a verificação do vídeo de aula para comprovação.</text:p>
            <text:p/>
            <text:p>3.3- UTILIZAÇÃO DO TEMPO:</text:p>
            <text:p>9.12. A realização da Aula Expositiva ocorrerá no início da Prova de Desempenho, com duração de 45 (quarenta e cinco) minutos.</text:p>
            <text:p/>
            <text:p>Foi verificado em relógio analógico que a partir do momento em que foi permitido o início da aula a duração total foi de exatos 45 minutos, conferir prazo em vídeo.</text:p>
            <text:p/>
            <text:p>3.4- INTRODUÇÃO, DESENVOLVIMENTO E CONCLUSÃO DA AULA</text:p>
            <text:p>Toda a aula ministrada apresentou uma sequencia lógica com introdução, desenvolvimento e conclusão.</text:p>
            <text:p/>
            <text:p>3.4.1-Introdução: </text:p>
            <text:p>Foi abordado em sala de aula a importância do estudo do concretos, sua composição, revisão de todos os seus componentes necessários para sua fabricação e classificação dos seus insumos.</text:p>
            <text:p/>
            <text:p>3.4.2-Desenvolvimento: </text:p>
            <text:p>- Abordou-se todos as principais propriedades no estado fresco como trabalhabilidade, teor de ar incorporado, segregação, exsudação e tempo de pega.</text:p>
            <text:p>- Foi detalhados conceitos fundamentais para a resistência do concreto duro em relação a sua resistência e módulo de deformação, explicando influencias na qualidade final do produto</text:p>
            <text:p>- Foi detalhado as etapas de execução de um concreto desde a sal concepção, dosagem, produção, transporte, lançamento, cura e desforma.</text:p>
            <text:p> </text:p>
            <text:p>3.4.3-Conclusão:</text:p>
            <text:p>- Tipos especiais de Concreto utilizados como o concreto de alto desempenho, alto adensável, concreto massa compactado com rolo, concreto projetado, concreto reforçado com fibras, concreto leve e concreto final.</text:p>
            <text:p>- Abordagem final sobre o tema.</text:p>
            <text:p/>
            <text:p>Esse tópico foi integralmente atendido, solicito a verificação do vídeo de aula para comprovação atendimento.</text:p>
            <text:p/>
            <text:p>3.5- FIXAÇÃO E VERIFICAÇÃO DA APRENDIZADA</text:p>
            <text:p/>
            <text:p>Ao final de cada tópico de aula foi constantemente simulado uma interação com os alunos confirmando o aprendizado na aula de desempenho como se os alunos estivessem presentes, questionando se eles entenderam, falando sobre próximas atividades e revisando cada um dos conceitos lecionados. Esse tópico foi integralmente atendido, solicito a verificação do vídeo de aula para comprovação.</text:p>
            <text:p/>
            <text:p>PARTICIPEI ANTERIORMENTE DO CONCURSO PARA DOCENTES DO IFRN 036/2011 ONDE OS MESMO PROCEDIMENTO DIDÁTICO FORAM UTILIZADOS, APENAS COM A ADAPTAÇÃO PARA OUTRO TEMA DE REFERÊNCIA. PORÉM, APESAR DA MESMA METODOLOGIA, DESEMPENHO EM SALA DE AULA E PLANOS DE AULA FOI AFERIDO NOTAS BEM SUPERIORES. DESTA FORMA NÃO ESTA SENDO VERIFICADO A COMPATIBILIZAÇÃO DE CRITÉRIOS ENTRE CONCURSOS DA MESMA INSTITUIÇÃO</text:p>
            <text:p/>
            <text:p>AULAS SEMELHANTES FORAM MINISTRADAS NA UFRN E UNIFACEX ENTRE OUTRAS INSTITUIÇÕES E EM TODOS OS CASOS SÃO RECONHECIDOS POR ALUNOS E MEIO ACADÊMICO COMO DE NÍVEL DE EXCELÊNCIA, FUI APROVADO EM TRÊS CONCURSOS NESSAS DUAS INSTITUIÇÕES ONDE LECIONEI COM A MESMA ABORDAGEM E DIDÁTICA DEMONSTRADA, COM A EXCEÇÃO QUE ACREDITO TER SIDO AINDA MELHOR A AULA NESSE PROCESSO SELETIVO DO IFRN. MINISTREI A AULA COM A CONVICÇÃO DE TER DESENVOLVIDO UMA ÓTIMA AULA E CONCLUI CIENTE DE RECEBERIA UMA GRADUAÇÃO BEM ELEVADA NESSA ETAPA, PORÉM POR GRANDE SURPRESA VERIFIQUEI A INCOMPATIBILIDADE COM AS NOTAS GRADUADAS NESSE PROCESSO SELETIVO SENDO ELIMINANDO DO PROCESSO SELETIVO PELA BANCA AVALIADORA.</text:p>
            <text:p/>
            <text:p>SOLICITO A DESCRIÇÃO DETALHADA DE COMO CADA UMA DAS NOTAS FORAM GRADUADAS, QUE APRESENTEM RASTREABILIDADE E EMBASAMENTO PARA A AVALIAÇÃO.</text:p>
            <text:p/>
            <text:p>SOLICITO A REVISÃO COMPLETA DA AVALIAÇÃO DE DESEMPENHO POIS NÃO VERIFIQUEI COMPATIBILIDADE ENTRE A AULA MINISTRADA E AS NOTAS AFERIDAS.</text:p>
          </table:table-cell>
          <table:table-cell table:style-name="ce1"/>
        </table:table-row>
        <table:table-row table:style-name="ro1" table:visibility="filter">
          <table:table-cell table:style-name="ce1" office:value-type="string" calcext:value-type="string">
            <text:p>457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Construção Civil e Materiais de Construção - 20 horas semanais</text:p>
          </table:table-cell>
          <table:table-cell table:style-name="ce1" office:value-type="string" calcext:value-type="string">
            <text:p>22622-9</text:p>
          </table:table-cell>
          <table:table-cell table:style-name="ce1" office:value-type="string" calcext:value-type="string">
            <text:p>Maelson Mendonça de Souza</text:p>
          </table:table-cell>
          <table:table-cell table:style-name="ce1" office:value-type="string" calcext:value-type="string">
            <text:p>95.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7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ngenharia de Pesca - Dedicação Exclusiva</text:p>
          </table:table-cell>
          <table:table-cell table:style-name="ce1" office:value-type="string" calcext:value-type="string">
            <text:p>21112-0</text:p>
          </table:table-cell>
          <table:table-cell table:style-name="ce1" office:value-type="string" calcext:value-type="string">
            <text:p>Júlio César da Silva Cacho</text:p>
          </table:table-cell>
          <table:table-cell table:style-name="ce1" office:value-type="string" calcext:value-type="string">
            <text:p>8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36.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7.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7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Engenharia de Pesca - Dedicação Exclusiva</text:p>
          </table:table-cell>
          <table:table-cell table:style-name="ce1" office:value-type="string" calcext:value-type="string">
            <text:p>20973-6</text:p>
          </table:table-cell>
          <table:table-cell table:style-name="ce1" office:value-type="string" calcext:value-type="string">
            <text:p>Ítala Alves de Oliveira</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4.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0906-4</text:p>
          </table:table-cell>
          <table:table-cell table:style-name="ce1" office:value-type="string" calcext:value-type="string">
            <text:p>GEORGE MARTINS GOMES</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0935-0</text:p>
          </table:table-cell>
          <table:table-cell table:style-name="ce1" office:value-type="string" calcext:value-type="string">
            <text:p>THIAGO ANDRADE FERNANDES</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1372-7</text:p>
          </table:table-cell>
          <table:table-cell table:style-name="ce1" office:value-type="string" calcext:value-type="string">
            <text:p>Fábio Alvaro Dantas</text:p>
          </table:table-cell>
          <table:table-cell table:style-name="ce1" office:value-type="string" calcext:value-type="string">
            <text:p>8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6.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19952-0</text:p>
          </table:table-cell>
          <table:table-cell table:style-name="ce1" office:value-type="string" calcext:value-type="string">
            <text:p>JONALDO OLIVEIRA DE MEDEIROS</text:p>
          </table:table-cell>
          <table:table-cell table:style-name="ce1" office:value-type="string" calcext:value-type="string">
            <text:p>96.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8.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97.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39.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1308-9</text:p>
          </table:table-cell>
          <table:table-cell table:style-name="ce1" office:value-type="string" calcext:value-type="string">
            <text:p>Edson Bernardo de Oliveira</text:p>
          </table:table-cell>
          <table:table-cell table:style-name="ce1" office:value-type="string" calcext:value-type="string">
            <text:p>4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4.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18.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0.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2.0</text:p>
          </table:table-cell>
          <table:table-cell table:style-name="ce1" office:value-type="string" calcext:value-type="string">
            <text:p>-</text:p>
          </table:table-cell>
          <table:table-cell table:style-name="ce1" office:value-type="string" calcext:value-type="string">
            <text:p>1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5164-4</text:p>
          </table:table-cell>
          <table:table-cell table:style-name="ce1" office:value-type="string" calcext:value-type="string">
            <text:p>EFRAIM DE ALCÂNTARA MATOS</text:p>
          </table:table-cell>
          <table:table-cell table:style-name="ce1" office:value-type="string" calcext:value-type="string">
            <text:p>56.0</text:p>
          </table:table-cell>
          <table:table-cell table:number-columns-repeated="3"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42.0</text:p>
          </table:table-cell>
          <table:table-cell table:number-columns-repeated="3"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15.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55.0</text:p>
          </table:table-cell>
          <table:table-cell table:number-columns-repeated="3"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4.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6</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0471-3</text:p>
          </table:table-cell>
          <table:table-cell table:style-name="ce1" office:value-type="string" calcext:value-type="string">
            <text:p>ANSELMO DE ALBUQUERQUE GUERRA JUNIOR</text:p>
          </table:table-cell>
          <table:table-cell table:style-name="ce1" office:value-type="string" calcext:value-type="string">
            <text:p>83.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7</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0782-0</text:p>
          </table:table-cell>
          <table:table-cell table:style-name="ce1" office:value-type="string" calcext:value-type="string">
            <text:p>ERIELSON NONATO SANTOS COELHO</text:p>
          </table:table-cell>
          <table:table-cell table:number-columns-repeated="30"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8</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1284-7</text:p>
          </table:table-cell>
          <table:table-cell table:style-name="ce1" office:value-type="string" calcext:value-type="string">
            <text:p>Fernando Hugo Martins da Silva</text:p>
          </table:table-cell>
          <table:table-cell table:style-name="ce1" office:value-type="string" calcext:value-type="string">
            <text:p>7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6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89</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4619-0</text:p>
          </table:table-cell>
          <table:table-cell table:style-name="ce1" office:value-type="string" calcext:value-type="string">
            <text:p>Wilkson Linhares Teodoro</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90</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0027-1</text:p>
          </table:table-cell>
          <table:table-cell table:style-name="ce1" office:value-type="string" calcext:value-type="string">
            <text:p>MARCOS ANTONIO CHAVES FREIRE</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29.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91</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1121-9</text:p>
          </table:table-cell>
          <table:table-cell table:style-name="ce1" office:value-type="string" calcext:value-type="string">
            <text:p>Genilton Jose Cavalcante de Oliveira</text:p>
          </table:table-cell>
          <table:table-cell table:style-name="ce1" office:value-type="string" calcext:value-type="string">
            <text:p>76.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9.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7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27.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table-cell table:style-name="ce1" office:value-type="string" calcext:value-type="string">
            <text:p>4592</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0131-0</text:p>
          </table:table-cell>
          <table:table-cell table:style-name="ce1" office:value-type="string" calcext:value-type="string">
            <text:p>CLAUDENOR ANCELMO DA SILVA</text:p>
          </table:table-cell>
          <table:table-cell table:style-name="ce1" office:value-type="string" calcext:value-type="string">
            <text:p>5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3.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19.0</text:p>
          </table:table-cell>
          <table:table-cell table:style-name="ce1" office:value-type="string" calcext:value-type="string">
            <text:p>-</text:p>
          </table:table-cell>
          <table:table-cell table:style-name="ce1" office:value-type="string" calcext:value-type="string">
            <text:p>2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21.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Prezado Senhores</text:p>
            <text:p/>
            <text:p>Sou Claudenor Ancelmo da Silva, inscrição nº 20131-0, 3º lugar na prova escrita e candidato convocado para a Prova de desempenho no concurso para docente, regido pelo Edital 02/2014.</text:p>
            <text:p/>
            <text:p>É com muito respeito que eu me dirijo a esta Banca para pedir-lhes uma apreciação do meu resultado baseado nos argumentos que apresentarei a seguir e nas diretrizes do concurso que estão explícitas no Edital 002/2014. E quando o referido Edital não for claro, que seja utilizado o bom senso.</text:p>
            <text:p/>
            <text:p>Analisando o resultado parcial do Concurso Público para docente do IFRN, eu me senti prejudicado tendo em vista que eu planejei uma boa aula e consegui executar tudo aquilo que foi planejado de forma tranquila e sequencial.</text:p>
            <text:p/>
            <text:p>A seguir apresentarei os meus argumentos dentro de cada quesito especificado no Edital 02/2014 e no final tentarei mostrar que não houve incoerência entre o que foi planejado e o que foi executado. </text:p>
            <text:p/>
            <text:p>PLANO DE AULA (6/10 pontos).</text:p>
            <text:p/>
            <text:p>Nesse quesito eu poderia ter ganhado muito mais pontos tendo em vista que cumpri todos os requisitos do Edital. Apresentei o plano de aula, o material impresso era de qualidade, houve coerência entre os objetivos e os conteúdos, especifiquei todos os procedimentos metodológicos sob o nome de procedimentos didáticos, explicitei todos os recursos utilizados na aula e finalizei com as referências bibliográficas. Ainda acrescentei os sítios eletrônicos utilizados no planejamento da aula e os pré-requisitos necessários ao desenvolvimento do tema, informações que são extremamente importantes para os avaliadores no momento de avaliar uma aula.</text:p>
            <text:p/>
            <text:p>CONTEÚDOS UTILIZADOS (20/40 pontos)</text:p>
            <text:p/>
            <text:p>Nesse critério eu também merecia uma anota melhor, pois fiz o plano de aula de acordo com o Edital e até modifiquei a minha forma de planejar uma aula para me adaptar às regras do concurso. Introduzi o tema com uma situação-problema bem comum ao cotidiano dos alunos e desenvolvi a teoria de forma superficial devido ao tempo disponível. A abordagem dos conteúdos limitou-se a definição de logaritmos e às propriedades operatórias e foram abordados de forma superficial, pois a aula tratara de função logarítmica e é primordial que este assunto inicie com a apresentação desses conceitos. A Banca pode ter considerado que os conteúdos foram excessivos para serem trambalhados em 45 minutos, mas vossas senhorias devem levar em consideração que a aula foi planejada e executada levando em consideração que os alunos já conheciam a ideia e a sistematização de potenciação, função exponencial e equação exponencial, isso facilita a incorporação dos conceitos de logaritmo e suas propriedades operatórias. Ao invés de propor os problemas para eu construir a resolução junto com a turma, fui direto para as resoluções, pois o Edital não permite a interação com o público. Finalizei a aula com a entrega de uma lista e a explicação do processo avaliativo que empreguei que era o trabalho em equipe. Mais uma vez o Edital não permitiu a interação com o público e isso inviabiliza o processo avaliativo de forma eficaz uma vez que a avaliação só é possível se houver interação com o educando. Portanto, peço que revejam esta nota e considerem que este processo é muito abstrato para uma avaliação da competência didático-pedagógica de um professor. </text:p>
            <text:p/>
            <text:p>PROCEDIMENTOS DIDÁTICOS (22/40 pontos)</text:p>
            <text:p/>
            <text:p>Neste quesito eu não vejo como tirar tantos pontos. Os recursos que eu utilizei foram utilizados da mesma forma que todos os professores utilizam. O quadro branco e os pincéis foram utilizados bastante com uma organização mediana. Em nenhum momento eu deixei o quadro ficar totalmente desorganizado. Logicamente eu tive que apagar algumas vezes , pois eu tive que resolver algumas situações-problema que a teoria requeria. No final eu tentei deixar o quadro limpo, mas a tinta do pincel disponibilizado era forte demais. Mesmo assim eu apaguei o quadro até o máximo que eu pude. Quanto à apresentação eu utilizei o leitor de arquivos em pdf com receio de que a versão do power point disponível fosse diferente da versão em que os slides foram preparados e isso mudasse a configuração dos mesmos e os tornassem ilegíveis. É bom explicitar que no momento da minha apresentação o leitor de arquivos em pdf travou duas vezes por causa de uma falha de comunicação entre o pendrive e o notebook disponível. Esse problema foi causado por um erro técnico e isso não atrapalhou o desenvolvimento da aula, pois a mesma foi retomada logo após a reabertura do arquivo em pdf. Os pontos que foram retirados de mim por causa deste problema devem ser recolocados para que a minha nota represente o meu verdadeiro desempenho durante a minha aula. Quanto à comunicação é bom enfatizar que a linguagem utilizada por mim durante a aula foi a linguagem que o professor deve usar quando se trabalha na 1ª série do ensino médio, como estava exposto no plano. Os avaliadores devem levar em consideração este fato relevante de uma exposição, pois é muito difícil para eu fingir que estou dando aula para alunos do Ensino Médio sabendo que à minha frente há especialistas. Isso causa alternância de linguagens que deve ser comum a todo candidato que se submete a uma situação dessas e que não tem nenhuma afinidade para fingir. O tempo foi controlado por mim durante toda a aula e terminei exatamente dentro do período previsto no Edital. Quanto à fixação e verificação da aprendizagem, isso foi feito durante 15 minutos da aula. Durante doze minutos eu apresentei e resolvi 04 exemplos e deixei aproximadamente 03 minutos para explicar como seria o processo de avaliação e finalizar a aula. Mais uma vez reitero que a falta de interação com o público inviabiliza o processo avaliativo e nas condições impostas pelo Edital é muito difícil executar uma verificação consistente da aprendizagem. E, o mais importante: tudo isso deve ser levado em consideração por esta Banca.</text:p>
            <text:p/>
            <text:p>REQUISITOS PESSOAIS (8/10)</text:p>
            <text:p>Mais uma vez eu me senti injustiçado, pois foram retirados dois pontos da minha postura profissional tendo em vista que eu fui pontual ao extremo. Li o Edital inúmeras vezes para tentar garantir os vinte pontos referentes ao plano de aula e aos requisitos pessoais. Iniciei a aula com a minha apresentação, apresentei a minha formação e experiência, explicitei os objetivos para que ficasse claro para os alunos a mina intenção na aula, no início da aula apresentei a lista de exercício junto com o plano de aula, ao final reservei dois minutos para orientar aos alunos que os mesmos seriam avaliados em equipe e ainda os permiti que fizessem uma auto avaliação ao mesmo tempo em que tiveram a oportunidade de avaliar o trabalho do professor. Isso não é postura profissional adequada? Sinceramente eu não entendi a perda desses pontos.</text:p>
            <text:p/>
            <text:p>COERÊNCIA ENTRE AULA E PLANO</text:p>
            <text:p/>
            <text:p>Para mostrar que minha aula merecia uma nota muito melhor, apresentarei argumentos para mostrar que a minha aula foi coerente com o plano, pois consegui alcançar os meus objetivos que eram simples:</text:p>
            <text:p>a)O primeiro objetivo era que os alunos seriam capazes de calcular os logaritmos de alguns números em bases pré-estabelecidas utilizando a definição de logaritmo. Isso foi trabalhado na apresentação das propriedades operatórias e na aplicação das mesmas na resolução dos Exemplo 01 e 02 na minha apresentação;</text:p>
            <text:p>b)O segundo objetivo era que os alunos seriam capazes de utilizar as propriedades operatórias dos logaritmos no cálculo de logaritmos e na resolução de situações-problemas simples. Isso foi trabalhado na apresentação das propriedades operatórias e na aplicação das mesmas na resolução dos Exemplo 01, 02, 03 ou 04 da minha apresentação em sala de aula;</text:p>
            <text:p>c)O terceiro objetivo era utilizar, na resolução de problemas simples, a mudança de base quando houver a necessidade de adaptação do cálculo a uma base conveniente. Isso foi apresentado na teoria sem a demonstração porque o tempo disponível era insuficiente e foi trabalhado na resolução da situação problema inicial.</text:p>
            <text:p>d)O quarto objetivo era simples e bem objetivo: ao final da aula o aluno deveria ser capaz de reconhecer uma função logarítmica a partir de sua EXPRESSÃO ALGÉBRICA. Apresentei a definição de função exponencial e explicitei a minha intenção simples de que os mesmos teriam que apenas reconhecer a expressão algébrica da função logarítmica e foi explicitado também que este seria o nosso objeto de estudo nas próximas aulas.</text:p>
            <text:p>e)O último objetivo requeria que ao final da aula os alunos deveriam ser capazes de compreender a importância dos logaritmos na resolução de situações práticas do dia-a-dia, capacitando o educando na tomada de boas decisões, através do uso de técnicas de modelagem. Esse objetivo resume a intenção geral da aula e foi trabalhado principalmente na resolução do problema inicial e no exemplo 04 em que as propriedades estudadas foram utilizadas na resolução de problemas do cotidiano da maioria dos cidadãos.</text:p>
            <text:p/>
            <text:p>Para finalizar, agradeço antecipadamente à Banca pela enriquecedora oportunidade de participar deste processo de escolha de docentes para o IFRN, espero que este recurso seja um instrumento de apreciação visando uma avaliação mais justa à luz das diretrizes do Concurso explicitadas no Edital 02/2014 e que os eventuais enganos desta Banca sejam retificados prevalecendo o princípio que deve nortear as instituições democráticas de nosso país que é o Princípio da Impessoalidade.</text:p>
            <text:p/>
            <text:p>Claudenor Silva</text:p>
            <text:p/>
          </table:table-cell>
          <table:table-cell table:style-name="ce1"/>
        </table:table-row>
        <table:table-row table:style-name="ro1">
          <table:table-cell table:style-name="ce1" office:value-type="string" calcext:value-type="string">
            <text:p>4593</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1905-1</text:p>
          </table:table-cell>
          <table:table-cell table:style-name="ce1" office:value-type="string" calcext:value-type="string">
            <text:p>André Carlos Nascimento Maia da Silva</text:p>
          </table:table-cell>
          <table:table-cell table:number-columns-repeated="2" table:style-name="ce1" office:value-type="string" calcext:value-type="string">
            <text:p>58.0</text:p>
          </table:table-cell>
          <table:table-cell table:number-columns-repeated="2" table:style-name="ce1" office:value-type="string" calcext:value-type="string">
            <text:p>5.0</text:p>
          </table:table-cell>
          <table:table-cell table:number-columns-repeated="4" table:style-name="ce1" office:value-type="string" calcext:value-type="string">
            <text:p>23.0</text:p>
          </table:table-cell>
          <table:table-cell table:number-columns-repeated="2" table:style-name="ce1" office:value-type="string" calcext:value-type="string">
            <text:p>7.0</text:p>
          </table:table-cell>
          <table:table-cell table:style-name="ce1" office:value-type="string" calcext:value-type="string">
            <text:p>59.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4.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5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22.0</text:p>
          </table:table-cell>
          <table:table-cell table:style-name="ce1" office:value-type="string" calcext:value-type="string">
            <text:p>-</text:p>
          </table:table-cell>
          <table:table-cell table:style-name="ce1" office:value-type="string" calcext:value-type="string">
            <text:p>23.0</text:p>
          </table:table-cell>
          <table:table-cell table:style-name="ce1" office:value-type="string" calcext:value-type="string">
            <text:p>-</text:p>
          </table:table-cell>
          <table:table-cell table:style-name="ce1" office:value-type="string" calcext:value-type="string">
            <text:p>7.0</text:p>
          </table:table-cell>
          <table:table-cell table:style-name="ce1" office:value-type="string" calcext:value-type="string">
            <text:p>-</text:p>
          </table:table-cell>
          <table:table-cell table:style-name="ce1" office:value-type="string" calcext:value-type="string">
            <text:p> A/C </text:p>
            <text:p>BANCA EXAMINADORA,</text:p>
            <text:p/>
            <text:p>         Solicito revisão da prova de desempenho, regulamentada pelo edital nº 05/2014. O motivo da solicitação se deve a três análises feitas pelos examinadores que procederam à interpretação de forma muito rigorosa.</text:p>
            <text:p>        O primeiro caso diz respeito ao meu plano de aula, no qual constam todas as descrições pedidas no edital e, mesmo assim, fiquei apenas com metade da pontuação referida em tal item.</text:p>
            <text:p>        A segunda análise de que também discordo diz respeito aos conteúdos utilizados, pois, o edital subdivide este quesito nos seguintes itens: </text:p>
            <text:p>a)Organização dos conteúdos (introdução, desenvolvimento e conclusão); </text:p>
            <text:p>b)Abordagem subjacente à prática; </text:p>
            <text:p>c)Atualidade e adequação das informações; </text:p>
            <text:p>d)Sequência e estrutura dos pontos principais; </text:p>
            <text:p>e)Motivação e criatividade; </text:p>
            <text:p>f)Coerência entre plano e aula; </text:p>
            <text:p>g)Domínio e segurança;</text:p>
            <text:p>h)Avaliação.</text:p>
            <text:p/>
            <text:p>No que tange o item (a) contata-se sem dificuldade que a aula, na sua introdução, explanou o contexto histórico e os princípios da trigonometria. Em seguida no desenvolvimento da aula foi  apresentada as razões trigonométricas, as relações entre essas razões, ângulos notáveis, e a tabela trigonométrica. Ao final a aula foi concluída com aplicações e resolução de problemas práticos. Portanto, os conteúdos foram organizados com introdução, desenvolvimento e conclusão;</text:p>
            <text:p>O Item (b) foi cumprido no instante em que a aula abordou situações-problemas;</text:p>
            <text:p>O cálculo aproximado da distância do avião ao aeroporto,  enseja um tema atual e possui perfeita adequação das informações, logo o item (c) foi abordado integralmente quanto a atualidade e adequação;</text:p>
            <text:p>Não houve prejuízo na sequência e estrutura dos pontos, pois os conteúdos principais foram devidamente expostos no desenvolvimento da aula;</text:p>
            <text:p>A abordagem do conteúdo utilizando um ponto turístico potiguar (Morro do Careca) motiva e demonstra criatividade em uma aula de trigonometria, assim, o item (e) foi contemplado;</text:p>
            <text:p>f)</text:p>
            <text:p>g)</text:p>
            <text:p>h) Conforme consta no plano de aula, o envolvimento (participação) na aula pode ser um critério avaliativo; A coerência ou não das ideias apresentadas podem demonstrar o nível de compreensão dos assuntos o que pode ser pontuado. Ao final foi entregue uma lista de exercícios que pode ser avaliada e compor a pontuação do aluno.</text:p>
            <text:p>        A terceira abordagem de que discordei diz respeito aos procedimentos didáticos, pois, o  edital  subdivide este quesito nos seguintes itens: </text:p>
            <text:p>a)Emprego apropriado dos recursos didáticos;</text:p>
            <text:p>b)Clareza na comunicação; </text:p>
            <text:p>c)Utilização do tempo; </text:p>
            <text:p>d)Introdução, desenvolvimento e conclusão da aula; </text:p>
            <text:p>e)Fixação e verificação da aprendizagem.</text:p>
            <text:p/>
            <text:p>Houve plena utilização dos recursos didáticos incluindo o Datashow para ilustrar, reforçar e guiar os tópicos apresentados na aula. Exemplos práticos foram resolvidos no quadro apresentando-se a tabela trigonométrica para ensejar a existência das razões trigonométricas nos demais ângulos agudos culminando com a entrega da lista de exercícios. Sendo assim os recursos foram apropriadamente empregados. Item (a) cumprido;</text:p>
            <text:p>Quanto ao item (d) a aula se estruturou com um contexto histórico e de princípios da trigonometria, transcorrendo-se com os demais tópicos no desenvolvimento com demonstrações e exemplos simples de fácil compreensão e uma interessante conclusão através do cálculo da altura do morro do careca.</text:p>
            <text:p>        Apresentados os problemas referentes à interpretação da prova de desempenho, espero que nova avaliação seja feita no sentido de ser atribuída pela banca pontuação justa à aula que elaborei e desempenhei.        </text:p>
            <text:p/>
          </table:table-cell>
          <table:table-cell table:style-name="ce1" office:value-type="string" calcext:value-type="string">
            <text:p>Em resposta ao recurso interposto pelo candidato, reiteramos que a nota atribuída ao candidato toma como referência base todos os itens descritos na Ficha de Avaliação do Edital, conforme está especificado a seguir. </text:p>
            <text:p>Em se tratando do item relacionado ao:</text:p>
            <text:p>Plano de aula: </text:p>
            <text:p>Primeiramente, esclarecemos ao candidato que obedecer a apresentação e composição do plano não garante a pontuação prevista no edital, uma vez que todos os itens que compõem o planejamento são analisados, observando-se a coerência entre eles. </text:p>
            <text:p>Logo, na apresentação, observamos a não identificação da série para a qual se destinava a aula, item necessário para que se possa observar melhor o desempenho da aula. </text:p>
            <text:p>Os objetivos estão apresentados de forma ampla, dificultando à banca identificar o que especificamente iria ser trabalhado nesta aula, embora os conteúdos estejam listados logo a seguir (no plano). </text:p>
            <text:p>A avaliação e execução do plano ficou prejudicada em função dos objetivos estarem gerenalizados e a quantidade excessiva de conteúdos previstos para uma aula de 45 min.</text:p>
            <text:p>Os procedimentos metodológicos não foram detalhados. Consideramos este item importante, porque mostra inicialmente como o candidato pretende desenvolver a aula, qual será a abordagem utilizada durante a aula para alcançar os objetivos propostos. No plano do candidato a METODOLOGIA se atém a aula expositiva, sem apresentar o desenvolvimento da aula. Seria uma aula expositiva com ênfase na transmissão de informação ou seria uma aula expositiva dialogada, com ênfase na construção de conhecimentos? Consideraria os conhecimentos prévios dos alunos? Enfim, não fica claro no plano do candidato como seria desenvolvida a aula, qual seria sua abordagem subjacente à prática (item a ser avaliado posteriormente em conteúdos utilizados). </text:p>
            <text:p/>
            <text:p>Conteúdos utilizados:</text:p>
            <text:p/>
            <text:p>Quanto a este item, vale ressaltar que aqui se avalia o desenvolvimento geral da aula, com a observância do que propõe o plano apresentado juntamente com o desempenho profissional do candidato, sua desenvoltura, sua relação com o conteúdo e com os estudantes.</text:p>
            <text:p>O candidato argumenta que todos os itens foram abordados desde a introdução à conclusão da aula. De fato, ele introduziu, desenvolveu e concluiu a aula. Porém, sua aula não apresentou problematização, contextualização, interdisciplinaridade; não considerou os conhecimentos prévios do aluno; aula cansativa, monótona, sem nenhuma proposta de interação com o estudante, o que, pedagogicamente, compromete uma boa avaliação neste item. O desempenho do candidato aproximou-se mais de uma palestra do que uma aula para alunos do ensino médio.</text:p>
            <text:p>O fato de abordar um ponto turístico relacionado à realidade dos alunos, não implica que seja motivador, uma vez que a motivação depende de vários fatores envolvidos no problema, principalmente na forma como a questão-problema é abordada. No geral, o desenvolvimento da aula não propõe uma dinâmica motivacional, interativa, mediadora, pois ficou na mera transmissão de conteúdos. </text:p>
            <text:p>Quanto ao domínio de conteúdos, no geral o candidato mostrou conhecer do assunto, porém, cometeu alguns equívocos para uma aula destinada a estudantes do ensino médio. Programou e desenvolveu a aula com uma quantidade excessiva de informações sem fazer sequencialmente a resolução de exercícios de modo a facilitar a assimilação pelos estudante. Devemos lembrar que seria o primeiro contato desses alunos com tal assunto, pois trata-se do início da abordagem da trigonometria no ensino médio. A dedução dos valores de seno, cosseno e tangente dos ângulos notáveis foi cansativa. O professor não retomava conteúdos anteriores e necessários para o entendimento de alguns pontos do desenvolvimento da aula, por exemplo, racionalizou, mas não explicou o porque deveria fazer aquilo. Aproximou o valor de raiz quadrada de 2 (o problema não solicitava aproximação). Não explorou a utilização da tabela trigonométrica com os alunos. Não retomou adequadamente e resolveu o problema gerador da aula (escada). Na Aplicação 02 as perguntas estavam mal formuladas e poderiam gerar a interpretação de que eram iguais: A que distância da pista está o avião? e Qual a distância que o avião vai percorrer?. Nesta segunda deveria estar especificado que a distância seria horizontal. Falou do teodolito, mas não mostrou sequer imagens do instrumento e como se utiliza.</text:p>
            <text:p/>
            <text:p>Procedimentos didáticos</text:p>
            <text:p>Este item está intimamente relacionado ao anterior. </text:p>
            <text:p>Quanto aos recursos didáticos o candidato utilizou o projetor de slides e quadro branco. A utilização do quadro não foi muito boa, considerando que escrevia de costas para os alunos, apagou muito os registros durante a aula, e por vezes apagava com a mão. Durante a aula utilizou de algumas gírias e jargões. Ao final da aula perguntou se apagaria o quadro. Esses itens são observados considerando o bom uso da técnica, como um dos recursos essenciais no processo de ensino e de aprendizagem, principalmente quando a aula se propõe totalmente expositiva. Consideramos, pois, que a ação de escrever no quadro favorece a atenção do aluno provocando o direcionamento do seu pensamento e, consequentemente a organização dos conteúdos contribuindo sobremaneira para a interação, o envolvimento e a aprendizagem do estudante. Essa desorganização na utilização do quadro, talvez tenha dificultado a retomada de alguns conceitos matemáticos durante a aula.</text:p>
            <text:p>O candidato ultrapassou o tempo em 3 minutos.  </text:p>
            <text:p/>
            <text:p>Consideramos improcedentes os argumentos apresentados. Conforme solicitado, a avaliação foi revista e, diante do exposto, o recurso está INDEFERIDO. A Banca MANTÉM a nota atribuída ao(à) candidato(o).</text:p>
            <text:p/>
            <text:p/>
          </table:table-cell>
        </table:table-row>
        <table:table-row table:style-name="ro1" table:visibility="filter">
          <table:table-cell table:style-name="ce1" office:value-type="string" calcext:value-type="string">
            <text:p>4594</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6042-7</text:p>
          </table:table-cell>
          <table:table-cell table:style-name="ce1" office:value-type="string" calcext:value-type="string">
            <text:p>GLEIFERSON DE LIMA VIANA</text:p>
          </table:table-cell>
          <table:table-cell table:style-name="ce1" office:value-type="string" calcext:value-type="string">
            <text:p>78.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31.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1.0</text:p>
          </table:table-cell>
          <table:table-cell table:style-name="ce1" office:value-type="string" calcext:value-type="string">
            <text:p>-</text:p>
          </table:table-cell>
          <table:table-cell table:style-name="ce1" office:value-type="string" calcext:value-type="string">
            <text:p>6.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5.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77.0</text:p>
          </table:table-cell>
          <table:table-cell table:style-name="ce1" office:value-type="string" calcext:value-type="string">
            <text:p>-</text:p>
          </table:table-cell>
          <table:table-cell table:style-name="ce1" office:value-type="string" calcext:value-type="string">
            <text:p>5.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table:number-columns-repeated="2"/>
        </table:table-row>
        <table:table-row table:style-name="ro1" table:visibility="filter">
          <table:table-cell table:style-name="ce1" office:value-type="string" calcext:value-type="string">
            <text:p>4595</text:p>
          </table:table-cell>
          <table:table-cell table:style-name="ce1" office:value-type="string" calcext:value-type="string">
            <text:p>EDITAL 05/2014 - REITORIA/IFRN</text:p>
          </table:table-cell>
          <table:table-cell table:style-name="ce1" office:value-type="string" calcext:value-type="string">
            <text:p>Prova de desempenho</text:p>
          </table:table-cell>
          <table:table-cell table:style-name="ce1" office:value-type="string" calcext:value-type="string">
            <text:p>Matemática - Dedicação Exclusiva</text:p>
          </table:table-cell>
          <table:table-cell table:style-name="ce1" office:value-type="string" calcext:value-type="string">
            <text:p>25690-0</text:p>
          </table:table-cell>
          <table:table-cell table:style-name="ce1" office:value-type="string" calcext:value-type="string">
            <text:p>RICARDO DE CARVALHO OLIVEIRA</text:p>
          </table:table-cell>
          <table:table-cell table:style-name="ce1" office:value-type="string" calcext:value-type="string">
            <text:p>85.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3.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80.0</text:p>
          </table:table-cell>
          <table:table-cell table:style-name="ce1" office:value-type="string" calcext:value-type="string">
            <text:p>-</text:p>
          </table:table-cell>
          <table:table-cell table:style-name="ce1" office:value-type="string" calcext:value-type="string">
            <text:p>8.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30.0</text:p>
          </table:table-cell>
          <table:table-cell table:style-name="ce1" office:value-type="string" calcext:value-type="string">
            <text:p>-</text:p>
          </table:table-cell>
          <table:table-cell table:style-name="ce1" office:value-type="string" calcext:value-type="string">
            <text:p>10.0</text:p>
          </table:table-cell>
          <table:table-cell table:style-name="ce1" office:value-type="string" calcext:value-type="string">
            <text:p>-</text:p>
          </table:table-cell>
          <table:table-cell table:style-name="ce1" office:value-type="string" calcext:value-type="string">
            <text:p>84.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office:value-type="string" calcext:value-type="string">
            <text:p>34.0</text:p>
          </table:table-cell>
          <table:table-cell table:style-name="ce1" office:value-type="string" calcext:value-type="string">
            <text:p>-</text:p>
          </table:table-cell>
          <table:table-cell table:style-name="ce1" office:value-type="string" calcext:value-type="string">
            <text:p>32.0</text:p>
          </table:table-cell>
          <table:table-cell table:style-name="ce1" office:value-type="string" calcext:value-type="string">
            <text:p>-</text:p>
          </table:table-cell>
          <table:table-cell table:style-name="ce1" office:value-type="string" calcext:value-type="string">
            <text:p>9.0</text:p>
          </table:table-cell>
          <table:table-cell table:style-name="ce1" office:value-type="string" calcext:value-type="string">
            <text:p>-</text:p>
          </table:table-cell>
          <table:table-cell table:style-name="ce1" table:number-columns-repeated="2"/>
        </table:table-row>
        <table:table-row table:style-name="ro1" table:number-rows-repeated="1048276">
          <table:table-cell table:number-columns-repeated="38"/>
        </table:table-row>
        <table:table-row table:style-name="ro1">
          <table:table-cell table:number-columns-repeated="38"/>
        </table:table-row>
      </table:table>
      <table:named-expressions/>
      <table:database-ranges>
        <table:database-range table:name="__Anonymous_Sheet_DB__0" table:target-range-address="planilha1.A1:planilha1.AL299" table:display-filter-buttons="true">
          <table:filter>
            <table:filter-and>
              <table:filter-condition table:field-number="36" table:data-type="number" table:value="67" table:operator="!empty"/>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254cm" fo:margin-bottom="0.254cm" fo:margin-left="0.762cm" fo:margin-right="0.762cm" style:print-page-order="ltr" style:scale-to="100%" style:table-centering="horizontal" style:writing-mode="lr-tb"/>
      <style:header-style>
        <style:header-footer-properties fo:min-height="0.75cm" fo:margin-left="1.138cm" fo:margin-right="1.138cm" fo:margin-bottom="0.942cm"/>
      </style:header-style>
      <style:footer-style>
        <style:header-footer-properties fo:min-height="0.75cm" fo:margin-left="1.138cm" fo:margin-right="1.138cm" fo:margin-top="0.333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lanilha1" style:display-name="PageStyle_planilha1" style:page-layout-name="Mpm3">
      <style:header>
        <text:p><text:span text:style-name="MT1"><text:page-number>1</text:page-number></text:span></text:p>
      </style:header>
      <style:header-left style:display="false">
        <text:p><text:span text:style-name="MT1"><text:page-number>1</text:page-number></text:span></text:p>
      </style:header-left>
      <style:footer>
        <text:p><text:span text:style-name="MT1"><text:file-name text:display="name-and-extension">???</text:file-name></text:span></text:p>
      </style:footer>
      <style:footer-left style:display="false">
        <text:p><text:span text:style-name="MT1"><text:file-name text:display="name-and-extension">???</text:file-nam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3T08:08:50.660212129</meta:creation-date>
    <meta:generator>LibreOffice/4.2.3.3$Linux_X86_64 LibreOffice_project/420m0$Build-3</meta:generator>
    <dc:date>2014-06-13T08:15:42.987079858</dc:date>
    <meta:editing-duration>P0D</meta:editing-duration>
    <meta:editing-cycles>1</meta:editing-cycles>
    <meta:document-statistic meta:table-count="1" meta:cell-count="10844" meta:object-count="0"/>
  </office:meta>
</office:document-meta>
</file>